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5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air.a</text:p>
          </table:table-cell>
          <table:table-cell office:value-type="string" calcext:value-type="string">
            <text:p>pair.b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rg/ba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 BITAND(BITRSHIFT([.D2]; 8); 255)" office:value-type="float" office:value="0" calcext:value-type="float">
            <text:p>0</text:p>
          </table:table-cell>
          <table:table-cell table:formula="of:=BITAND([.D2]; 255)" office:value-type="float" office:value="0" calcext:value-type="float">
            <text:p>0</text:p>
          </table:table-cell>
          <table:table-cell table:style-name="ce6" table:formula="of:= INT(65535 * ([.A2] - [.$G$2]) / ([.$G$3]-[.$G$2]))" office:value-type="float" office:value="0" calcext:value-type="float">
            <text:p>0</text:p>
          </table:table-cell>
          <table:table-cell table:formula="of:=COM.MICROSOFT.CONCAT(ROUND([.B2]/255; 4); &quot;,&quot;; ROUND([.C2]/255; 4))" office:value-type="string" office:string-value="0,0" calcext:value-type="string">
            <text:p>0,0</text:p>
          </table:table-cell>
          <table:table-cell office:value-type="string" calcext:value-type="string">
            <text:p>xmin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table:formula="of:= BITAND(BITRSHIFT([.D3]; 8); 255)" office:value-type="float" office:value="0" calcext:value-type="float">
            <text:p>0</text:p>
          </table:table-cell>
          <table:table-cell table:formula="of:=BITAND([.D3]; 255)" office:value-type="float" office:value="12" calcext:value-type="float">
            <text:p>12</text:p>
          </table:table-cell>
          <table:table-cell table:style-name="ce6" table:formula="of:= INT(65535 * ([.A3] - [.$G$2]) / ([.$G$3]-[.$G$2]))" office:value-type="float" office:value="12" calcext:value-type="float">
            <text:p>12</text:p>
          </table:table-cell>
          <table:table-cell table:formula="of:=COM.MICROSOFT.CONCAT(ROUND([.B3]/255; 4); &quot;,&quot;; ROUND([.C3]/255; 4))" office:value-type="string" office:string-value="0,0.0471" calcext:value-type="string">
            <text:p>0,0.0471</text:p>
          </table:table-cell>
          <table:table-cell office:value-type="string" calcext:value-type="string">
            <text:p>xmax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table:formula="of:= BITAND(BITRSHIFT([.D4]; 8); 255)" office:value-type="float" office:value="0" calcext:value-type="float">
            <text:p>0</text:p>
          </table:table-cell>
          <table:table-cell table:formula="of:=BITAND([.D4]; 255)" office:value-type="float" office:value="24" calcext:value-type="float">
            <text:p>24</text:p>
          </table:table-cell>
          <table:table-cell table:style-name="ce6" table:formula="of:= INT(65535 * ([.A4] - [.$G$2]) / ([.$G$3]-[.$G$2]))" office:value-type="float" office:value="24" calcext:value-type="float">
            <text:p>24</text:p>
          </table:table-cell>
          <table:table-cell table:formula="of:=COM.MICROSOFT.CONCAT(ROUND([.B4]/255; 4); &quot;,&quot;; ROUND([.C4]/255; 4))" office:value-type="string" office:string-value="0,0.0941" calcext:value-type="string">
            <text:p>0,0.0941</text:p>
          </table:table-cell>
          <table:table-cell table:number-columns-repeated="2"/>
        </table:table-row>
        <table:table-row table:style-name="ro1">
          <table:table-cell office:value-type="float" office:value="-9.4" calcext:value-type="float">
            <text:p>-9.4</text:p>
          </table:table-cell>
          <table:table-cell table:formula="of:= BITAND(BITRSHIFT([.D5]; 8); 255)" office:value-type="float" office:value="0" calcext:value-type="float">
            <text:p>0</text:p>
          </table:table-cell>
          <table:table-cell table:formula="of:=BITAND([.D5]; 255)" office:value-type="float" office:value="36" calcext:value-type="float">
            <text:p>36</text:p>
          </table:table-cell>
          <table:table-cell table:style-name="ce6" table:formula="of:= INT(65535 * ([.A5] - [.$G$2]) / ([.$G$3]-[.$G$2]))" office:value-type="float" office:value="36" calcext:value-type="float">
            <text:p>36</text:p>
          </table:table-cell>
          <table:table-cell table:formula="of:=COM.MICROSOFT.CONCAT(ROUND([.B5]/255; 4); &quot;,&quot;; ROUND([.C5]/255; 4))" office:value-type="string" office:string-value="0,0.1412" calcext:value-type="string">
            <text:p>0,0.1412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table:formula="of:= BITAND(BITRSHIFT([.D6]; 8); 255)" office:value-type="float" office:value="0" calcext:value-type="float">
            <text:p>0</text:p>
          </table:table-cell>
          <table:table-cell table:formula="of:=BITAND([.D6]; 255)" office:value-type="float" office:value="48" calcext:value-type="float">
            <text:p>48</text:p>
          </table:table-cell>
          <table:table-cell table:style-name="ce6" table:formula="of:= INT(65535 * ([.A6] - [.$G$2]) / ([.$G$3]-[.$G$2]))" office:value-type="float" office:value="48" calcext:value-type="float">
            <text:p>48</text:p>
          </table:table-cell>
          <table:table-cell table:formula="of:=COM.MICROSOFT.CONCAT(ROUND([.B6]/255; 4); &quot;,&quot;; ROUND([.C6]/255; 4))" office:value-type="string" office:string-value="0,0.1882" calcext:value-type="string">
            <text:p>0,0.1882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 BITAND(BITRSHIFT([.D7]; 8); 255)" office:value-type="float" office:value="0" calcext:value-type="float">
            <text:p>0</text:p>
          </table:table-cell>
          <table:table-cell table:formula="of:=BITAND([.D7]; 255)" office:value-type="float" office:value="60" calcext:value-type="float">
            <text:p>60</text:p>
          </table:table-cell>
          <table:table-cell table:style-name="ce6" table:formula="of:= INT(65535 * ([.A7] - [.$G$2]) / ([.$G$3]-[.$G$2]))" office:value-type="float" office:value="60" calcext:value-type="float">
            <text:p>60</text:p>
          </table:table-cell>
          <table:table-cell table:formula="of:=COM.MICROSOFT.CONCAT(ROUND([.B7]/255; 4); &quot;,&quot;; ROUND([.C7]/255; 4))" office:value-type="string" office:string-value="0,0.2353" calcext:value-type="string">
            <text:p>0,0.2353</text:p>
          </table:table-cell>
          <table:table-cell table:number-columns-repeated="2"/>
        </table:table-row>
        <table:table-row table:style-name="ro1">
          <table:table-cell office:value-type="float" office:value="-8.8" calcext:value-type="float">
            <text:p>-8.8</text:p>
          </table:table-cell>
          <table:table-cell table:formula="of:= BITAND(BITRSHIFT([.D8]; 8); 255)" office:value-type="float" office:value="0" calcext:value-type="float">
            <text:p>0</text:p>
          </table:table-cell>
          <table:table-cell table:formula="of:=BITAND([.D8]; 255)" office:value-type="float" office:value="72" calcext:value-type="float">
            <text:p>72</text:p>
          </table:table-cell>
          <table:table-cell table:style-name="ce6" table:formula="of:= INT(65535 * ([.A8] - [.$G$2]) / ([.$G$3]-[.$G$2]))" office:value-type="float" office:value="72" calcext:value-type="float">
            <text:p>72</text:p>
          </table:table-cell>
          <table:table-cell table:formula="of:=COM.MICROSOFT.CONCAT(ROUND([.B8]/255; 4); &quot;,&quot;; ROUND([.C8]/255; 4))" office:value-type="string" office:string-value="0,0.2824" calcext:value-type="string">
            <text:p>0,0.2824</text:p>
          </table:table-cell>
          <table:table-cell table:number-columns-repeated="2"/>
        </table:table-row>
        <table:table-row table:style-name="ro1">
          <table:table-cell office:value-type="float" office:value="-8.6" calcext:value-type="float">
            <text:p>-8.6</text:p>
          </table:table-cell>
          <table:table-cell table:formula="of:= BITAND(BITRSHIFT([.D9]; 8); 255)" office:value-type="float" office:value="0" calcext:value-type="float">
            <text:p>0</text:p>
          </table:table-cell>
          <table:table-cell table:formula="of:=BITAND([.D9]; 255)" office:value-type="float" office:value="85" calcext:value-type="float">
            <text:p>85</text:p>
          </table:table-cell>
          <table:table-cell table:style-name="ce6" table:formula="of:= INT(65535 * ([.A9] - [.$G$2]) / ([.$G$3]-[.$G$2]))" office:value-type="float" office:value="85" calcext:value-type="float">
            <text:p>85</text:p>
          </table:table-cell>
          <table:table-cell table:formula="of:=COM.MICROSOFT.CONCAT(ROUND([.B9]/255; 4); &quot;,&quot;; ROUND([.C9]/255; 4))" office:value-type="string" office:string-value="0,0.3333" calcext:value-type="string">
            <text:p>0,0.3333</text:p>
          </table:table-cell>
          <table:table-cell table:number-columns-repeated="2"/>
        </table:table-row>
        <table:table-row table:style-name="ro1">
          <table:table-cell office:value-type="float" office:value="-8.4" calcext:value-type="float">
            <text:p>-8.4</text:p>
          </table:table-cell>
          <table:table-cell table:formula="of:= BITAND(BITRSHIFT([.D10]; 8); 255)" office:value-type="float" office:value="0" calcext:value-type="float">
            <text:p>0</text:p>
          </table:table-cell>
          <table:table-cell table:formula="of:=BITAND([.D10]; 255)" office:value-type="float" office:value="97" calcext:value-type="float">
            <text:p>97</text:p>
          </table:table-cell>
          <table:table-cell table:style-name="ce6" table:formula="of:= INT(65535 * ([.A10] - [.$G$2]) / ([.$G$3]-[.$G$2]))" office:value-type="float" office:value="97" calcext:value-type="float">
            <text:p>97</text:p>
          </table:table-cell>
          <table:table-cell table:formula="of:=COM.MICROSOFT.CONCAT(ROUND([.B10]/255; 4); &quot;,&quot;; ROUND([.C10]/255; 4))" office:value-type="string" office:string-value="0,0.3804" calcext:value-type="string">
            <text:p>0,0.3804</text:p>
          </table:table-cell>
          <table:table-cell table:number-columns-repeated="2"/>
        </table:table-row>
        <table:table-row table:style-name="ro1">
          <table:table-cell office:value-type="float" office:value="-8.2" calcext:value-type="float">
            <text:p>-8.2</text:p>
          </table:table-cell>
          <table:table-cell table:formula="of:= BITAND(BITRSHIFT([.D11]; 8); 255)" office:value-type="float" office:value="0" calcext:value-type="float">
            <text:p>0</text:p>
          </table:table-cell>
          <table:table-cell table:formula="of:=BITAND([.D11]; 255)" office:value-type="float" office:value="109" calcext:value-type="float">
            <text:p>109</text:p>
          </table:table-cell>
          <table:table-cell table:style-name="ce6" table:formula="of:= INT(65535 * ([.A11] - [.$G$2]) / ([.$G$3]-[.$G$2]))" office:value-type="float" office:value="109" calcext:value-type="float">
            <text:p>109</text:p>
          </table:table-cell>
          <table:table-cell table:formula="of:=COM.MICROSOFT.CONCAT(ROUND([.B11]/255; 4); &quot;,&quot;; ROUND([.C11]/255; 4))" office:value-type="string" office:string-value="0,0.4275" calcext:value-type="string">
            <text:p>0,0.4275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3" table:formula="of:= BITAND(BITRSHIFT([.D12]; 8); 255)" office:value-type="float" office:value="0" calcext:value-type="float">
            <text:p>0</text:p>
          </table:table-cell>
          <table:table-cell table:style-name="ce3" table:formula="of:=BITAND([.D12]; 255)" office:value-type="float" office:value="121" calcext:value-type="float">
            <text:p>121</text:p>
          </table:table-cell>
          <table:table-cell table:style-name="ce7" table:formula="of:= INT(65535 * ([.A12] - [.$G$2]) / ([.$G$3]-[.$G$2]))" office:value-type="float" office:value="121" calcext:value-type="float">
            <text:p>121</text:p>
          </table:table-cell>
          <table:table-cell table:formula="of:=COM.MICROSOFT.CONCAT(ROUND([.B12]/255; 4); &quot;,&quot;; ROUND([.C12]/255; 4))" office:value-type="string" office:string-value="0,0.4745" calcext:value-type="string">
            <text:p>0,0.4745</text:p>
          </table:table-cell>
          <table:table-cell table:number-columns-repeated="2"/>
        </table:table-row>
        <table:table-row table:style-name="ro1">
          <table:table-cell office:value-type="float" office:value="-7.8" calcext:value-type="float">
            <text:p>-7.8</text:p>
          </table:table-cell>
          <table:table-cell table:formula="of:= BITAND(BITRSHIFT([.D13]; 8); 255)" office:value-type="float" office:value="0" calcext:value-type="float">
            <text:p>0</text:p>
          </table:table-cell>
          <table:table-cell table:formula="of:=BITAND([.D13]; 255)" office:value-type="float" office:value="133" calcext:value-type="float">
            <text:p>133</text:p>
          </table:table-cell>
          <table:table-cell table:style-name="ce6" table:formula="of:= INT(65535 * ([.A13] - [.$G$2]) / ([.$G$3]-[.$G$2]))" office:value-type="float" office:value="133" calcext:value-type="float">
            <text:p>133</text:p>
          </table:table-cell>
          <table:table-cell table:formula="of:=COM.MICROSOFT.CONCAT(ROUND([.B13]/255; 4); &quot;,&quot;; ROUND([.C13]/255; 4))" office:value-type="string" office:string-value="0,0.5216" calcext:value-type="string">
            <text:p>0,0.5216</text:p>
          </table:table-cell>
          <table:table-cell table:number-columns-repeated="2"/>
        </table:table-row>
        <table:table-row table:style-name="ro1">
          <table:table-cell office:value-type="float" office:value="-7.6" calcext:value-type="float">
            <text:p>-7.6</text:p>
          </table:table-cell>
          <table:table-cell table:formula="of:= BITAND(BITRSHIFT([.D14]; 8); 255)" office:value-type="float" office:value="0" calcext:value-type="float">
            <text:p>0</text:p>
          </table:table-cell>
          <table:table-cell table:formula="of:=BITAND([.D14]; 255)" office:value-type="float" office:value="145" calcext:value-type="float">
            <text:p>145</text:p>
          </table:table-cell>
          <table:table-cell table:style-name="ce6" table:formula="of:= INT(65535 * ([.A14] - [.$G$2]) / ([.$G$3]-[.$G$2]))" office:value-type="float" office:value="145" calcext:value-type="float">
            <text:p>145</text:p>
          </table:table-cell>
          <table:table-cell table:formula="of:=COM.MICROSOFT.CONCAT(ROUND([.B14]/255; 4); &quot;,&quot;; ROUND([.C14]/255; 4))" office:value-type="string" office:string-value="0,0.5686" calcext:value-type="string">
            <text:p>0,0.5686</text:p>
          </table:table-cell>
          <table:table-cell table:number-columns-repeated="2"/>
        </table:table-row>
        <table:table-row table:style-name="ro1">
          <table:table-cell office:value-type="float" office:value="-7.4" calcext:value-type="float">
            <text:p>-7.4</text:p>
          </table:table-cell>
          <table:table-cell table:formula="of:= BITAND(BITRSHIFT([.D15]; 8); 255)" office:value-type="float" office:value="0" calcext:value-type="float">
            <text:p>0</text:p>
          </table:table-cell>
          <table:table-cell table:formula="of:=BITAND([.D15]; 255)" office:value-type="float" office:value="158" calcext:value-type="float">
            <text:p>158</text:p>
          </table:table-cell>
          <table:table-cell table:style-name="ce6" table:formula="of:= INT(65535 * ([.A15] - [.$G$2]) / ([.$G$3]-[.$G$2]))" office:value-type="float" office:value="158" calcext:value-type="float">
            <text:p>158</text:p>
          </table:table-cell>
          <table:table-cell table:formula="of:=COM.MICROSOFT.CONCAT(ROUND([.B15]/255; 4); &quot;,&quot;; ROUND([.C15]/255; 4))" office:value-type="string" office:string-value="0,0.6196" calcext:value-type="string">
            <text:p>0,0.6196</text:p>
          </table:table-cell>
          <table:table-cell table:number-columns-repeated="2"/>
        </table:table-row>
        <table:table-row table:style-name="ro1">
          <table:table-cell office:value-type="float" office:value="-7.2" calcext:value-type="float">
            <text:p>-7.2</text:p>
          </table:table-cell>
          <table:table-cell table:formula="of:= BITAND(BITRSHIFT([.D16]; 8); 255)" office:value-type="float" office:value="0" calcext:value-type="float">
            <text:p>0</text:p>
          </table:table-cell>
          <table:table-cell table:formula="of:=BITAND([.D16]; 255)" office:value-type="float" office:value="170" calcext:value-type="float">
            <text:p>170</text:p>
          </table:table-cell>
          <table:table-cell table:style-name="ce6" table:formula="of:= INT(65535 * ([.A16] - [.$G$2]) / ([.$G$3]-[.$G$2]))" office:value-type="float" office:value="170" calcext:value-type="float">
            <text:p>170</text:p>
          </table:table-cell>
          <table:table-cell table:formula="of:=COM.MICROSOFT.CONCAT(ROUND([.B16]/255; 4); &quot;,&quot;; ROUND([.C16]/255; 4))" office:value-type="string" office:string-value="0,0.6667" calcext:value-type="string">
            <text:p>0,0.6667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 BITAND(BITRSHIFT([.D17]; 8); 255)" office:value-type="float" office:value="0" calcext:value-type="float">
            <text:p>0</text:p>
          </table:table-cell>
          <table:table-cell table:formula="of:=BITAND([.D17]; 255)" office:value-type="float" office:value="182" calcext:value-type="float">
            <text:p>182</text:p>
          </table:table-cell>
          <table:table-cell table:style-name="ce6" table:formula="of:= INT(65535 * ([.A17] - [.$G$2]) / ([.$G$3]-[.$G$2]))" office:value-type="float" office:value="182" calcext:value-type="float">
            <text:p>182</text:p>
          </table:table-cell>
          <table:table-cell table:formula="of:=COM.MICROSOFT.CONCAT(ROUND([.B17]/255; 4); &quot;,&quot;; ROUND([.C17]/255; 4))" office:value-type="string" office:string-value="0,0.7137" calcext:value-type="string">
            <text:p>0,0.7137</text:p>
          </table:table-cell>
          <table:table-cell table:number-columns-repeated="2"/>
        </table:table-row>
        <table:table-row table:style-name="ro1">
          <table:table-cell office:value-type="float" office:value="-6.8" calcext:value-type="float">
            <text:p>-6.8</text:p>
          </table:table-cell>
          <table:table-cell table:formula="of:= BITAND(BITRSHIFT([.D18]; 8); 255)" office:value-type="float" office:value="0" calcext:value-type="float">
            <text:p>0</text:p>
          </table:table-cell>
          <table:table-cell table:formula="of:=BITAND([.D18]; 255)" office:value-type="float" office:value="194" calcext:value-type="float">
            <text:p>194</text:p>
          </table:table-cell>
          <table:table-cell table:style-name="ce6" table:formula="of:= INT(65535 * ([.A18] - [.$G$2]) / ([.$G$3]-[.$G$2]))" office:value-type="float" office:value="194" calcext:value-type="float">
            <text:p>194</text:p>
          </table:table-cell>
          <table:table-cell table:formula="of:=COM.MICROSOFT.CONCAT(ROUND([.B18]/255; 4); &quot;,&quot;; ROUND([.C18]/255; 4))" office:value-type="string" office:string-value="0,0.7608" calcext:value-type="string">
            <text:p>0,0.7608</text:p>
          </table:table-cell>
          <table:table-cell table:number-columns-repeated="2"/>
        </table:table-row>
        <table:table-row table:style-name="ro1">
          <table:table-cell office:value-type="float" office:value="-6.6" calcext:value-type="float">
            <text:p>-6.6</text:p>
          </table:table-cell>
          <table:table-cell table:formula="of:= BITAND(BITRSHIFT([.D19]; 8); 255)" office:value-type="float" office:value="0" calcext:value-type="float">
            <text:p>0</text:p>
          </table:table-cell>
          <table:table-cell table:formula="of:=BITAND([.D19]; 255)" office:value-type="float" office:value="206" calcext:value-type="float">
            <text:p>206</text:p>
          </table:table-cell>
          <table:table-cell table:style-name="ce6" table:formula="of:= INT(65535 * ([.A19] - [.$G$2]) / ([.$G$3]-[.$G$2]))" office:value-type="float" office:value="206" calcext:value-type="float">
            <text:p>206</text:p>
          </table:table-cell>
          <table:table-cell table:formula="of:=COM.MICROSOFT.CONCAT(ROUND([.B19]/255; 4); &quot;,&quot;; ROUND([.C19]/255; 4))" office:value-type="string" office:string-value="0,0.8078" calcext:value-type="string">
            <text:p>0,0.8078</text:p>
          </table:table-cell>
          <table:table-cell table:number-columns-repeated="2"/>
        </table:table-row>
        <table:table-row table:style-name="ro1">
          <table:table-cell office:value-type="float" office:value="-6.4" calcext:value-type="float">
            <text:p>-6.4</text:p>
          </table:table-cell>
          <table:table-cell table:formula="of:= BITAND(BITRSHIFT([.D20]; 8); 255)" office:value-type="float" office:value="0" calcext:value-type="float">
            <text:p>0</text:p>
          </table:table-cell>
          <table:table-cell table:formula="of:=BITAND([.D20]; 255)" office:value-type="float" office:value="218" calcext:value-type="float">
            <text:p>218</text:p>
          </table:table-cell>
          <table:table-cell table:style-name="ce6" table:formula="of:= INT(65535 * ([.A20] - [.$G$2]) / ([.$G$3]-[.$G$2]))" office:value-type="float" office:value="218" calcext:value-type="float">
            <text:p>218</text:p>
          </table:table-cell>
          <table:table-cell table:formula="of:=COM.MICROSOFT.CONCAT(ROUND([.B20]/255; 4); &quot;,&quot;; ROUND([.C20]/255; 4))" office:value-type="string" office:string-value="0,0.8549" calcext:value-type="string">
            <text:p>0,0.8549</text:p>
          </table:table-cell>
          <table:table-cell table:number-columns-repeated="2"/>
        </table:table-row>
        <table:table-row table:style-name="ro1">
          <table:table-cell office:value-type="float" office:value="-6.2" calcext:value-type="float">
            <text:p>-6.2</text:p>
          </table:table-cell>
          <table:table-cell table:formula="of:= BITAND(BITRSHIFT([.D21]; 8); 255)" office:value-type="float" office:value="0" calcext:value-type="float">
            <text:p>0</text:p>
          </table:table-cell>
          <table:table-cell table:formula="of:=BITAND([.D21]; 255)" office:value-type="float" office:value="231" calcext:value-type="float">
            <text:p>231</text:p>
          </table:table-cell>
          <table:table-cell table:style-name="ce6" table:formula="of:= INT(65535 * ([.A21] - [.$G$2]) / ([.$G$3]-[.$G$2]))" office:value-type="float" office:value="231" calcext:value-type="float">
            <text:p>231</text:p>
          </table:table-cell>
          <table:table-cell table:formula="of:=COM.MICROSOFT.CONCAT(ROUND([.B21]/255; 4); &quot;,&quot;; ROUND([.C21]/255; 4))" office:value-type="string" office:string-value="0,0.9059" calcext:value-type="string">
            <text:p>0,0.9059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 BITAND(BITRSHIFT([.D22]; 8); 255)" office:value-type="float" office:value="0" calcext:value-type="float">
            <text:p>0</text:p>
          </table:table-cell>
          <table:table-cell table:formula="of:=BITAND([.D22]; 255)" office:value-type="float" office:value="243" calcext:value-type="float">
            <text:p>243</text:p>
          </table:table-cell>
          <table:table-cell table:style-name="ce6" table:formula="of:= INT(65535 * ([.A22] - [.$G$2]) / ([.$G$3]-[.$G$2]))" office:value-type="float" office:value="243" calcext:value-type="float">
            <text:p>243</text:p>
          </table:table-cell>
          <table:table-cell table:formula="of:=COM.MICROSOFT.CONCAT(ROUND([.B22]/255; 4); &quot;,&quot;; ROUND([.C22]/255; 4))" office:value-type="string" office:string-value="0,0.9529" calcext:value-type="string">
            <text:p>0,0.9529</text:p>
          </table:table-cell>
          <table:table-cell table:number-columns-repeated="2"/>
        </table:table-row>
        <table:table-row table:style-name="ro1">
          <table:table-cell office:value-type="float" office:value="-5.8" calcext:value-type="float">
            <text:p>-5.8</text:p>
          </table:table-cell>
          <table:table-cell table:formula="of:= BITAND(BITRSHIFT([.D23]; 8); 255)" office:value-type="float" office:value="0" calcext:value-type="float">
            <text:p>0</text:p>
          </table:table-cell>
          <table:table-cell table:formula="of:=BITAND([.D23]; 255)" office:value-type="float" office:value="255" calcext:value-type="float">
            <text:p>255</text:p>
          </table:table-cell>
          <table:table-cell table:style-name="ce6" table:formula="of:= INT(65535 * ([.A23] - [.$G$2]) / ([.$G$3]-[.$G$2]))" office:value-type="float" office:value="255" calcext:value-type="float">
            <text:p>255</text:p>
          </table:table-cell>
          <table:table-cell table:formula="of:=COM.MICROSOFT.CONCAT(ROUND([.B23]/255; 4); &quot;,&quot;; ROUND([.C23]/255; 4))" office:value-type="string" office:string-value="0,1" calcext:value-type="string">
            <text:p>0,1</text:p>
          </table:table-cell>
          <table:table-cell table:number-columns-repeated="2"/>
        </table:table-row>
        <table:table-row table:style-name="ro1">
          <table:table-cell office:value-type="float" office:value="-5.6" calcext:value-type="float">
            <text:p>-5.6</text:p>
          </table:table-cell>
          <table:table-cell table:formula="of:= BITAND(BITRSHIFT([.D24]; 8); 255)" office:value-type="float" office:value="1" calcext:value-type="float">
            <text:p>1</text:p>
          </table:table-cell>
          <table:table-cell table:formula="of:=BITAND([.D24]; 255)" office:value-type="float" office:value="11" calcext:value-type="float">
            <text:p>11</text:p>
          </table:table-cell>
          <table:table-cell table:style-name="ce6" table:formula="of:= INT(65535 * ([.A24] - [.$G$2]) / ([.$G$3]-[.$G$2]))" office:value-type="float" office:value="267" calcext:value-type="float">
            <text:p>267</text:p>
          </table:table-cell>
          <table:table-cell table:formula="of:=COM.MICROSOFT.CONCAT(ROUND([.B24]/255; 4); &quot;,&quot;; ROUND([.C24]/255; 4))" office:value-type="string" office:string-value="0.0039,0.0431" calcext:value-type="string">
            <text:p>0.0039,0.0431</text:p>
          </table:table-cell>
          <table:table-cell table:number-columns-repeated="2"/>
        </table:table-row>
        <table:table-row table:style-name="ro1">
          <table:table-cell office:value-type="float" office:value="-5.4" calcext:value-type="float">
            <text:p>-5.4</text:p>
          </table:table-cell>
          <table:table-cell table:formula="of:= BITAND(BITRSHIFT([.D25]; 8); 255)" office:value-type="float" office:value="1" calcext:value-type="float">
            <text:p>1</text:p>
          </table:table-cell>
          <table:table-cell table:formula="of:=BITAND([.D25]; 255)" office:value-type="float" office:value="23" calcext:value-type="float">
            <text:p>23</text:p>
          </table:table-cell>
          <table:table-cell table:style-name="ce6" table:formula="of:= INT(65535 * ([.A25] - [.$G$2]) / ([.$G$3]-[.$G$2]))" office:value-type="float" office:value="279" calcext:value-type="float">
            <text:p>279</text:p>
          </table:table-cell>
          <table:table-cell table:formula="of:=COM.MICROSOFT.CONCAT(ROUND([.B25]/255; 4); &quot;,&quot;; ROUND([.C25]/255; 4))" office:value-type="string" office:string-value="0.0039,0.0902" calcext:value-type="string">
            <text:p>0.0039,0.0902</text:p>
          </table:table-cell>
          <table:table-cell table:number-columns-repeated="2"/>
        </table:table-row>
        <table:table-row table:style-name="ro1">
          <table:table-cell office:value-type="float" office:value="-5.2" calcext:value-type="float">
            <text:p>-5.2</text:p>
          </table:table-cell>
          <table:table-cell table:formula="of:= BITAND(BITRSHIFT([.D26]; 8); 255)" office:value-type="float" office:value="1" calcext:value-type="float">
            <text:p>1</text:p>
          </table:table-cell>
          <table:table-cell table:formula="of:=BITAND([.D26]; 255)" office:value-type="float" office:value="35" calcext:value-type="float">
            <text:p>35</text:p>
          </table:table-cell>
          <table:table-cell table:style-name="ce6" table:formula="of:= INT(65535 * ([.A26] - [.$G$2]) / ([.$G$3]-[.$G$2]))" office:value-type="float" office:value="291" calcext:value-type="float">
            <text:p>291</text:p>
          </table:table-cell>
          <table:table-cell table:formula="of:=COM.MICROSOFT.CONCAT(ROUND([.B26]/255; 4); &quot;,&quot;; ROUND([.C26]/255; 4))" office:value-type="string" office:string-value="0.0039,0.1373" calcext:value-type="string">
            <text:p>0.0039,0.1373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 BITAND(BITRSHIFT([.D27]; 8); 255)" office:value-type="float" office:value="1" calcext:value-type="float">
            <text:p>1</text:p>
          </table:table-cell>
          <table:table-cell table:formula="of:=BITAND([.D27]; 255)" office:value-type="float" office:value="47" calcext:value-type="float">
            <text:p>47</text:p>
          </table:table-cell>
          <table:table-cell table:style-name="ce6" table:formula="of:= INT(65535 * ([.A27] - [.$G$2]) / ([.$G$3]-[.$G$2]))" office:value-type="float" office:value="303" calcext:value-type="float">
            <text:p>303</text:p>
          </table:table-cell>
          <table:table-cell table:formula="of:=COM.MICROSOFT.CONCAT(ROUND([.B27]/255; 4); &quot;,&quot;; ROUND([.C27]/255; 4))" office:value-type="string" office:string-value="0.0039,0.1843" calcext:value-type="string">
            <text:p>0.0039,0.1843</text:p>
          </table:table-cell>
          <table:table-cell table:number-columns-repeated="2"/>
        </table:table-row>
        <table:table-row table:style-name="ro1">
          <table:table-cell office:value-type="float" office:value="-4.8" calcext:value-type="float">
            <text:p>-4.8</text:p>
          </table:table-cell>
          <table:table-cell table:formula="of:= BITAND(BITRSHIFT([.D28]; 8); 255)" office:value-type="float" office:value="1" calcext:value-type="float">
            <text:p>1</text:p>
          </table:table-cell>
          <table:table-cell table:formula="of:=BITAND([.D28]; 255)" office:value-type="float" office:value="60" calcext:value-type="float">
            <text:p>60</text:p>
          </table:table-cell>
          <table:table-cell table:style-name="ce6" table:formula="of:= INT(65535 * ([.A28] - [.$G$2]) / ([.$G$3]-[.$G$2]))" office:value-type="float" office:value="316" calcext:value-type="float">
            <text:p>316</text:p>
          </table:table-cell>
          <table:table-cell table:formula="of:=COM.MICROSOFT.CONCAT(ROUND([.B28]/255; 4); &quot;,&quot;; ROUND([.C28]/255; 4))" office:value-type="string" office:string-value="0.0039,0.2353" calcext:value-type="string">
            <text:p>0.0039,0.2353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table:formula="of:= BITAND(BITRSHIFT([.D29]; 8); 255)" office:value-type="float" office:value="1" calcext:value-type="float">
            <text:p>1</text:p>
          </table:table-cell>
          <table:table-cell table:formula="of:=BITAND([.D29]; 255)" office:value-type="float" office:value="72" calcext:value-type="float">
            <text:p>72</text:p>
          </table:table-cell>
          <table:table-cell table:style-name="ce6" table:formula="of:= INT(65535 * ([.A29] - [.$G$2]) / ([.$G$3]-[.$G$2]))" office:value-type="float" office:value="328" calcext:value-type="float">
            <text:p>328</text:p>
          </table:table-cell>
          <table:table-cell table:formula="of:=COM.MICROSOFT.CONCAT(ROUND([.B29]/255; 4); &quot;,&quot;; ROUND([.C29]/255; 4))" office:value-type="string" office:string-value="0.0039,0.2824" calcext:value-type="string">
            <text:p>0.0039,0.2824</text:p>
          </table:table-cell>
          <table:table-cell table:number-columns-repeated="2"/>
        </table:table-row>
        <table:table-row table:style-name="ro1">
          <table:table-cell office:value-type="float" office:value="-4.4" calcext:value-type="float">
            <text:p>-4.4</text:p>
          </table:table-cell>
          <table:table-cell table:formula="of:= BITAND(BITRSHIFT([.D30]; 8); 255)" office:value-type="float" office:value="1" calcext:value-type="float">
            <text:p>1</text:p>
          </table:table-cell>
          <table:table-cell table:formula="of:=BITAND([.D30]; 255)" office:value-type="float" office:value="84" calcext:value-type="float">
            <text:p>84</text:p>
          </table:table-cell>
          <table:table-cell table:style-name="ce6" table:formula="of:= INT(65535 * ([.A30] - [.$G$2]) / ([.$G$3]-[.$G$2]))" office:value-type="float" office:value="340" calcext:value-type="float">
            <text:p>340</text:p>
          </table:table-cell>
          <table:table-cell table:formula="of:=COM.MICROSOFT.CONCAT(ROUND([.B30]/255; 4); &quot;,&quot;; ROUND([.C30]/255; 4))" office:value-type="string" office:string-value="0.0039,0.3294" calcext:value-type="string">
            <text:p>0.0039,0.3294</text:p>
          </table:table-cell>
          <table:table-cell table:number-columns-repeated="2"/>
        </table:table-row>
        <table:table-row table:style-name="ro1">
          <table:table-cell office:value-type="float" office:value="-4.2" calcext:value-type="float">
            <text:p>-4.2</text:p>
          </table:table-cell>
          <table:table-cell table:formula="of:= BITAND(BITRSHIFT([.D31]; 8); 255)" office:value-type="float" office:value="1" calcext:value-type="float">
            <text:p>1</text:p>
          </table:table-cell>
          <table:table-cell table:formula="of:=BITAND([.D31]; 255)" office:value-type="float" office:value="96" calcext:value-type="float">
            <text:p>96</text:p>
          </table:table-cell>
          <table:table-cell table:style-name="ce6" table:formula="of:= INT(65535 * ([.A31] - [.$G$2]) / ([.$G$3]-[.$G$2]))" office:value-type="float" office:value="352" calcext:value-type="float">
            <text:p>352</text:p>
          </table:table-cell>
          <table:table-cell table:formula="of:=COM.MICROSOFT.CONCAT(ROUND([.B31]/255; 4); &quot;,&quot;; ROUND([.C31]/255; 4))" office:value-type="string" office:string-value="0.0039,0.3765" calcext:value-type="string">
            <text:p>0.0039,0.3765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 BITAND(BITRSHIFT([.D32]; 8); 255)" office:value-type="float" office:value="1" calcext:value-type="float">
            <text:p>1</text:p>
          </table:table-cell>
          <table:table-cell table:formula="of:=BITAND([.D32]; 255)" office:value-type="float" office:value="108" calcext:value-type="float">
            <text:p>108</text:p>
          </table:table-cell>
          <table:table-cell table:style-name="ce6" table:formula="of:= INT(65535 * ([.A32] - [.$G$2]) / ([.$G$3]-[.$G$2]))" office:value-type="float" office:value="364" calcext:value-type="float">
            <text:p>364</text:p>
          </table:table-cell>
          <table:table-cell table:formula="of:=COM.MICROSOFT.CONCAT(ROUND([.B32]/255; 4); &quot;,&quot;; ROUND([.C32]/255; 4))" office:value-type="string" office:string-value="0.0039,0.4235" calcext:value-type="string">
            <text:p>0.0039,0.4235</text:p>
          </table:table-cell>
          <table:table-cell table:number-columns-repeated="2"/>
        </table:table-row>
        <table:table-row table:style-name="ro1">
          <table:table-cell office:value-type="float" office:value="-3.8" calcext:value-type="float">
            <text:p>-3.8</text:p>
          </table:table-cell>
          <table:table-cell table:formula="of:= BITAND(BITRSHIFT([.D33]; 8); 255)" office:value-type="float" office:value="1" calcext:value-type="float">
            <text:p>1</text:p>
          </table:table-cell>
          <table:table-cell table:formula="of:=BITAND([.D33]; 255)" office:value-type="float" office:value="120" calcext:value-type="float">
            <text:p>120</text:p>
          </table:table-cell>
          <table:table-cell table:style-name="ce6" table:formula="of:= INT(65535 * ([.A33] - [.$G$2]) / ([.$G$3]-[.$G$2]))" office:value-type="float" office:value="376" calcext:value-type="float">
            <text:p>376</text:p>
          </table:table-cell>
          <table:table-cell table:formula="of:=COM.MICROSOFT.CONCAT(ROUND([.B33]/255; 4); &quot;,&quot;; ROUND([.C33]/255; 4))" office:value-type="string" office:string-value="0.0039,0.4706" calcext:value-type="string">
            <text:p>0.0039,0.4706</text:p>
          </table:table-cell>
          <table:table-cell table:number-columns-repeated="2"/>
        </table:table-row>
        <table:table-row table:style-name="ro1">
          <table:table-cell office:value-type="float" office:value="-3.6" calcext:value-type="float">
            <text:p>-3.6</text:p>
          </table:table-cell>
          <table:table-cell table:formula="of:= BITAND(BITRSHIFT([.D34]; 8); 255)" office:value-type="float" office:value="1" calcext:value-type="float">
            <text:p>1</text:p>
          </table:table-cell>
          <table:table-cell table:formula="of:=BITAND([.D34]; 255)" office:value-type="float" office:value="133" calcext:value-type="float">
            <text:p>133</text:p>
          </table:table-cell>
          <table:table-cell table:style-name="ce6" table:formula="of:= INT(65535 * ([.A34] - [.$G$2]) / ([.$G$3]-[.$G$2]))" office:value-type="float" office:value="389" calcext:value-type="float">
            <text:p>389</text:p>
          </table:table-cell>
          <table:table-cell table:formula="of:=COM.MICROSOFT.CONCAT(ROUND([.B34]/255; 4); &quot;,&quot;; ROUND([.C34]/255; 4))" office:value-type="string" office:string-value="0.0039,0.5216" calcext:value-type="string">
            <text:p>0.0039,0.5216</text:p>
          </table:table-cell>
          <table:table-cell table:number-columns-repeated="2"/>
        </table:table-row>
        <table:table-row table:style-name="ro1">
          <table:table-cell office:value-type="float" office:value="-3.4" calcext:value-type="float">
            <text:p>-3.4</text:p>
          </table:table-cell>
          <table:table-cell table:formula="of:= BITAND(BITRSHIFT([.D35]; 8); 255)" office:value-type="float" office:value="1" calcext:value-type="float">
            <text:p>1</text:p>
          </table:table-cell>
          <table:table-cell table:formula="of:=BITAND([.D35]; 255)" office:value-type="float" office:value="145" calcext:value-type="float">
            <text:p>145</text:p>
          </table:table-cell>
          <table:table-cell table:style-name="ce6" table:formula="of:= INT(65535 * ([.A35] - [.$G$2]) / ([.$G$3]-[.$G$2]))" office:value-type="float" office:value="401" calcext:value-type="float">
            <text:p>401</text:p>
          </table:table-cell>
          <table:table-cell table:formula="of:=COM.MICROSOFT.CONCAT(ROUND([.B35]/255; 4); &quot;,&quot;; ROUND([.C35]/255; 4))" office:value-type="string" office:string-value="0.0039,0.5686" calcext:value-type="string">
            <text:p>0.0039,0.5686</text:p>
          </table:table-cell>
          <table:table-cell table:number-columns-repeated="2"/>
        </table:table-row>
        <table:table-row table:style-name="ro1">
          <table:table-cell office:value-type="float" office:value="-3.2" calcext:value-type="float">
            <text:p>-3.2</text:p>
          </table:table-cell>
          <table:table-cell table:formula="of:= BITAND(BITRSHIFT([.D36]; 8); 255)" office:value-type="float" office:value="1" calcext:value-type="float">
            <text:p>1</text:p>
          </table:table-cell>
          <table:table-cell table:formula="of:=BITAND([.D36]; 255)" office:value-type="float" office:value="157" calcext:value-type="float">
            <text:p>157</text:p>
          </table:table-cell>
          <table:table-cell table:style-name="ce6" table:formula="of:= INT(65535 * ([.A36] - [.$G$2]) / ([.$G$3]-[.$G$2]))" office:value-type="float" office:value="413" calcext:value-type="float">
            <text:p>413</text:p>
          </table:table-cell>
          <table:table-cell table:formula="of:=COM.MICROSOFT.CONCAT(ROUND([.B36]/255; 4); &quot;,&quot;; ROUND([.C36]/255; 4))" office:value-type="string" office:string-value="0.0039,0.6157" calcext:value-type="string">
            <text:p>0.0039,0.6157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 BITAND(BITRSHIFT([.D37]; 8); 255)" office:value-type="float" office:value="1" calcext:value-type="float">
            <text:p>1</text:p>
          </table:table-cell>
          <table:table-cell table:formula="of:=BITAND([.D37]; 255)" office:value-type="float" office:value="169" calcext:value-type="float">
            <text:p>169</text:p>
          </table:table-cell>
          <table:table-cell table:style-name="ce6" table:formula="of:= INT(65535 * ([.A37] - [.$G$2]) / ([.$G$3]-[.$G$2]))" office:value-type="float" office:value="425" calcext:value-type="float">
            <text:p>425</text:p>
          </table:table-cell>
          <table:table-cell table:formula="of:=COM.MICROSOFT.CONCAT(ROUND([.B37]/255; 4); &quot;,&quot;; ROUND([.C37]/255; 4))" office:value-type="string" office:string-value="0.0039,0.6627" calcext:value-type="string">
            <text:p>0.0039,0.6627</text:p>
          </table:table-cell>
          <table:table-cell table:number-columns-repeated="2"/>
        </table:table-row>
        <table:table-row table:style-name="ro1">
          <table:table-cell office:value-type="float" office:value="-2.8" calcext:value-type="float">
            <text:p>-2.8</text:p>
          </table:table-cell>
          <table:table-cell table:formula="of:= BITAND(BITRSHIFT([.D38]; 8); 255)" office:value-type="float" office:value="1" calcext:value-type="float">
            <text:p>1</text:p>
          </table:table-cell>
          <table:table-cell table:formula="of:=BITAND([.D38]; 255)" office:value-type="float" office:value="181" calcext:value-type="float">
            <text:p>181</text:p>
          </table:table-cell>
          <table:table-cell table:style-name="ce6" table:formula="of:= INT(65535 * ([.A38] - [.$G$2]) / ([.$G$3]-[.$G$2]))" office:value-type="float" office:value="437" calcext:value-type="float">
            <text:p>437</text:p>
          </table:table-cell>
          <table:table-cell table:formula="of:=COM.MICROSOFT.CONCAT(ROUND([.B38]/255; 4); &quot;,&quot;; ROUND([.C38]/255; 4))" office:value-type="string" office:string-value="0.0039,0.7098" calcext:value-type="string">
            <text:p>0.0039,0.7098</text:p>
          </table:table-cell>
          <table:table-cell table:number-columns-repeated="2"/>
        </table:table-row>
        <table:table-row table:style-name="ro1">
          <table:table-cell office:value-type="float" office:value="-2.6" calcext:value-type="float">
            <text:p>-2.6</text:p>
          </table:table-cell>
          <table:table-cell table:formula="of:= BITAND(BITRSHIFT([.D39]; 8); 255)" office:value-type="float" office:value="1" calcext:value-type="float">
            <text:p>1</text:p>
          </table:table-cell>
          <table:table-cell table:formula="of:=BITAND([.D39]; 255)" office:value-type="float" office:value="193" calcext:value-type="float">
            <text:p>193</text:p>
          </table:table-cell>
          <table:table-cell table:style-name="ce6" table:formula="of:= INT(65535 * ([.A39] - [.$G$2]) / ([.$G$3]-[.$G$2]))" office:value-type="float" office:value="449" calcext:value-type="float">
            <text:p>449</text:p>
          </table:table-cell>
          <table:table-cell table:formula="of:=COM.MICROSOFT.CONCAT(ROUND([.B39]/255; 4); &quot;,&quot;; ROUND([.C39]/255; 4))" office:value-type="string" office:string-value="0.0039,0.7569" calcext:value-type="string">
            <text:p>0.0039,0.7569</text:p>
          </table:table-cell>
          <table:table-cell table:number-columns-repeated="2"/>
        </table:table-row>
        <table:table-row table:style-name="ro1">
          <table:table-cell office:value-type="float" office:value="-2.4" calcext:value-type="float">
            <text:p>-2.4</text:p>
          </table:table-cell>
          <table:table-cell table:formula="of:= BITAND(BITRSHIFT([.D40]; 8); 255)" office:value-type="float" office:value="1" calcext:value-type="float">
            <text:p>1</text:p>
          </table:table-cell>
          <table:table-cell table:formula="of:=BITAND([.D40]; 255)" office:value-type="float" office:value="206" calcext:value-type="float">
            <text:p>206</text:p>
          </table:table-cell>
          <table:table-cell table:style-name="ce6" table:formula="of:= INT(65535 * ([.A40] - [.$G$2]) / ([.$G$3]-[.$G$2]))" office:value-type="float" office:value="462" calcext:value-type="float">
            <text:p>462</text:p>
          </table:table-cell>
          <table:table-cell table:formula="of:=COM.MICROSOFT.CONCAT(ROUND([.B40]/255; 4); &quot;,&quot;; ROUND([.C40]/255; 4))" office:value-type="string" office:string-value="0.0039,0.8078" calcext:value-type="string">
            <text:p>0.0039,0.8078</text:p>
          </table:table-cell>
          <table:table-cell table:number-columns-repeated="2"/>
        </table:table-row>
        <table:table-row table:style-name="ro1">
          <table:table-cell office:value-type="float" office:value="-2.2" calcext:value-type="float">
            <text:p>-2.2</text:p>
          </table:table-cell>
          <table:table-cell table:formula="of:= BITAND(BITRSHIFT([.D41]; 8); 255)" office:value-type="float" office:value="1" calcext:value-type="float">
            <text:p>1</text:p>
          </table:table-cell>
          <table:table-cell table:formula="of:=BITAND([.D41]; 255)" office:value-type="float" office:value="218" calcext:value-type="float">
            <text:p>218</text:p>
          </table:table-cell>
          <table:table-cell table:style-name="ce6" table:formula="of:= INT(65535 * ([.A41] - [.$G$2]) / ([.$G$3]-[.$G$2]))" office:value-type="float" office:value="474" calcext:value-type="float">
            <text:p>474</text:p>
          </table:table-cell>
          <table:table-cell table:formula="of:=COM.MICROSOFT.CONCAT(ROUND([.B41]/255; 4); &quot;,&quot;; ROUND([.C41]/255; 4))" office:value-type="string" office:string-value="0.0039,0.8549" calcext:value-type="string">
            <text:p>0.0039,0.8549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 BITAND(BITRSHIFT([.D42]; 8); 255)" office:value-type="float" office:value="1" calcext:value-type="float">
            <text:p>1</text:p>
          </table:table-cell>
          <table:table-cell table:formula="of:=BITAND([.D42]; 255)" office:value-type="float" office:value="230" calcext:value-type="float">
            <text:p>230</text:p>
          </table:table-cell>
          <table:table-cell table:style-name="ce6" table:formula="of:= INT(65535 * ([.A42] - [.$G$2]) / ([.$G$3]-[.$G$2]))" office:value-type="float" office:value="486" calcext:value-type="float">
            <text:p>486</text:p>
          </table:table-cell>
          <table:table-cell table:formula="of:=COM.MICROSOFT.CONCAT(ROUND([.B42]/255; 4); &quot;,&quot;; ROUND([.C42]/255; 4))" office:value-type="string" office:string-value="0.0039,0.902" calcext:value-type="string">
            <text:p>0.0039,0.902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.8</text:p>
          </table:table-cell>
          <table:table-cell table:formula="of:= BITAND(BITRSHIFT([.D43]; 8); 255)" office:value-type="float" office:value="1" calcext:value-type="float">
            <text:p>1</text:p>
          </table:table-cell>
          <table:table-cell table:formula="of:=BITAND([.D43]; 255)" office:value-type="float" office:value="242" calcext:value-type="float">
            <text:p>242</text:p>
          </table:table-cell>
          <table:table-cell table:style-name="ce6" table:formula="of:= INT(65535 * ([.A43] - [.$G$2]) / ([.$G$3]-[.$G$2]))" office:value-type="float" office:value="498" calcext:value-type="float">
            <text:p>498</text:p>
          </table:table-cell>
          <table:table-cell table:formula="of:=COM.MICROSOFT.CONCAT(ROUND([.B43]/255; 4); &quot;,&quot;; ROUND([.C43]/255; 4))" office:value-type="string" office:string-value="0.0039,0.949" calcext:value-type="string">
            <text:p>0.0039,0.949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.6</text:p>
          </table:table-cell>
          <table:table-cell table:formula="of:= BITAND(BITRSHIFT([.D44]; 8); 255)" office:value-type="float" office:value="1" calcext:value-type="float">
            <text:p>1</text:p>
          </table:table-cell>
          <table:table-cell table:formula="of:=BITAND([.D44]; 255)" office:value-type="float" office:value="254" calcext:value-type="float">
            <text:p>254</text:p>
          </table:table-cell>
          <table:table-cell table:style-name="ce6" table:formula="of:= INT(65535 * ([.A44] - [.$G$2]) / ([.$G$3]-[.$G$2]))" office:value-type="float" office:value="510" calcext:value-type="float">
            <text:p>510</text:p>
          </table:table-cell>
          <table:table-cell table:formula="of:=COM.MICROSOFT.CONCAT(ROUND([.B44]/255; 4); &quot;,&quot;; ROUND([.C44]/255; 4))" office:value-type="string" office:string-value="0.0039,0.9961" calcext:value-type="string">
            <text:p>0.0039,0.9961</text:p>
          </table:table-cell>
          <table:table-cell table:number-columns-repeated="2"/>
        </table:table-row>
        <table:table-row table:style-name="ro1">
          <table:table-cell office:value-type="float" office:value="-1.4" calcext:value-type="float">
            <text:p>-1.4</text:p>
          </table:table-cell>
          <table:table-cell table:formula="of:= BITAND(BITRSHIFT([.D45]; 8); 255)" office:value-type="float" office:value="2" calcext:value-type="float">
            <text:p>2</text:p>
          </table:table-cell>
          <table:table-cell table:formula="of:=BITAND([.D45]; 255)" office:value-type="float" office:value="10" calcext:value-type="float">
            <text:p>10</text:p>
          </table:table-cell>
          <table:table-cell table:style-name="ce6" table:formula="of:= INT(65535 * ([.A45] - [.$G$2]) / ([.$G$3]-[.$G$2]))" office:value-type="float" office:value="522" calcext:value-type="float">
            <text:p>522</text:p>
          </table:table-cell>
          <table:table-cell table:formula="of:=COM.MICROSOFT.CONCAT(ROUND([.B45]/255; 4); &quot;,&quot;; ROUND([.C45]/255; 4))" office:value-type="string" office:string-value="0.0078,0.0392" calcext:value-type="string">
            <text:p>0.0078,0.0392</text:p>
          </table:table-cell>
          <table:table-cell table:number-columns-repeated="2"/>
        </table:table-row>
        <table:table-row table:style-name="ro1">
          <table:table-cell office:value-type="float" office:value="-1.2" calcext:value-type="float">
            <text:p>-1.2</text:p>
          </table:table-cell>
          <table:table-cell table:formula="of:= BITAND(BITRSHIFT([.D46]; 8); 255)" office:value-type="float" office:value="2" calcext:value-type="float">
            <text:p>2</text:p>
          </table:table-cell>
          <table:table-cell table:formula="of:=BITAND([.D46]; 255)" office:value-type="float" office:value="22" calcext:value-type="float">
            <text:p>22</text:p>
          </table:table-cell>
          <table:table-cell table:style-name="ce6" table:formula="of:= INT(65535 * ([.A46] - [.$G$2]) / ([.$G$3]-[.$G$2]))" office:value-type="float" office:value="534" calcext:value-type="float">
            <text:p>534</text:p>
          </table:table-cell>
          <table:table-cell table:formula="of:=COM.MICROSOFT.CONCAT(ROUND([.B46]/255; 4); &quot;,&quot;; ROUND([.C46]/255; 4))" office:value-type="string" office:string-value="0.0078,0.0863" calcext:value-type="string">
            <text:p>0.0078,0.086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 BITAND(BITRSHIFT([.D47]; 8); 255)" office:value-type="float" office:value="2" calcext:value-type="float">
            <text:p>2</text:p>
          </table:table-cell>
          <table:table-cell table:formula="of:=BITAND([.D47]; 255)" office:value-type="float" office:value="35" calcext:value-type="float">
            <text:p>35</text:p>
          </table:table-cell>
          <table:table-cell table:style-name="ce6" table:formula="of:= INT(65535 * ([.A47] - [.$G$2]) / ([.$G$3]-[.$G$2]))" office:value-type="float" office:value="547" calcext:value-type="float">
            <text:p>547</text:p>
          </table:table-cell>
          <table:table-cell table:formula="of:=COM.MICROSOFT.CONCAT(ROUND([.B47]/255; 4); &quot;,&quot;; ROUND([.C47]/255; 4))" office:value-type="string" office:string-value="0.0078,0.1373" calcext:value-type="string">
            <text:p>0.0078,0.1373</text:p>
          </table:table-cell>
          <table:table-cell table:number-columns-repeated="2"/>
        </table:table-row>
        <table:table-row table:style-name="ro1">
          <table:table-cell office:value-type="float" office:value="-0.799999999999999" calcext:value-type="float">
            <text:p>-0.799999999999999</text:p>
          </table:table-cell>
          <table:table-cell table:formula="of:= BITAND(BITRSHIFT([.D48]; 8); 255)" office:value-type="float" office:value="2" calcext:value-type="float">
            <text:p>2</text:p>
          </table:table-cell>
          <table:table-cell table:formula="of:=BITAND([.D48]; 255)" office:value-type="float" office:value="47" calcext:value-type="float">
            <text:p>47</text:p>
          </table:table-cell>
          <table:table-cell table:style-name="ce6" table:formula="of:= INT(65535 * ([.A48] - [.$G$2]) / ([.$G$3]-[.$G$2]))" office:value-type="float" office:value="559" calcext:value-type="float">
            <text:p>559</text:p>
          </table:table-cell>
          <table:table-cell table:formula="of:=COM.MICROSOFT.CONCAT(ROUND([.B48]/255; 4); &quot;,&quot;; ROUND([.C48]/255; 4))" office:value-type="string" office:string-value="0.0078,0.1843" calcext:value-type="string">
            <text:p>0.0078,0.1843</text:p>
          </table:table-cell>
          <table:table-cell table:number-columns-repeated="2"/>
        </table:table-row>
        <table:table-row table:style-name="ro1">
          <table:table-cell office:value-type="float" office:value="-0.6" calcext:value-type="float">
            <text:p>-0.6</text:p>
          </table:table-cell>
          <table:table-cell table:formula="of:= BITAND(BITRSHIFT([.D49]; 8); 255)" office:value-type="float" office:value="2" calcext:value-type="float">
            <text:p>2</text:p>
          </table:table-cell>
          <table:table-cell table:formula="of:=BITAND([.D49]; 255)" office:value-type="float" office:value="59" calcext:value-type="float">
            <text:p>59</text:p>
          </table:table-cell>
          <table:table-cell table:style-name="ce6" table:formula="of:= INT(65535 * ([.A49] - [.$G$2]) / ([.$G$3]-[.$G$2]))" office:value-type="float" office:value="571" calcext:value-type="float">
            <text:p>571</text:p>
          </table:table-cell>
          <table:table-cell table:formula="of:=COM.MICROSOFT.CONCAT(ROUND([.B49]/255; 4); &quot;,&quot;; ROUND([.C49]/255; 4))" office:value-type="string" office:string-value="0.0078,0.2314" calcext:value-type="string">
            <text:p>0.0078,0.2314</text:p>
          </table:table-cell>
          <table:table-cell table:number-columns-repeated="2"/>
        </table:table-row>
        <table:table-row table:style-name="ro1">
          <table:table-cell office:value-type="float" office:value="-0.399999999999999" calcext:value-type="float">
            <text:p>-0.399999999999999</text:p>
          </table:table-cell>
          <table:table-cell table:formula="of:= BITAND(BITRSHIFT([.D50]; 8); 255)" office:value-type="float" office:value="2" calcext:value-type="float">
            <text:p>2</text:p>
          </table:table-cell>
          <table:table-cell table:formula="of:=BITAND([.D50]; 255)" office:value-type="float" office:value="71" calcext:value-type="float">
            <text:p>71</text:p>
          </table:table-cell>
          <table:table-cell table:style-name="ce6" table:formula="of:= INT(65535 * ([.A50] - [.$G$2]) / ([.$G$3]-[.$G$2]))" office:value-type="float" office:value="583" calcext:value-type="float">
            <text:p>583</text:p>
          </table:table-cell>
          <table:table-cell table:formula="of:=COM.MICROSOFT.CONCAT(ROUND([.B50]/255; 4); &quot;,&quot;; ROUND([.C50]/255; 4))" office:value-type="string" office:string-value="0.0078,0.2784" calcext:value-type="string">
            <text:p>0.0078,0.2784</text:p>
          </table:table-cell>
          <table:table-cell table:number-columns-repeated="2"/>
        </table:table-row>
        <table:table-row table:style-name="ro1">
          <table:table-cell office:value-type="float" office:value="-0.199999999999999" calcext:value-type="float">
            <text:p>-0.199999999999999</text:p>
          </table:table-cell>
          <table:table-cell table:formula="of:= BITAND(BITRSHIFT([.D51]; 8); 255)" office:value-type="float" office:value="2" calcext:value-type="float">
            <text:p>2</text:p>
          </table:table-cell>
          <table:table-cell table:formula="of:=BITAND([.D51]; 255)" office:value-type="float" office:value="83" calcext:value-type="float">
            <text:p>83</text:p>
          </table:table-cell>
          <table:table-cell table:style-name="ce6" table:formula="of:= INT(65535 * ([.A51] - [.$G$2]) / ([.$G$3]-[.$G$2]))" office:value-type="float" office:value="595" calcext:value-type="float">
            <text:p>595</text:p>
          </table:table-cell>
          <table:table-cell table:formula="of:=COM.MICROSOFT.CONCAT(ROUND([.B51]/255; 4); &quot;,&quot;; ROUND([.C51]/255; 4))" office:value-type="string" office:string-value="0.0078,0.3255" calcext:value-type="string">
            <text:p>0.0078,0.3255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table:formula="of:= BITAND(BITRSHIFT([.D52]; 8); 255)" office:value-type="float" office:value="2" calcext:value-type="float">
            <text:p>2</text:p>
          </table:table-cell>
          <table:table-cell table:style-name="ce4" table:formula="of:=BITAND([.D52]; 255)" office:value-type="float" office:value="95" calcext:value-type="float">
            <text:p>95</text:p>
          </table:table-cell>
          <table:table-cell table:style-name="ce6" table:formula="of:= INT(65535 * ([.A52] - [.$G$2]) / ([.$G$3]-[.$G$2]))" office:value-type="float" office:value="607" calcext:value-type="float">
            <text:p>607</text:p>
          </table:table-cell>
          <table:table-cell table:formula="of:=COM.MICROSOFT.CONCAT(ROUND([.B52]/255; 4); &quot;,&quot;; ROUND([.C52]/255; 4))" office:value-type="string" office:string-value="0.0078,0.3725" calcext:value-type="string">
            <text:p>0.0078,0.3725</text:p>
          </table:table-cell>
          <table:table-cell table:number-columns-repeated="2"/>
        </table:table-row>
        <table:table-row table:style-name="ro1">
          <table:table-cell office:value-type="float" office:value="0.200000000000001" calcext:value-type="float">
            <text:p>0.200000000000001</text:p>
          </table:table-cell>
          <table:table-cell table:formula="of:= BITAND(BITRSHIFT([.D53]; 8); 255)" office:value-type="float" office:value="2" calcext:value-type="float">
            <text:p>2</text:p>
          </table:table-cell>
          <table:table-cell table:formula="of:=BITAND([.D53]; 255)" office:value-type="float" office:value="108" calcext:value-type="float">
            <text:p>108</text:p>
          </table:table-cell>
          <table:table-cell table:style-name="ce6" table:formula="of:= INT(65535 * ([.A53] - [.$G$2]) / ([.$G$3]-[.$G$2]))" office:value-type="float" office:value="620" calcext:value-type="float">
            <text:p>620</text:p>
          </table:table-cell>
          <table:table-cell table:formula="of:=COM.MICROSOFT.CONCAT(ROUND([.B53]/255; 4); &quot;,&quot;; ROUND([.C53]/255; 4))" office:value-type="string" office:string-value="0.0078,0.4235" calcext:value-type="string">
            <text:p>0.0078,0.423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 BITAND(BITRSHIFT([.D54]; 8); 255)" office:value-type="float" office:value="2" calcext:value-type="float">
            <text:p>2</text:p>
          </table:table-cell>
          <table:table-cell table:formula="of:=BITAND([.D54]; 255)" office:value-type="float" office:value="120" calcext:value-type="float">
            <text:p>120</text:p>
          </table:table-cell>
          <table:table-cell table:style-name="ce6" table:formula="of:= INT(65535 * ([.A54] - [.$G$2]) / ([.$G$3]-[.$G$2]))" office:value-type="float" office:value="632" calcext:value-type="float">
            <text:p>632</text:p>
          </table:table-cell>
          <table:table-cell table:formula="of:=COM.MICROSOFT.CONCAT(ROUND([.B54]/255; 4); &quot;,&quot;; ROUND([.C54]/255; 4))" office:value-type="string" office:string-value="0.0078,0.4706" calcext:value-type="string">
            <text:p>0.0078,0.4706</text:p>
          </table:table-cell>
          <table:table-cell table:number-columns-repeated="2"/>
        </table:table-row>
        <table:table-row table:style-name="ro1">
          <table:table-cell office:value-type="float" office:value="0.600000000000001" calcext:value-type="float">
            <text:p>0.600000000000001</text:p>
          </table:table-cell>
          <table:table-cell table:formula="of:= BITAND(BITRSHIFT([.D55]; 8); 255)" office:value-type="float" office:value="2" calcext:value-type="float">
            <text:p>2</text:p>
          </table:table-cell>
          <table:table-cell table:formula="of:=BITAND([.D55]; 255)" office:value-type="float" office:value="132" calcext:value-type="float">
            <text:p>132</text:p>
          </table:table-cell>
          <table:table-cell table:style-name="ce6" table:formula="of:= INT(65535 * ([.A55] - [.$G$2]) / ([.$G$3]-[.$G$2]))" office:value-type="float" office:value="644" calcext:value-type="float">
            <text:p>644</text:p>
          </table:table-cell>
          <table:table-cell table:formula="of:=COM.MICROSOFT.CONCAT(ROUND([.B55]/255; 4); &quot;,&quot;; ROUND([.C55]/255; 4))" office:value-type="string" office:string-value="0.0078,0.5176" calcext:value-type="string">
            <text:p>0.0078,0.5176</text:p>
          </table:table-cell>
          <table:table-cell table:number-columns-repeated="2"/>
        </table:table-row>
        <table:table-row table:style-name="ro1">
          <table:table-cell office:value-type="float" office:value="0.800000000000001" calcext:value-type="float">
            <text:p>0.800000000000001</text:p>
          </table:table-cell>
          <table:table-cell table:formula="of:= BITAND(BITRSHIFT([.D56]; 8); 255)" office:value-type="float" office:value="2" calcext:value-type="float">
            <text:p>2</text:p>
          </table:table-cell>
          <table:table-cell table:formula="of:=BITAND([.D56]; 255)" office:value-type="float" office:value="144" calcext:value-type="float">
            <text:p>144</text:p>
          </table:table-cell>
          <table:table-cell table:style-name="ce6" table:formula="of:= INT(65535 * ([.A56] - [.$G$2]) / ([.$G$3]-[.$G$2]))" office:value-type="float" office:value="656" calcext:value-type="float">
            <text:p>656</text:p>
          </table:table-cell>
          <table:table-cell table:formula="of:=COM.MICROSOFT.CONCAT(ROUND([.B56]/255; 4); &quot;,&quot;; ROUND([.C56]/255; 4))" office:value-type="string" office:string-value="0.0078,0.5647" calcext:value-type="string">
            <text:p>0.0078,0.56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BITAND(BITRSHIFT([.D57]; 8); 255)" office:value-type="float" office:value="2" calcext:value-type="float">
            <text:p>2</text:p>
          </table:table-cell>
          <table:table-cell table:formula="of:=BITAND([.D57]; 255)" office:value-type="float" office:value="156" calcext:value-type="float">
            <text:p>156</text:p>
          </table:table-cell>
          <table:table-cell table:style-name="ce6" table:formula="of:= INT(65535 * ([.A57] - [.$G$2]) / ([.$G$3]-[.$G$2]))" office:value-type="float" office:value="668" calcext:value-type="float">
            <text:p>668</text:p>
          </table:table-cell>
          <table:table-cell table:formula="of:=COM.MICROSOFT.CONCAT(ROUND([.B57]/255; 4); &quot;,&quot;; ROUND([.C57]/255; 4))" office:value-type="string" office:string-value="0.0078,0.6118" calcext:value-type="string">
            <text:p>0.0078,0.6118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 BITAND(BITRSHIFT([.D58]; 8); 255)" office:value-type="float" office:value="2" calcext:value-type="float">
            <text:p>2</text:p>
          </table:table-cell>
          <table:table-cell table:formula="of:=BITAND([.D58]; 255)" office:value-type="float" office:value="168" calcext:value-type="float">
            <text:p>168</text:p>
          </table:table-cell>
          <table:table-cell table:style-name="ce6" table:formula="of:= INT(65535 * ([.A58] - [.$G$2]) / ([.$G$3]-[.$G$2]))" office:value-type="float" office:value="680" calcext:value-type="float">
            <text:p>680</text:p>
          </table:table-cell>
          <table:table-cell table:formula="of:=COM.MICROSOFT.CONCAT(ROUND([.B58]/255; 4); &quot;,&quot;; ROUND([.C58]/255; 4))" office:value-type="string" office:string-value="0.0078,0.6588" calcext:value-type="string">
            <text:p>0.0078,0.6588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 BITAND(BITRSHIFT([.D59]; 8); 255)" office:value-type="float" office:value="2" calcext:value-type="float">
            <text:p>2</text:p>
          </table:table-cell>
          <table:table-cell table:formula="of:=BITAND([.D59]; 255)" office:value-type="float" office:value="181" calcext:value-type="float">
            <text:p>181</text:p>
          </table:table-cell>
          <table:table-cell table:style-name="ce6" table:formula="of:= INT(65535 * ([.A59] - [.$G$2]) / ([.$G$3]-[.$G$2]))" office:value-type="float" office:value="693" calcext:value-type="float">
            <text:p>693</text:p>
          </table:table-cell>
          <table:table-cell table:formula="of:=COM.MICROSOFT.CONCAT(ROUND([.B59]/255; 4); &quot;,&quot;; ROUND([.C59]/255; 4))" office:value-type="string" office:string-value="0.0078,0.7098" calcext:value-type="string">
            <text:p>0.0078,0.7098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 BITAND(BITRSHIFT([.D60]; 8); 255)" office:value-type="float" office:value="2" calcext:value-type="float">
            <text:p>2</text:p>
          </table:table-cell>
          <table:table-cell table:formula="of:=BITAND([.D60]; 255)" office:value-type="float" office:value="193" calcext:value-type="float">
            <text:p>193</text:p>
          </table:table-cell>
          <table:table-cell table:style-name="ce6" table:formula="of:= INT(65535 * ([.A60] - [.$G$2]) / ([.$G$3]-[.$G$2]))" office:value-type="float" office:value="705" calcext:value-type="float">
            <text:p>705</text:p>
          </table:table-cell>
          <table:table-cell table:formula="of:=COM.MICROSOFT.CONCAT(ROUND([.B60]/255; 4); &quot;,&quot;; ROUND([.C60]/255; 4))" office:value-type="string" office:string-value="0.0078,0.7569" calcext:value-type="string">
            <text:p>0.0078,0.7569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 BITAND(BITRSHIFT([.D61]; 8); 255)" office:value-type="float" office:value="2" calcext:value-type="float">
            <text:p>2</text:p>
          </table:table-cell>
          <table:table-cell table:formula="of:=BITAND([.D61]; 255)" office:value-type="float" office:value="205" calcext:value-type="float">
            <text:p>205</text:p>
          </table:table-cell>
          <table:table-cell table:style-name="ce6" table:formula="of:= INT(65535 * ([.A61] - [.$G$2]) / ([.$G$3]-[.$G$2]))" office:value-type="float" office:value="717" calcext:value-type="float">
            <text:p>717</text:p>
          </table:table-cell>
          <table:table-cell table:formula="of:=COM.MICROSOFT.CONCAT(ROUND([.B61]/255; 4); &quot;,&quot;; ROUND([.C61]/255; 4))" office:value-type="string" office:string-value="0.0078,0.8039" calcext:value-type="string">
            <text:p>0.0078,0.80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BITAND(BITRSHIFT([.D62]; 8); 255)" office:value-type="float" office:value="2" calcext:value-type="float">
            <text:p>2</text:p>
          </table:table-cell>
          <table:table-cell table:formula="of:=BITAND([.D62]; 255)" office:value-type="float" office:value="217" calcext:value-type="float">
            <text:p>217</text:p>
          </table:table-cell>
          <table:table-cell table:style-name="ce6" table:formula="of:= INT(65535 * ([.A62] - [.$G$2]) / ([.$G$3]-[.$G$2]))" office:value-type="float" office:value="729" calcext:value-type="float">
            <text:p>729</text:p>
          </table:table-cell>
          <table:table-cell table:formula="of:=COM.MICROSOFT.CONCAT(ROUND([.B62]/255; 4); &quot;,&quot;; ROUND([.C62]/255; 4))" office:value-type="string" office:string-value="0.0078,0.851" calcext:value-type="string">
            <text:p>0.0078,0.85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 BITAND(BITRSHIFT([.D63]; 8); 255)" office:value-type="float" office:value="2" calcext:value-type="float">
            <text:p>2</text:p>
          </table:table-cell>
          <table:table-cell table:formula="of:=BITAND([.D63]; 255)" office:value-type="float" office:value="229" calcext:value-type="float">
            <text:p>229</text:p>
          </table:table-cell>
          <table:table-cell table:style-name="ce6" table:formula="of:= INT(65535 * ([.A63] - [.$G$2]) / ([.$G$3]-[.$G$2]))" office:value-type="float" office:value="741" calcext:value-type="float">
            <text:p>741</text:p>
          </table:table-cell>
          <table:table-cell table:formula="of:=COM.MICROSOFT.CONCAT(ROUND([.B63]/255; 4); &quot;,&quot;; ROUND([.C63]/255; 4))" office:value-type="string" office:string-value="0.0078,0.898" calcext:value-type="string">
            <text:p>0.0078,0.898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 BITAND(BITRSHIFT([.D64]; 8); 255)" office:value-type="float" office:value="2" calcext:value-type="float">
            <text:p>2</text:p>
          </table:table-cell>
          <table:table-cell table:formula="of:=BITAND([.D64]; 255)" office:value-type="float" office:value="241" calcext:value-type="float">
            <text:p>241</text:p>
          </table:table-cell>
          <table:table-cell table:style-name="ce6" table:formula="of:= INT(65535 * ([.A64] - [.$G$2]) / ([.$G$3]-[.$G$2]))" office:value-type="float" office:value="753" calcext:value-type="float">
            <text:p>753</text:p>
          </table:table-cell>
          <table:table-cell table:formula="of:=COM.MICROSOFT.CONCAT(ROUND([.B64]/255; 4); &quot;,&quot;; ROUND([.C64]/255; 4))" office:value-type="string" office:string-value="0.0078,0.9451" calcext:value-type="string">
            <text:p>0.0078,0.9451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 BITAND(BITRSHIFT([.D65]; 8); 255)" office:value-type="float" office:value="2" calcext:value-type="float">
            <text:p>2</text:p>
          </table:table-cell>
          <table:table-cell table:formula="of:=BITAND([.D65]; 255)" office:value-type="float" office:value="253" calcext:value-type="float">
            <text:p>253</text:p>
          </table:table-cell>
          <table:table-cell table:style-name="ce6" table:formula="of:= INT(65535 * ([.A65] - [.$G$2]) / ([.$G$3]-[.$G$2]))" office:value-type="float" office:value="765" calcext:value-type="float">
            <text:p>765</text:p>
          </table:table-cell>
          <table:table-cell table:formula="of:=COM.MICROSOFT.CONCAT(ROUND([.B65]/255; 4); &quot;,&quot;; ROUND([.C65]/255; 4))" office:value-type="string" office:string-value="0.0078,0.9922" calcext:value-type="string">
            <text:p>0.0078,0.9922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 BITAND(BITRSHIFT([.D66]; 8); 255)" office:value-type="float" office:value="3" calcext:value-type="float">
            <text:p>3</text:p>
          </table:table-cell>
          <table:table-cell table:formula="of:=BITAND([.D66]; 255)" office:value-type="float" office:value="10" calcext:value-type="float">
            <text:p>10</text:p>
          </table:table-cell>
          <table:table-cell table:style-name="ce6" table:formula="of:= INT(65535 * ([.A66] - [.$G$2]) / ([.$G$3]-[.$G$2]))" office:value-type="float" office:value="778" calcext:value-type="float">
            <text:p>778</text:p>
          </table:table-cell>
          <table:table-cell table:formula="of:=COM.MICROSOFT.CONCAT(ROUND([.B66]/255; 4); &quot;,&quot;; ROUND([.C66]/255; 4))" office:value-type="string" office:string-value="0.0118,0.0392" calcext:value-type="string">
            <text:p>0.0118,0.03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BITAND(BITRSHIFT([.D67]; 8); 255)" office:value-type="float" office:value="3" calcext:value-type="float">
            <text:p>3</text:p>
          </table:table-cell>
          <table:table-cell table:formula="of:=BITAND([.D67]; 255)" office:value-type="float" office:value="22" calcext:value-type="float">
            <text:p>22</text:p>
          </table:table-cell>
          <table:table-cell table:style-name="ce6" table:formula="of:= INT(65535 * ([.A67] - [.$G$2]) / ([.$G$3]-[.$G$2]))" office:value-type="float" office:value="790" calcext:value-type="float">
            <text:p>790</text:p>
          </table:table-cell>
          <table:table-cell table:formula="of:=COM.MICROSOFT.CONCAT(ROUND([.B67]/255; 4); &quot;,&quot;; ROUND([.C67]/255; 4))" office:value-type="string" office:string-value="0.0118,0.0863" calcext:value-type="string">
            <text:p>0.0118,0.0863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 BITAND(BITRSHIFT([.D68]; 8); 255)" office:value-type="float" office:value="3" calcext:value-type="float">
            <text:p>3</text:p>
          </table:table-cell>
          <table:table-cell table:formula="of:=BITAND([.D68]; 255)" office:value-type="float" office:value="34" calcext:value-type="float">
            <text:p>34</text:p>
          </table:table-cell>
          <table:table-cell table:style-name="ce6" table:formula="of:= INT(65535 * ([.A68] - [.$G$2]) / ([.$G$3]-[.$G$2]))" office:value-type="float" office:value="802" calcext:value-type="float">
            <text:p>802</text:p>
          </table:table-cell>
          <table:table-cell table:formula="of:=COM.MICROSOFT.CONCAT(ROUND([.B68]/255; 4); &quot;,&quot;; ROUND([.C68]/255; 4))" office:value-type="string" office:string-value="0.0118,0.1333" calcext:value-type="string">
            <text:p>0.0118,0.1333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 BITAND(BITRSHIFT([.D69]; 8); 255)" office:value-type="float" office:value="3" calcext:value-type="float">
            <text:p>3</text:p>
          </table:table-cell>
          <table:table-cell table:formula="of:=BITAND([.D69]; 255)" office:value-type="float" office:value="46" calcext:value-type="float">
            <text:p>46</text:p>
          </table:table-cell>
          <table:table-cell table:style-name="ce6" table:formula="of:= INT(65535 * ([.A69] - [.$G$2]) / ([.$G$3]-[.$G$2]))" office:value-type="float" office:value="814" calcext:value-type="float">
            <text:p>814</text:p>
          </table:table-cell>
          <table:table-cell table:formula="of:=COM.MICROSOFT.CONCAT(ROUND([.B69]/255; 4); &quot;,&quot;; ROUND([.C69]/255; 4))" office:value-type="string" office:string-value="0.0118,0.1804" calcext:value-type="string">
            <text:p>0.0118,0.1804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 BITAND(BITRSHIFT([.D70]; 8); 255)" office:value-type="float" office:value="3" calcext:value-type="float">
            <text:p>3</text:p>
          </table:table-cell>
          <table:table-cell table:formula="of:=BITAND([.D70]; 255)" office:value-type="float" office:value="58" calcext:value-type="float">
            <text:p>58</text:p>
          </table:table-cell>
          <table:table-cell table:style-name="ce6" table:formula="of:= INT(65535 * ([.A70] - [.$G$2]) / ([.$G$3]-[.$G$2]))" office:value-type="float" office:value="826" calcext:value-type="float">
            <text:p>826</text:p>
          </table:table-cell>
          <table:table-cell table:formula="of:=COM.MICROSOFT.CONCAT(ROUND([.B70]/255; 4); &quot;,&quot;; ROUND([.C70]/255; 4))" office:value-type="string" office:string-value="0.0118,0.2275" calcext:value-type="string">
            <text:p>0.0118,0.2275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 BITAND(BITRSHIFT([.D71]; 8); 255)" office:value-type="float" office:value="3" calcext:value-type="float">
            <text:p>3</text:p>
          </table:table-cell>
          <table:table-cell table:formula="of:=BITAND([.D71]; 255)" office:value-type="float" office:value="70" calcext:value-type="float">
            <text:p>70</text:p>
          </table:table-cell>
          <table:table-cell table:style-name="ce6" table:formula="of:= INT(65535 * ([.A71] - [.$G$2]) / ([.$G$3]-[.$G$2]))" office:value-type="float" office:value="838" calcext:value-type="float">
            <text:p>838</text:p>
          </table:table-cell>
          <table:table-cell table:formula="of:=COM.MICROSOFT.CONCAT(ROUND([.B71]/255; 4); &quot;,&quot;; ROUND([.C71]/255; 4))" office:value-type="string" office:string-value="0.0118,0.2745" calcext:value-type="string">
            <text:p>0.0118,0.27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BITAND(BITRSHIFT([.D72]; 8); 255)" office:value-type="float" office:value="3" calcext:value-type="float">
            <text:p>3</text:p>
          </table:table-cell>
          <table:table-cell table:formula="of:=BITAND([.D72]; 255)" office:value-type="float" office:value="83" calcext:value-type="float">
            <text:p>83</text:p>
          </table:table-cell>
          <table:table-cell table:style-name="ce6" table:formula="of:= INT(65535 * ([.A72] - [.$G$2]) / ([.$G$3]-[.$G$2]))" office:value-type="float" office:value="851" calcext:value-type="float">
            <text:p>851</text:p>
          </table:table-cell>
          <table:table-cell table:formula="of:=COM.MICROSOFT.CONCAT(ROUND([.B72]/255; 4); &quot;,&quot;; ROUND([.C72]/255; 4))" office:value-type="string" office:string-value="0.0118,0.3255" calcext:value-type="string">
            <text:p>0.0118,0.3255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 BITAND(BITRSHIFT([.D73]; 8); 255)" office:value-type="float" office:value="3" calcext:value-type="float">
            <text:p>3</text:p>
          </table:table-cell>
          <table:table-cell table:formula="of:=BITAND([.D73]; 255)" office:value-type="float" office:value="95" calcext:value-type="float">
            <text:p>95</text:p>
          </table:table-cell>
          <table:table-cell table:style-name="ce6" table:formula="of:= INT(65535 * ([.A73] - [.$G$2]) / ([.$G$3]-[.$G$2]))" office:value-type="float" office:value="863" calcext:value-type="float">
            <text:p>863</text:p>
          </table:table-cell>
          <table:table-cell table:formula="of:=COM.MICROSOFT.CONCAT(ROUND([.B73]/255; 4); &quot;,&quot;; ROUND([.C73]/255; 4))" office:value-type="string" office:string-value="0.0118,0.3725" calcext:value-type="string">
            <text:p>0.0118,0.3725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 BITAND(BITRSHIFT([.D74]; 8); 255)" office:value-type="float" office:value="3" calcext:value-type="float">
            <text:p>3</text:p>
          </table:table-cell>
          <table:table-cell table:formula="of:=BITAND([.D74]; 255)" office:value-type="float" office:value="107" calcext:value-type="float">
            <text:p>107</text:p>
          </table:table-cell>
          <table:table-cell table:style-name="ce6" table:formula="of:= INT(65535 * ([.A74] - [.$G$2]) / ([.$G$3]-[.$G$2]))" office:value-type="float" office:value="875" calcext:value-type="float">
            <text:p>875</text:p>
          </table:table-cell>
          <table:table-cell table:formula="of:=COM.MICROSOFT.CONCAT(ROUND([.B74]/255; 4); &quot;,&quot;; ROUND([.C74]/255; 4))" office:value-type="string" office:string-value="0.0118,0.4196" calcext:value-type="string">
            <text:p>0.0118,0.419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 BITAND(BITRSHIFT([.D75]; 8); 255)" office:value-type="float" office:value="3" calcext:value-type="float">
            <text:p>3</text:p>
          </table:table-cell>
          <table:table-cell table:formula="of:=BITAND([.D75]; 255)" office:value-type="float" office:value="119" calcext:value-type="float">
            <text:p>119</text:p>
          </table:table-cell>
          <table:table-cell table:style-name="ce6" table:formula="of:= INT(65535 * ([.A75] - [.$G$2]) / ([.$G$3]-[.$G$2]))" office:value-type="float" office:value="887" calcext:value-type="float">
            <text:p>887</text:p>
          </table:table-cell>
          <table:table-cell table:formula="of:=COM.MICROSOFT.CONCAT(ROUND([.B75]/255; 4); &quot;,&quot;; ROUND([.C75]/255; 4))" office:value-type="string" office:string-value="0.0118,0.4667" calcext:value-type="string">
            <text:p>0.0118,0.466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 BITAND(BITRSHIFT([.D76]; 8); 255)" office:value-type="float" office:value="3" calcext:value-type="float">
            <text:p>3</text:p>
          </table:table-cell>
          <table:table-cell table:formula="of:=BITAND([.D76]; 255)" office:value-type="float" office:value="131" calcext:value-type="float">
            <text:p>131</text:p>
          </table:table-cell>
          <table:table-cell table:style-name="ce6" table:formula="of:= INT(65535 * ([.A76] - [.$G$2]) / ([.$G$3]-[.$G$2]))" office:value-type="float" office:value="899" calcext:value-type="float">
            <text:p>899</text:p>
          </table:table-cell>
          <table:table-cell table:formula="of:=COM.MICROSOFT.CONCAT(ROUND([.B76]/255; 4); &quot;,&quot;; ROUND([.C76]/255; 4))" office:value-type="string" office:string-value="0.0118,0.5137" calcext:value-type="string">
            <text:p>0.0118,0.51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BITAND(BITRSHIFT([.D77]; 8); 255)" office:value-type="float" office:value="3" calcext:value-type="float">
            <text:p>3</text:p>
          </table:table-cell>
          <table:table-cell table:formula="of:=BITAND([.D77]; 255)" office:value-type="float" office:value="143" calcext:value-type="float">
            <text:p>143</text:p>
          </table:table-cell>
          <table:table-cell table:style-name="ce6" table:formula="of:= INT(65535 * ([.A77] - [.$G$2]) / ([.$G$3]-[.$G$2]))" office:value-type="float" office:value="911" calcext:value-type="float">
            <text:p>911</text:p>
          </table:table-cell>
          <table:table-cell table:formula="of:=COM.MICROSOFT.CONCAT(ROUND([.B77]/255; 4); &quot;,&quot;; ROUND([.C77]/255; 4))" office:value-type="string" office:string-value="0.0118,0.5608" calcext:value-type="string">
            <text:p>0.0118,0.5608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 BITAND(BITRSHIFT([.D78]; 8); 255)" office:value-type="float" office:value="3" calcext:value-type="float">
            <text:p>3</text:p>
          </table:table-cell>
          <table:table-cell table:formula="of:=BITAND([.D78]; 255)" office:value-type="float" office:value="156" calcext:value-type="float">
            <text:p>156</text:p>
          </table:table-cell>
          <table:table-cell table:style-name="ce6" table:formula="of:= INT(65535 * ([.A78] - [.$G$2]) / ([.$G$3]-[.$G$2]))" office:value-type="float" office:value="924" calcext:value-type="float">
            <text:p>924</text:p>
          </table:table-cell>
          <table:table-cell table:formula="of:=COM.MICROSOFT.CONCAT(ROUND([.B78]/255; 4); &quot;,&quot;; ROUND([.C78]/255; 4))" office:value-type="string" office:string-value="0.0118,0.6118" calcext:value-type="string">
            <text:p>0.0118,0.611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 BITAND(BITRSHIFT([.D79]; 8); 255)" office:value-type="float" office:value="3" calcext:value-type="float">
            <text:p>3</text:p>
          </table:table-cell>
          <table:table-cell table:formula="of:=BITAND([.D79]; 255)" office:value-type="float" office:value="168" calcext:value-type="float">
            <text:p>168</text:p>
          </table:table-cell>
          <table:table-cell table:style-name="ce6" table:formula="of:= INT(65535 * ([.A79] - [.$G$2]) / ([.$G$3]-[.$G$2]))" office:value-type="float" office:value="936" calcext:value-type="float">
            <text:p>936</text:p>
          </table:table-cell>
          <table:table-cell table:formula="of:=COM.MICROSOFT.CONCAT(ROUND([.B79]/255; 4); &quot;,&quot;; ROUND([.C79]/255; 4))" office:value-type="string" office:string-value="0.0118,0.6588" calcext:value-type="string">
            <text:p>0.0118,0.6588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 BITAND(BITRSHIFT([.D80]; 8); 255)" office:value-type="float" office:value="3" calcext:value-type="float">
            <text:p>3</text:p>
          </table:table-cell>
          <table:table-cell table:formula="of:=BITAND([.D80]; 255)" office:value-type="float" office:value="180" calcext:value-type="float">
            <text:p>180</text:p>
          </table:table-cell>
          <table:table-cell table:style-name="ce6" table:formula="of:= INT(65535 * ([.A80] - [.$G$2]) / ([.$G$3]-[.$G$2]))" office:value-type="float" office:value="948" calcext:value-type="float">
            <text:p>948</text:p>
          </table:table-cell>
          <table:table-cell table:formula="of:=COM.MICROSOFT.CONCAT(ROUND([.B80]/255; 4); &quot;,&quot;; ROUND([.C80]/255; 4))" office:value-type="string" office:string-value="0.0118,0.7059" calcext:value-type="string">
            <text:p>0.0118,0.7059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 BITAND(BITRSHIFT([.D81]; 8); 255)" office:value-type="float" office:value="3" calcext:value-type="float">
            <text:p>3</text:p>
          </table:table-cell>
          <table:table-cell table:formula="of:=BITAND([.D81]; 255)" office:value-type="float" office:value="192" calcext:value-type="float">
            <text:p>192</text:p>
          </table:table-cell>
          <table:table-cell table:style-name="ce6" table:formula="of:= INT(65535 * ([.A81] - [.$G$2]) / ([.$G$3]-[.$G$2]))" office:value-type="float" office:value="960" calcext:value-type="float">
            <text:p>960</text:p>
          </table:table-cell>
          <table:table-cell table:formula="of:=COM.MICROSOFT.CONCAT(ROUND([.B81]/255; 4); &quot;,&quot;; ROUND([.C81]/255; 4))" office:value-type="string" office:string-value="0.0118,0.7529" calcext:value-type="string">
            <text:p>0.0118,0.75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BITAND(BITRSHIFT([.D82]; 8); 255)" office:value-type="float" office:value="3" calcext:value-type="float">
            <text:p>3</text:p>
          </table:table-cell>
          <table:table-cell table:formula="of:=BITAND([.D82]; 255)" office:value-type="float" office:value="204" calcext:value-type="float">
            <text:p>204</text:p>
          </table:table-cell>
          <table:table-cell table:style-name="ce6" table:formula="of:= INT(65535 * ([.A82] - [.$G$2]) / ([.$G$3]-[.$G$2]))" office:value-type="float" office:value="972" calcext:value-type="float">
            <text:p>972</text:p>
          </table:table-cell>
          <table:table-cell table:formula="of:=COM.MICROSOFT.CONCAT(ROUND([.B82]/255; 4); &quot;,&quot;; ROUND([.C82]/255; 4))" office:value-type="string" office:string-value="0.0118,0.8" calcext:value-type="string">
            <text:p>0.0118,0.8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 BITAND(BITRSHIFT([.D83]; 8); 255)" office:value-type="float" office:value="3" calcext:value-type="float">
            <text:p>3</text:p>
          </table:table-cell>
          <table:table-cell table:formula="of:=BITAND([.D83]; 255)" office:value-type="float" office:value="216" calcext:value-type="float">
            <text:p>216</text:p>
          </table:table-cell>
          <table:table-cell table:style-name="ce6" table:formula="of:= INT(65535 * ([.A83] - [.$G$2]) / ([.$G$3]-[.$G$2]))" office:value-type="float" office:value="984" calcext:value-type="float">
            <text:p>984</text:p>
          </table:table-cell>
          <table:table-cell table:formula="of:=COM.MICROSOFT.CONCAT(ROUND([.B83]/255; 4); &quot;,&quot;; ROUND([.C83]/255; 4))" office:value-type="string" office:string-value="0.0118,0.8471" calcext:value-type="string">
            <text:p>0.0118,0.847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 BITAND(BITRSHIFT([.D84]; 8); 255)" office:value-type="float" office:value="3" calcext:value-type="float">
            <text:p>3</text:p>
          </table:table-cell>
          <table:table-cell table:formula="of:=BITAND([.D84]; 255)" office:value-type="float" office:value="229" calcext:value-type="float">
            <text:p>229</text:p>
          </table:table-cell>
          <table:table-cell table:style-name="ce6" table:formula="of:= INT(65535 * ([.A84] - [.$G$2]) / ([.$G$3]-[.$G$2]))" office:value-type="float" office:value="997" calcext:value-type="float">
            <text:p>997</text:p>
          </table:table-cell>
          <table:table-cell table:formula="of:=COM.MICROSOFT.CONCAT(ROUND([.B84]/255; 4); &quot;,&quot;; ROUND([.C84]/255; 4))" office:value-type="string" office:string-value="0.0118,0.898" calcext:value-type="string">
            <text:p>0.0118,0.898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 BITAND(BITRSHIFT([.D85]; 8); 255)" office:value-type="float" office:value="3" calcext:value-type="float">
            <text:p>3</text:p>
          </table:table-cell>
          <table:table-cell table:formula="of:=BITAND([.D85]; 255)" office:value-type="float" office:value="241" calcext:value-type="float">
            <text:p>241</text:p>
          </table:table-cell>
          <table:table-cell table:style-name="ce6" table:formula="of:= INT(65535 * ([.A85] - [.$G$2]) / ([.$G$3]-[.$G$2]))" office:value-type="float" office:value="1009" calcext:value-type="float">
            <text:p>1009</text:p>
          </table:table-cell>
          <table:table-cell table:formula="of:=COM.MICROSOFT.CONCAT(ROUND([.B85]/255; 4); &quot;,&quot;; ROUND([.C85]/255; 4))" office:value-type="string" office:string-value="0.0118,0.9451" calcext:value-type="string">
            <text:p>0.0118,0.9451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 BITAND(BITRSHIFT([.D86]; 8); 255)" office:value-type="float" office:value="3" calcext:value-type="float">
            <text:p>3</text:p>
          </table:table-cell>
          <table:table-cell table:formula="of:=BITAND([.D86]; 255)" office:value-type="float" office:value="253" calcext:value-type="float">
            <text:p>253</text:p>
          </table:table-cell>
          <table:table-cell table:style-name="ce6" table:formula="of:= INT(65535 * ([.A86] - [.$G$2]) / ([.$G$3]-[.$G$2]))" office:value-type="float" office:value="1021" calcext:value-type="float">
            <text:p>1021</text:p>
          </table:table-cell>
          <table:table-cell table:formula="of:=COM.MICROSOFT.CONCAT(ROUND([.B86]/255; 4); &quot;,&quot;; ROUND([.C86]/255; 4))" office:value-type="string" office:string-value="0.0118,0.9922" calcext:value-type="string">
            <text:p>0.0118,0.99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BITAND(BITRSHIFT([.D87]; 8); 255)" office:value-type="float" office:value="4" calcext:value-type="float">
            <text:p>4</text:p>
          </table:table-cell>
          <table:table-cell table:formula="of:=BITAND([.D87]; 255)" office:value-type="float" office:value="9" calcext:value-type="float">
            <text:p>9</text:p>
          </table:table-cell>
          <table:table-cell table:style-name="ce6" table:formula="of:= INT(65535 * ([.A87] - [.$G$2]) / ([.$G$3]-[.$G$2]))" office:value-type="float" office:value="1033" calcext:value-type="float">
            <text:p>1033</text:p>
          </table:table-cell>
          <table:table-cell table:formula="of:=COM.MICROSOFT.CONCAT(ROUND([.B87]/255; 4); &quot;,&quot;; ROUND([.C87]/255; 4))" office:value-type="string" office:string-value="0.0157,0.0353" calcext:value-type="string">
            <text:p>0.0157,0.0353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 BITAND(BITRSHIFT([.D88]; 8); 255)" office:value-type="float" office:value="4" calcext:value-type="float">
            <text:p>4</text:p>
          </table:table-cell>
          <table:table-cell table:formula="of:=BITAND([.D88]; 255)" office:value-type="float" office:value="21" calcext:value-type="float">
            <text:p>21</text:p>
          </table:table-cell>
          <table:table-cell table:style-name="ce6" table:formula="of:= INT(65535 * ([.A88] - [.$G$2]) / ([.$G$3]-[.$G$2]))" office:value-type="float" office:value="1045" calcext:value-type="float">
            <text:p>1045</text:p>
          </table:table-cell>
          <table:table-cell table:formula="of:=COM.MICROSOFT.CONCAT(ROUND([.B88]/255; 4); &quot;,&quot;; ROUND([.C88]/255; 4))" office:value-type="string" office:string-value="0.0157,0.0824" calcext:value-type="string">
            <text:p>0.0157,0.0824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 BITAND(BITRSHIFT([.D89]; 8); 255)" office:value-type="float" office:value="4" calcext:value-type="float">
            <text:p>4</text:p>
          </table:table-cell>
          <table:table-cell table:formula="of:=BITAND([.D89]; 255)" office:value-type="float" office:value="33" calcext:value-type="float">
            <text:p>33</text:p>
          </table:table-cell>
          <table:table-cell table:style-name="ce6" table:formula="of:= INT(65535 * ([.A89] - [.$G$2]) / ([.$G$3]-[.$G$2]))" office:value-type="float" office:value="1057" calcext:value-type="float">
            <text:p>1057</text:p>
          </table:table-cell>
          <table:table-cell table:formula="of:=COM.MICROSOFT.CONCAT(ROUND([.B89]/255; 4); &quot;,&quot;; ROUND([.C89]/255; 4))" office:value-type="string" office:string-value="0.0157,0.1294" calcext:value-type="string">
            <text:p>0.0157,0.1294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 BITAND(BITRSHIFT([.D90]; 8); 255)" office:value-type="float" office:value="4" calcext:value-type="float">
            <text:p>4</text:p>
          </table:table-cell>
          <table:table-cell table:formula="of:=BITAND([.D90]; 255)" office:value-type="float" office:value="45" calcext:value-type="float">
            <text:p>45</text:p>
          </table:table-cell>
          <table:table-cell table:style-name="ce6" table:formula="of:= INT(65535 * ([.A90] - [.$G$2]) / ([.$G$3]-[.$G$2]))" office:value-type="float" office:value="1069" calcext:value-type="float">
            <text:p>1069</text:p>
          </table:table-cell>
          <table:table-cell table:formula="of:=COM.MICROSOFT.CONCAT(ROUND([.B90]/255; 4); &quot;,&quot;; ROUND([.C90]/255; 4))" office:value-type="string" office:string-value="0.0157,0.1765" calcext:value-type="string">
            <text:p>0.0157,0.1765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table:formula="of:= BITAND(BITRSHIFT([.D91]; 8); 255)" office:value-type="float" office:value="4" calcext:value-type="float">
            <text:p>4</text:p>
          </table:table-cell>
          <table:table-cell table:formula="of:=BITAND([.D91]; 255)" office:value-type="float" office:value="58" calcext:value-type="float">
            <text:p>58</text:p>
          </table:table-cell>
          <table:table-cell table:style-name="ce6" table:formula="of:= INT(65535 * ([.A91] - [.$G$2]) / ([.$G$3]-[.$G$2]))" office:value-type="float" office:value="1082" calcext:value-type="float">
            <text:p>1082</text:p>
          </table:table-cell>
          <table:table-cell table:formula="of:=COM.MICROSOFT.CONCAT(ROUND([.B91]/255; 4); &quot;,&quot;; ROUND([.C91]/255; 4))" office:value-type="string" office:string-value="0.0157,0.2275" calcext:value-type="string">
            <text:p>0.0157,0.22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BITAND(BITRSHIFT([.D92]; 8); 255)" office:value-type="float" office:value="4" calcext:value-type="float">
            <text:p>4</text:p>
          </table:table-cell>
          <table:table-cell table:formula="of:=BITAND([.D92]; 255)" office:value-type="float" office:value="70" calcext:value-type="float">
            <text:p>70</text:p>
          </table:table-cell>
          <table:table-cell table:style-name="ce6" table:formula="of:= INT(65535 * ([.A92] - [.$G$2]) / ([.$G$3]-[.$G$2]))" office:value-type="float" office:value="1094" calcext:value-type="float">
            <text:p>1094</text:p>
          </table:table-cell>
          <table:table-cell table:formula="of:=COM.MICROSOFT.CONCAT(ROUND([.B92]/255; 4); &quot;,&quot;; ROUND([.C92]/255; 4))" office:value-type="string" office:string-value="0.0157,0.2745" calcext:value-type="string">
            <text:p>0.0157,0.2745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 BITAND(BITRSHIFT([.D93]; 8); 255)" office:value-type="float" office:value="4" calcext:value-type="float">
            <text:p>4</text:p>
          </table:table-cell>
          <table:table-cell table:formula="of:=BITAND([.D93]; 255)" office:value-type="float" office:value="82" calcext:value-type="float">
            <text:p>82</text:p>
          </table:table-cell>
          <table:table-cell table:style-name="ce6" table:formula="of:= INT(65535 * ([.A93] - [.$G$2]) / ([.$G$3]-[.$G$2]))" office:value-type="float" office:value="1106" calcext:value-type="float">
            <text:p>1106</text:p>
          </table:table-cell>
          <table:table-cell table:formula="of:=COM.MICROSOFT.CONCAT(ROUND([.B93]/255; 4); &quot;,&quot;; ROUND([.C93]/255; 4))" office:value-type="string" office:string-value="0.0157,0.3216" calcext:value-type="string">
            <text:p>0.0157,0.3216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 BITAND(BITRSHIFT([.D94]; 8); 255)" office:value-type="float" office:value="4" calcext:value-type="float">
            <text:p>4</text:p>
          </table:table-cell>
          <table:table-cell table:formula="of:=BITAND([.D94]; 255)" office:value-type="float" office:value="94" calcext:value-type="float">
            <text:p>94</text:p>
          </table:table-cell>
          <table:table-cell table:style-name="ce6" table:formula="of:= INT(65535 * ([.A94] - [.$G$2]) / ([.$G$3]-[.$G$2]))" office:value-type="float" office:value="1118" calcext:value-type="float">
            <text:p>1118</text:p>
          </table:table-cell>
          <table:table-cell table:formula="of:=COM.MICROSOFT.CONCAT(ROUND([.B94]/255; 4); &quot;,&quot;; ROUND([.C94]/255; 4))" office:value-type="string" office:string-value="0.0157,0.3686" calcext:value-type="string">
            <text:p>0.0157,0.3686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 BITAND(BITRSHIFT([.D95]; 8); 255)" office:value-type="float" office:value="4" calcext:value-type="float">
            <text:p>4</text:p>
          </table:table-cell>
          <table:table-cell table:formula="of:=BITAND([.D95]; 255)" office:value-type="float" office:value="106" calcext:value-type="float">
            <text:p>106</text:p>
          </table:table-cell>
          <table:table-cell table:style-name="ce6" table:formula="of:= INT(65535 * ([.A95] - [.$G$2]) / ([.$G$3]-[.$G$2]))" office:value-type="float" office:value="1130" calcext:value-type="float">
            <text:p>1130</text:p>
          </table:table-cell>
          <table:table-cell table:formula="of:=COM.MICROSOFT.CONCAT(ROUND([.B95]/255; 4); &quot;,&quot;; ROUND([.C95]/255; 4))" office:value-type="string" office:string-value="0.0157,0.4157" calcext:value-type="string">
            <text:p>0.0157,0.4157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 BITAND(BITRSHIFT([.D96]; 8); 255)" office:value-type="float" office:value="4" calcext:value-type="float">
            <text:p>4</text:p>
          </table:table-cell>
          <table:table-cell table:formula="of:=BITAND([.D96]; 255)" office:value-type="float" office:value="118" calcext:value-type="float">
            <text:p>118</text:p>
          </table:table-cell>
          <table:table-cell table:style-name="ce6" table:formula="of:= INT(65535 * ([.A96] - [.$G$2]) / ([.$G$3]-[.$G$2]))" office:value-type="float" office:value="1142" calcext:value-type="float">
            <text:p>1142</text:p>
          </table:table-cell>
          <table:table-cell table:formula="of:=COM.MICROSOFT.CONCAT(ROUND([.B96]/255; 4); &quot;,&quot;; ROUND([.C96]/255; 4))" office:value-type="string" office:string-value="0.0157,0.4627" calcext:value-type="string">
            <text:p>0.0157,0.462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BITAND(BITRSHIFT([.D97]; 8); 255)" office:value-type="float" office:value="4" calcext:value-type="float">
            <text:p>4</text:p>
          </table:table-cell>
          <table:table-cell table:formula="of:=BITAND([.D97]; 255)" office:value-type="float" office:value="131" calcext:value-type="float">
            <text:p>131</text:p>
          </table:table-cell>
          <table:table-cell table:style-name="ce6" table:formula="of:= INT(65535 * ([.A97] - [.$G$2]) / ([.$G$3]-[.$G$2]))" office:value-type="float" office:value="1155" calcext:value-type="float">
            <text:p>1155</text:p>
          </table:table-cell>
          <table:table-cell table:formula="of:=COM.MICROSOFT.CONCAT(ROUND([.B97]/255; 4); &quot;,&quot;; ROUND([.C97]/255; 4))" office:value-type="string" office:string-value="0.0157,0.5137" calcext:value-type="string">
            <text:p>0.0157,0.5137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 BITAND(BITRSHIFT([.D98]; 8); 255)" office:value-type="float" office:value="4" calcext:value-type="float">
            <text:p>4</text:p>
          </table:table-cell>
          <table:table-cell table:formula="of:=BITAND([.D98]; 255)" office:value-type="float" office:value="143" calcext:value-type="float">
            <text:p>143</text:p>
          </table:table-cell>
          <table:table-cell table:style-name="ce6" table:formula="of:= INT(65535 * ([.A98] - [.$G$2]) / ([.$G$3]-[.$G$2]))" office:value-type="float" office:value="1167" calcext:value-type="float">
            <text:p>1167</text:p>
          </table:table-cell>
          <table:table-cell table:formula="of:=COM.MICROSOFT.CONCAT(ROUND([.B98]/255; 4); &quot;,&quot;; ROUND([.C98]/255; 4))" office:value-type="string" office:string-value="0.0157,0.5608" calcext:value-type="string">
            <text:p>0.0157,0.5608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 BITAND(BITRSHIFT([.D99]; 8); 255)" office:value-type="float" office:value="4" calcext:value-type="float">
            <text:p>4</text:p>
          </table:table-cell>
          <table:table-cell table:formula="of:=BITAND([.D99]; 255)" office:value-type="float" office:value="155" calcext:value-type="float">
            <text:p>155</text:p>
          </table:table-cell>
          <table:table-cell table:style-name="ce6" table:formula="of:= INT(65535 * ([.A99] - [.$G$2]) / ([.$G$3]-[.$G$2]))" office:value-type="float" office:value="1179" calcext:value-type="float">
            <text:p>1179</text:p>
          </table:table-cell>
          <table:table-cell table:formula="of:=COM.MICROSOFT.CONCAT(ROUND([.B99]/255; 4); &quot;,&quot;; ROUND([.C99]/255; 4))" office:value-type="string" office:string-value="0.0157,0.6078" calcext:value-type="string">
            <text:p>0.0157,0.6078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 BITAND(BITRSHIFT([.D100]; 8); 255)" office:value-type="float" office:value="4" calcext:value-type="float">
            <text:p>4</text:p>
          </table:table-cell>
          <table:table-cell table:formula="of:=BITAND([.D100]; 255)" office:value-type="float" office:value="167" calcext:value-type="float">
            <text:p>167</text:p>
          </table:table-cell>
          <table:table-cell table:style-name="ce6" table:formula="of:= INT(65535 * ([.A100] - [.$G$2]) / ([.$G$3]-[.$G$2]))" office:value-type="float" office:value="1191" calcext:value-type="float">
            <text:p>1191</text:p>
          </table:table-cell>
          <table:table-cell table:formula="of:=COM.MICROSOFT.CONCAT(ROUND([.B100]/255; 4); &quot;,&quot;; ROUND([.C100]/255; 4))" office:value-type="string" office:string-value="0.0157,0.6549" calcext:value-type="string">
            <text:p>0.0157,0.6549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 BITAND(BITRSHIFT([.D101]; 8); 255)" office:value-type="float" office:value="4" calcext:value-type="float">
            <text:p>4</text:p>
          </table:table-cell>
          <table:table-cell table:formula="of:=BITAND([.D101]; 255)" office:value-type="float" office:value="179" calcext:value-type="float">
            <text:p>179</text:p>
          </table:table-cell>
          <table:table-cell table:style-name="ce6" table:formula="of:= INT(65535 * ([.A101] - [.$G$2]) / ([.$G$3]-[.$G$2]))" office:value-type="float" office:value="1203" calcext:value-type="float">
            <text:p>1203</text:p>
          </table:table-cell>
          <table:table-cell table:formula="of:=COM.MICROSOFT.CONCAT(ROUND([.B101]/255; 4); &quot;,&quot;; ROUND([.C101]/255; 4))" office:value-type="string" office:string-value="0.0157,0.702" calcext:value-type="string">
            <text:p>0.0157,0.7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BITAND(BITRSHIFT([.D102]; 8); 255)" office:value-type="float" office:value="4" calcext:value-type="float">
            <text:p>4</text:p>
          </table:table-cell>
          <table:table-cell table:formula="of:=BITAND([.D102]; 255)" office:value-type="float" office:value="191" calcext:value-type="float">
            <text:p>191</text:p>
          </table:table-cell>
          <table:table-cell table:style-name="ce6" table:formula="of:= INT(65535 * ([.A102] - [.$G$2]) / ([.$G$3]-[.$G$2]))" office:value-type="float" office:value="1215" calcext:value-type="float">
            <text:p>1215</text:p>
          </table:table-cell>
          <table:table-cell table:formula="of:=COM.MICROSOFT.CONCAT(ROUND([.B102]/255; 4); &quot;,&quot;; ROUND([.C102]/255; 4))" office:value-type="string" office:string-value="0.0157,0.749" calcext:value-type="string">
            <text:p>0.0157,0.749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formula="of:= BITAND(BITRSHIFT([.D103]; 8); 255)" office:value-type="float" office:value="4" calcext:value-type="float">
            <text:p>4</text:p>
          </table:table-cell>
          <table:table-cell table:formula="of:=BITAND([.D103]; 255)" office:value-type="float" office:value="204" calcext:value-type="float">
            <text:p>204</text:p>
          </table:table-cell>
          <table:table-cell table:style-name="ce6" table:formula="of:= INT(65535 * ([.A103] - [.$G$2]) / ([.$G$3]-[.$G$2]))" office:value-type="float" office:value="1228" calcext:value-type="float">
            <text:p>1228</text:p>
          </table:table-cell>
          <table:table-cell table:formula="of:=COM.MICROSOFT.CONCAT(ROUND([.B103]/255; 4); &quot;,&quot;; ROUND([.C103]/255; 4))" office:value-type="string" office:string-value="0.0157,0.8" calcext:value-type="string">
            <text:p>0.0157,0.8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formula="of:= BITAND(BITRSHIFT([.D104]; 8); 255)" office:value-type="float" office:value="4" calcext:value-type="float">
            <text:p>4</text:p>
          </table:table-cell>
          <table:table-cell table:formula="of:=BITAND([.D104]; 255)" office:value-type="float" office:value="216" calcext:value-type="float">
            <text:p>216</text:p>
          </table:table-cell>
          <table:table-cell table:style-name="ce6" table:formula="of:= INT(65535 * ([.A104] - [.$G$2]) / ([.$G$3]-[.$G$2]))" office:value-type="float" office:value="1240" calcext:value-type="float">
            <text:p>1240</text:p>
          </table:table-cell>
          <table:table-cell table:formula="of:=COM.MICROSOFT.CONCAT(ROUND([.B104]/255; 4); &quot;,&quot;; ROUND([.C104]/255; 4))" office:value-type="string" office:string-value="0.0157,0.8471" calcext:value-type="string">
            <text:p>0.0157,0.8471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table:formula="of:= BITAND(BITRSHIFT([.D105]; 8); 255)" office:value-type="float" office:value="4" calcext:value-type="float">
            <text:p>4</text:p>
          </table:table-cell>
          <table:table-cell table:formula="of:=BITAND([.D105]; 255)" office:value-type="float" office:value="228" calcext:value-type="float">
            <text:p>228</text:p>
          </table:table-cell>
          <table:table-cell table:style-name="ce6" table:formula="of:= INT(65535 * ([.A105] - [.$G$2]) / ([.$G$3]-[.$G$2]))" office:value-type="float" office:value="1252" calcext:value-type="float">
            <text:p>1252</text:p>
          </table:table-cell>
          <table:table-cell table:formula="of:=COM.MICROSOFT.CONCAT(ROUND([.B105]/255; 4); &quot;,&quot;; ROUND([.C105]/255; 4))" office:value-type="string" office:string-value="0.0157,0.8941" calcext:value-type="string">
            <text:p>0.0157,0.8941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table:formula="of:= BITAND(BITRSHIFT([.D106]; 8); 255)" office:value-type="float" office:value="4" calcext:value-type="float">
            <text:p>4</text:p>
          </table:table-cell>
          <table:table-cell table:formula="of:=BITAND([.D106]; 255)" office:value-type="float" office:value="240" calcext:value-type="float">
            <text:p>240</text:p>
          </table:table-cell>
          <table:table-cell table:style-name="ce6" table:formula="of:= INT(65535 * ([.A106] - [.$G$2]) / ([.$G$3]-[.$G$2]))" office:value-type="float" office:value="1264" calcext:value-type="float">
            <text:p>1264</text:p>
          </table:table-cell>
          <table:table-cell table:formula="of:=COM.MICROSOFT.CONCAT(ROUND([.B106]/255; 4); &quot;,&quot;; ROUND([.C106]/255; 4))" office:value-type="string" office:string-value="0.0157,0.9412" calcext:value-type="string">
            <text:p>0.0157,0.94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BITAND(BITRSHIFT([.D107]; 8); 255)" office:value-type="float" office:value="4" calcext:value-type="float">
            <text:p>4</text:p>
          </table:table-cell>
          <table:table-cell table:formula="of:=BITAND([.D107]; 255)" office:value-type="float" office:value="252" calcext:value-type="float">
            <text:p>252</text:p>
          </table:table-cell>
          <table:table-cell table:style-name="ce6" table:formula="of:= INT(65535 * ([.A107] - [.$G$2]) / ([.$G$3]-[.$G$2]))" office:value-type="float" office:value="1276" calcext:value-type="float">
            <text:p>1276</text:p>
          </table:table-cell>
          <table:table-cell table:formula="of:=COM.MICROSOFT.CONCAT(ROUND([.B107]/255; 4); &quot;,&quot;; ROUND([.C107]/255; 4))" office:value-type="string" office:string-value="0.0157,0.9882" calcext:value-type="string">
            <text:p>0.0157,0.9882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 BITAND(BITRSHIFT([.D108]; 8); 255)" office:value-type="float" office:value="5" calcext:value-type="float">
            <text:p>5</text:p>
          </table:table-cell>
          <table:table-cell table:formula="of:=BITAND([.D108]; 255)" office:value-type="float" office:value="8" calcext:value-type="float">
            <text:p>8</text:p>
          </table:table-cell>
          <table:table-cell table:style-name="ce6" table:formula="of:= INT(65535 * ([.A108] - [.$G$2]) / ([.$G$3]-[.$G$2]))" office:value-type="float" office:value="1288" calcext:value-type="float">
            <text:p>1288</text:p>
          </table:table-cell>
          <table:table-cell table:formula="of:=COM.MICROSOFT.CONCAT(ROUND([.B108]/255; 4); &quot;,&quot;; ROUND([.C108]/255; 4))" office:value-type="string" office:string-value="0.0196,0.0314" calcext:value-type="string">
            <text:p>0.0196,0.0314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table:formula="of:= BITAND(BITRSHIFT([.D109]; 8); 255)" office:value-type="float" office:value="5" calcext:value-type="float">
            <text:p>5</text:p>
          </table:table-cell>
          <table:table-cell table:formula="of:=BITAND([.D109]; 255)" office:value-type="float" office:value="20" calcext:value-type="float">
            <text:p>20</text:p>
          </table:table-cell>
          <table:table-cell table:style-name="ce6" table:formula="of:= INT(65535 * ([.A109] - [.$G$2]) / ([.$G$3]-[.$G$2]))" office:value-type="float" office:value="1300" calcext:value-type="float">
            <text:p>1300</text:p>
          </table:table-cell>
          <table:table-cell table:formula="of:=COM.MICROSOFT.CONCAT(ROUND([.B109]/255; 4); &quot;,&quot;; ROUND([.C109]/255; 4))" office:value-type="string" office:string-value="0.0196,0.0784" calcext:value-type="string">
            <text:p>0.0196,0.0784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 BITAND(BITRSHIFT([.D110]; 8); 255)" office:value-type="float" office:value="5" calcext:value-type="float">
            <text:p>5</text:p>
          </table:table-cell>
          <table:table-cell table:formula="of:=BITAND([.D110]; 255)" office:value-type="float" office:value="33" calcext:value-type="float">
            <text:p>33</text:p>
          </table:table-cell>
          <table:table-cell table:style-name="ce6" table:formula="of:= INT(65535 * ([.A110] - [.$G$2]) / ([.$G$3]-[.$G$2]))" office:value-type="float" office:value="1313" calcext:value-type="float">
            <text:p>1313</text:p>
          </table:table-cell>
          <table:table-cell table:formula="of:=COM.MICROSOFT.CONCAT(ROUND([.B110]/255; 4); &quot;,&quot;; ROUND([.C110]/255; 4))" office:value-type="string" office:string-value="0.0196,0.1294" calcext:value-type="string">
            <text:p>0.0196,0.1294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formula="of:= BITAND(BITRSHIFT([.D111]; 8); 255)" office:value-type="float" office:value="5" calcext:value-type="float">
            <text:p>5</text:p>
          </table:table-cell>
          <table:table-cell table:formula="of:=BITAND([.D111]; 255)" office:value-type="float" office:value="45" calcext:value-type="float">
            <text:p>45</text:p>
          </table:table-cell>
          <table:table-cell table:style-name="ce6" table:formula="of:= INT(65535 * ([.A111] - [.$G$2]) / ([.$G$3]-[.$G$2]))" office:value-type="float" office:value="1325" calcext:value-type="float">
            <text:p>1325</text:p>
          </table:table-cell>
          <table:table-cell table:formula="of:=COM.MICROSOFT.CONCAT(ROUND([.B111]/255; 4); &quot;,&quot;; ROUND([.C111]/255; 4))" office:value-type="string" office:string-value="0.0196,0.1765" calcext:value-type="string">
            <text:p>0.0196,0.176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BITAND(BITRSHIFT([.D112]; 8); 255)" office:value-type="float" office:value="5" calcext:value-type="float">
            <text:p>5</text:p>
          </table:table-cell>
          <table:table-cell table:formula="of:=BITAND([.D112]; 255)" office:value-type="float" office:value="57" calcext:value-type="float">
            <text:p>57</text:p>
          </table:table-cell>
          <table:table-cell table:style-name="ce6" table:formula="of:= INT(65535 * ([.A112] - [.$G$2]) / ([.$G$3]-[.$G$2]))" office:value-type="float" office:value="1337" calcext:value-type="float">
            <text:p>1337</text:p>
          </table:table-cell>
          <table:table-cell table:formula="of:=COM.MICROSOFT.CONCAT(ROUND([.B112]/255; 4); &quot;,&quot;; ROUND([.C112]/255; 4))" office:value-type="string" office:string-value="0.0196,0.2235" calcext:value-type="string">
            <text:p>0.0196,0.2235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table:formula="of:= BITAND(BITRSHIFT([.D113]; 8); 255)" office:value-type="float" office:value="5" calcext:value-type="float">
            <text:p>5</text:p>
          </table:table-cell>
          <table:table-cell table:formula="of:=BITAND([.D113]; 255)" office:value-type="float" office:value="69" calcext:value-type="float">
            <text:p>69</text:p>
          </table:table-cell>
          <table:table-cell table:style-name="ce6" table:formula="of:= INT(65535 * ([.A113] - [.$G$2]) / ([.$G$3]-[.$G$2]))" office:value-type="float" office:value="1349" calcext:value-type="float">
            <text:p>1349</text:p>
          </table:table-cell>
          <table:table-cell table:formula="of:=COM.MICROSOFT.CONCAT(ROUND([.B113]/255; 4); &quot;,&quot;; ROUND([.C113]/255; 4))" office:value-type="string" office:string-value="0.0196,0.2706" calcext:value-type="string">
            <text:p>0.0196,0.2706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table:formula="of:= BITAND(BITRSHIFT([.D114]; 8); 255)" office:value-type="float" office:value="5" calcext:value-type="float">
            <text:p>5</text:p>
          </table:table-cell>
          <table:table-cell table:formula="of:=BITAND([.D114]; 255)" office:value-type="float" office:value="81" calcext:value-type="float">
            <text:p>81</text:p>
          </table:table-cell>
          <table:table-cell table:style-name="ce6" table:formula="of:= INT(65535 * ([.A114] - [.$G$2]) / ([.$G$3]-[.$G$2]))" office:value-type="float" office:value="1361" calcext:value-type="float">
            <text:p>1361</text:p>
          </table:table-cell>
          <table:table-cell table:formula="of:=COM.MICROSOFT.CONCAT(ROUND([.B114]/255; 4); &quot;,&quot;; ROUND([.C114]/255; 4))" office:value-type="string" office:string-value="0.0196,0.3176" calcext:value-type="string">
            <text:p>0.0196,0.317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formula="of:= BITAND(BITRSHIFT([.D115]; 8); 255)" office:value-type="float" office:value="5" calcext:value-type="float">
            <text:p>5</text:p>
          </table:table-cell>
          <table:table-cell table:formula="of:=BITAND([.D115]; 255)" office:value-type="float" office:value="93" calcext:value-type="float">
            <text:p>93</text:p>
          </table:table-cell>
          <table:table-cell table:style-name="ce6" table:formula="of:= INT(65535 * ([.A115] - [.$G$2]) / ([.$G$3]-[.$G$2]))" office:value-type="float" office:value="1373" calcext:value-type="float">
            <text:p>1373</text:p>
          </table:table-cell>
          <table:table-cell table:formula="of:=COM.MICROSOFT.CONCAT(ROUND([.B115]/255; 4); &quot;,&quot;; ROUND([.C115]/255; 4))" office:value-type="string" office:string-value="0.0196,0.3647" calcext:value-type="string">
            <text:p>0.0196,0.3647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table:formula="of:= BITAND(BITRSHIFT([.D116]; 8); 255)" office:value-type="float" office:value="5" calcext:value-type="float">
            <text:p>5</text:p>
          </table:table-cell>
          <table:table-cell table:formula="of:=BITAND([.D116]; 255)" office:value-type="float" office:value="106" calcext:value-type="float">
            <text:p>106</text:p>
          </table:table-cell>
          <table:table-cell table:style-name="ce6" table:formula="of:= INT(65535 * ([.A116] - [.$G$2]) / ([.$G$3]-[.$G$2]))" office:value-type="float" office:value="1386" calcext:value-type="float">
            <text:p>1386</text:p>
          </table:table-cell>
          <table:table-cell table:formula="of:=COM.MICROSOFT.CONCAT(ROUND([.B116]/255; 4); &quot;,&quot;; ROUND([.C116]/255; 4))" office:value-type="string" office:string-value="0.0196,0.4157" calcext:value-type="string">
            <text:p>0.0196,0.415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BITAND(BITRSHIFT([.D117]; 8); 255)" office:value-type="float" office:value="5" calcext:value-type="float">
            <text:p>5</text:p>
          </table:table-cell>
          <table:table-cell table:formula="of:=BITAND([.D117]; 255)" office:value-type="float" office:value="118" calcext:value-type="float">
            <text:p>118</text:p>
          </table:table-cell>
          <table:table-cell table:style-name="ce6" table:formula="of:= INT(65535 * ([.A117] - [.$G$2]) / ([.$G$3]-[.$G$2]))" office:value-type="float" office:value="1398" calcext:value-type="float">
            <text:p>1398</text:p>
          </table:table-cell>
          <table:table-cell table:formula="of:=COM.MICROSOFT.CONCAT(ROUND([.B117]/255; 4); &quot;,&quot;; ROUND([.C117]/255; 4))" office:value-type="string" office:string-value="0.0196,0.4627" calcext:value-type="string">
            <text:p>0.0196,0.4627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 BITAND(BITRSHIFT([.D118]; 8); 255)" office:value-type="float" office:value="5" calcext:value-type="float">
            <text:p>5</text:p>
          </table:table-cell>
          <table:table-cell table:formula="of:=BITAND([.D118]; 255)" office:value-type="float" office:value="130" calcext:value-type="float">
            <text:p>130</text:p>
          </table:table-cell>
          <table:table-cell table:style-name="ce6" table:formula="of:= INT(65535 * ([.A118] - [.$G$2]) / ([.$G$3]-[.$G$2]))" office:value-type="float" office:value="1410" calcext:value-type="float">
            <text:p>1410</text:p>
          </table:table-cell>
          <table:table-cell table:formula="of:=COM.MICROSOFT.CONCAT(ROUND([.B118]/255; 4); &quot;,&quot;; ROUND([.C118]/255; 4))" office:value-type="string" office:string-value="0.0196,0.5098" calcext:value-type="string">
            <text:p>0.0196,0.5098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formula="of:= BITAND(BITRSHIFT([.D119]; 8); 255)" office:value-type="float" office:value="5" calcext:value-type="float">
            <text:p>5</text:p>
          </table:table-cell>
          <table:table-cell table:formula="of:=BITAND([.D119]; 255)" office:value-type="float" office:value="142" calcext:value-type="float">
            <text:p>142</text:p>
          </table:table-cell>
          <table:table-cell table:style-name="ce6" table:formula="of:= INT(65535 * ([.A119] - [.$G$2]) / ([.$G$3]-[.$G$2]))" office:value-type="float" office:value="1422" calcext:value-type="float">
            <text:p>1422</text:p>
          </table:table-cell>
          <table:table-cell table:formula="of:=COM.MICROSOFT.CONCAT(ROUND([.B119]/255; 4); &quot;,&quot;; ROUND([.C119]/255; 4))" office:value-type="string" office:string-value="0.0196,0.5569" calcext:value-type="string">
            <text:p>0.0196,0.5569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 BITAND(BITRSHIFT([.D120]; 8); 255)" office:value-type="float" office:value="5" calcext:value-type="float">
            <text:p>5</text:p>
          </table:table-cell>
          <table:table-cell table:formula="of:=BITAND([.D120]; 255)" office:value-type="float" office:value="154" calcext:value-type="float">
            <text:p>154</text:p>
          </table:table-cell>
          <table:table-cell table:style-name="ce6" table:formula="of:= INT(65535 * ([.A120] - [.$G$2]) / ([.$G$3]-[.$G$2]))" office:value-type="float" office:value="1434" calcext:value-type="float">
            <text:p>1434</text:p>
          </table:table-cell>
          <table:table-cell table:formula="of:=COM.MICROSOFT.CONCAT(ROUND([.B120]/255; 4); &quot;,&quot;; ROUND([.C120]/255; 4))" office:value-type="string" office:string-value="0.0196,0.6039" calcext:value-type="string">
            <text:p>0.0196,0.6039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table:formula="of:= BITAND(BITRSHIFT([.D121]; 8); 255)" office:value-type="float" office:value="5" calcext:value-type="float">
            <text:p>5</text:p>
          </table:table-cell>
          <table:table-cell table:formula="of:=BITAND([.D121]; 255)" office:value-type="float" office:value="166" calcext:value-type="float">
            <text:p>166</text:p>
          </table:table-cell>
          <table:table-cell table:style-name="ce6" table:formula="of:= INT(65535 * ([.A121] - [.$G$2]) / ([.$G$3]-[.$G$2]))" office:value-type="float" office:value="1446" calcext:value-type="float">
            <text:p>1446</text:p>
          </table:table-cell>
          <table:table-cell table:formula="of:=COM.MICROSOFT.CONCAT(ROUND([.B121]/255; 4); &quot;,&quot;; ROUND([.C121]/255; 4))" office:value-type="string" office:string-value="0.0196,0.651" calcext:value-type="string">
            <text:p>0.0196,0.6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BITAND(BITRSHIFT([.D122]; 8); 255)" office:value-type="float" office:value="5" calcext:value-type="float">
            <text:p>5</text:p>
          </table:table-cell>
          <table:table-cell table:formula="of:=BITAND([.D122]; 255)" office:value-type="float" office:value="179" calcext:value-type="float">
            <text:p>179</text:p>
          </table:table-cell>
          <table:table-cell table:style-name="ce6" table:formula="of:= INT(65535 * ([.A122] - [.$G$2]) / ([.$G$3]-[.$G$2]))" office:value-type="float" office:value="1459" calcext:value-type="float">
            <text:p>1459</text:p>
          </table:table-cell>
          <table:table-cell table:formula="of:=COM.MICROSOFT.CONCAT(ROUND([.B122]/255; 4); &quot;,&quot;; ROUND([.C122]/255; 4))" office:value-type="string" office:string-value="0.0196,0.702" calcext:value-type="string">
            <text:p>0.0196,0.702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formula="of:= BITAND(BITRSHIFT([.D123]; 8); 255)" office:value-type="float" office:value="5" calcext:value-type="float">
            <text:p>5</text:p>
          </table:table-cell>
          <table:table-cell table:formula="of:=BITAND([.D123]; 255)" office:value-type="float" office:value="191" calcext:value-type="float">
            <text:p>191</text:p>
          </table:table-cell>
          <table:table-cell table:style-name="ce6" table:formula="of:= INT(65535 * ([.A123] - [.$G$2]) / ([.$G$3]-[.$G$2]))" office:value-type="float" office:value="1471" calcext:value-type="float">
            <text:p>1471</text:p>
          </table:table-cell>
          <table:table-cell table:formula="of:=COM.MICROSOFT.CONCAT(ROUND([.B123]/255; 4); &quot;,&quot;; ROUND([.C123]/255; 4))" office:value-type="string" office:string-value="0.0196,0.749" calcext:value-type="string">
            <text:p>0.0196,0.749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 BITAND(BITRSHIFT([.D124]; 8); 255)" office:value-type="float" office:value="5" calcext:value-type="float">
            <text:p>5</text:p>
          </table:table-cell>
          <table:table-cell table:formula="of:=BITAND([.D124]; 255)" office:value-type="float" office:value="203" calcext:value-type="float">
            <text:p>203</text:p>
          </table:table-cell>
          <table:table-cell table:style-name="ce6" table:formula="of:= INT(65535 * ([.A124] - [.$G$2]) / ([.$G$3]-[.$G$2]))" office:value-type="float" office:value="1483" calcext:value-type="float">
            <text:p>1483</text:p>
          </table:table-cell>
          <table:table-cell table:formula="of:=COM.MICROSOFT.CONCAT(ROUND([.B124]/255; 4); &quot;,&quot;; ROUND([.C124]/255; 4))" office:value-type="string" office:string-value="0.0196,0.7961" calcext:value-type="string">
            <text:p>0.0196,0.7961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 BITAND(BITRSHIFT([.D125]; 8); 255)" office:value-type="float" office:value="5" calcext:value-type="float">
            <text:p>5</text:p>
          </table:table-cell>
          <table:table-cell table:formula="of:=BITAND([.D125]; 255)" office:value-type="float" office:value="215" calcext:value-type="float">
            <text:p>215</text:p>
          </table:table-cell>
          <table:table-cell table:style-name="ce6" table:formula="of:= INT(65535 * ([.A125] - [.$G$2]) / ([.$G$3]-[.$G$2]))" office:value-type="float" office:value="1495" calcext:value-type="float">
            <text:p>1495</text:p>
          </table:table-cell>
          <table:table-cell table:formula="of:=COM.MICROSOFT.CONCAT(ROUND([.B125]/255; 4); &quot;,&quot;; ROUND([.C125]/255; 4))" office:value-type="string" office:string-value="0.0196,0.8431" calcext:value-type="string">
            <text:p>0.0196,0.8431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 BITAND(BITRSHIFT([.D126]; 8); 255)" office:value-type="float" office:value="5" calcext:value-type="float">
            <text:p>5</text:p>
          </table:table-cell>
          <table:table-cell table:formula="of:=BITAND([.D126]; 255)" office:value-type="float" office:value="227" calcext:value-type="float">
            <text:p>227</text:p>
          </table:table-cell>
          <table:table-cell table:style-name="ce6" table:formula="of:= INT(65535 * ([.A126] - [.$G$2]) / ([.$G$3]-[.$G$2]))" office:value-type="float" office:value="1507" calcext:value-type="float">
            <text:p>1507</text:p>
          </table:table-cell>
          <table:table-cell table:formula="of:=COM.MICROSOFT.CONCAT(ROUND([.B126]/255; 4); &quot;,&quot;; ROUND([.C126]/255; 4))" office:value-type="string" office:string-value="0.0196,0.8902" calcext:value-type="string">
            <text:p>0.0196,0.89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BITAND(BITRSHIFT([.D127]; 8); 255)" office:value-type="float" office:value="5" calcext:value-type="float">
            <text:p>5</text:p>
          </table:table-cell>
          <table:table-cell table:formula="of:=BITAND([.D127]; 255)" office:value-type="float" office:value="239" calcext:value-type="float">
            <text:p>239</text:p>
          </table:table-cell>
          <table:table-cell table:style-name="ce6" table:formula="of:= INT(65535 * ([.A127] - [.$G$2]) / ([.$G$3]-[.$G$2]))" office:value-type="float" office:value="1519" calcext:value-type="float">
            <text:p>1519</text:p>
          </table:table-cell>
          <table:table-cell table:formula="of:=COM.MICROSOFT.CONCAT(ROUND([.B127]/255; 4); &quot;,&quot;; ROUND([.C127]/255; 4))" office:value-type="string" office:string-value="0.0196,0.9373" calcext:value-type="string">
            <text:p>0.0196,0.9373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 BITAND(BITRSHIFT([.D128]; 8); 255)" office:value-type="float" office:value="5" calcext:value-type="float">
            <text:p>5</text:p>
          </table:table-cell>
          <table:table-cell table:formula="of:=BITAND([.D128]; 255)" office:value-type="float" office:value="251" calcext:value-type="float">
            <text:p>251</text:p>
          </table:table-cell>
          <table:table-cell table:style-name="ce6" table:formula="of:= INT(65535 * ([.A128] - [.$G$2]) / ([.$G$3]-[.$G$2]))" office:value-type="float" office:value="1531" calcext:value-type="float">
            <text:p>1531</text:p>
          </table:table-cell>
          <table:table-cell table:formula="of:=COM.MICROSOFT.CONCAT(ROUND([.B128]/255; 4); &quot;,&quot;; ROUND([.C128]/255; 4))" office:value-type="string" office:string-value="0.0196,0.9843" calcext:value-type="string">
            <text:p>0.0196,0.9843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 BITAND(BITRSHIFT([.D129]; 8); 255)" office:value-type="float" office:value="6" calcext:value-type="float">
            <text:p>6</text:p>
          </table:table-cell>
          <table:table-cell table:formula="of:=BITAND([.D129]; 255)" office:value-type="float" office:value="8" calcext:value-type="float">
            <text:p>8</text:p>
          </table:table-cell>
          <table:table-cell table:style-name="ce6" table:formula="of:= INT(65535 * ([.A129] - [.$G$2]) / ([.$G$3]-[.$G$2]))" office:value-type="float" office:value="1544" calcext:value-type="float">
            <text:p>1544</text:p>
          </table:table-cell>
          <table:table-cell table:formula="of:=COM.MICROSOFT.CONCAT(ROUND([.B129]/255; 4); &quot;,&quot;; ROUND([.C129]/255; 4))" office:value-type="string" office:string-value="0.0235,0.0314" calcext:value-type="string">
            <text:p>0.0235,0.0314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 BITAND(BITRSHIFT([.D130]; 8); 255)" office:value-type="float" office:value="6" calcext:value-type="float">
            <text:p>6</text:p>
          </table:table-cell>
          <table:table-cell table:formula="of:=BITAND([.D130]; 255)" office:value-type="float" office:value="20" calcext:value-type="float">
            <text:p>20</text:p>
          </table:table-cell>
          <table:table-cell table:style-name="ce6" table:formula="of:= INT(65535 * ([.A130] - [.$G$2]) / ([.$G$3]-[.$G$2]))" office:value-type="float" office:value="1556" calcext:value-type="float">
            <text:p>1556</text:p>
          </table:table-cell>
          <table:table-cell table:formula="of:=COM.MICROSOFT.CONCAT(ROUND([.B130]/255; 4); &quot;,&quot;; ROUND([.C130]/255; 4))" office:value-type="string" office:string-value="0.0235,0.0784" calcext:value-type="string">
            <text:p>0.0235,0.0784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table:formula="of:= BITAND(BITRSHIFT([.D131]; 8); 255)" office:value-type="float" office:value="6" calcext:value-type="float">
            <text:p>6</text:p>
          </table:table-cell>
          <table:table-cell table:formula="of:=BITAND([.D131]; 255)" office:value-type="float" office:value="32" calcext:value-type="float">
            <text:p>32</text:p>
          </table:table-cell>
          <table:table-cell table:style-name="ce6" table:formula="of:= INT(65535 * ([.A131] - [.$G$2]) / ([.$G$3]-[.$G$2]))" office:value-type="float" office:value="1568" calcext:value-type="float">
            <text:p>1568</text:p>
          </table:table-cell>
          <table:table-cell table:formula="of:=COM.MICROSOFT.CONCAT(ROUND([.B131]/255; 4); &quot;,&quot;; ROUND([.C131]/255; 4))" office:value-type="string" office:string-value="0.0235,0.1255" calcext:value-type="string">
            <text:p>0.0235,0.12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BITAND(BITRSHIFT([.D132]; 8); 255)" office:value-type="float" office:value="6" calcext:value-type="float">
            <text:p>6</text:p>
          </table:table-cell>
          <table:table-cell table:formula="of:=BITAND([.D132]; 255)" office:value-type="float" office:value="44" calcext:value-type="float">
            <text:p>44</text:p>
          </table:table-cell>
          <table:table-cell table:style-name="ce6" table:formula="of:= INT(65535 * ([.A132] - [.$G$2]) / ([.$G$3]-[.$G$2]))" office:value-type="float" office:value="1580" calcext:value-type="float">
            <text:p>1580</text:p>
          </table:table-cell>
          <table:table-cell table:formula="of:=COM.MICROSOFT.CONCAT(ROUND([.B132]/255; 4); &quot;,&quot;; ROUND([.C132]/255; 4))" office:value-type="string" office:string-value="0.0235,0.1725" calcext:value-type="string">
            <text:p>0.0235,0.1725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table:formula="of:= BITAND(BITRSHIFT([.D133]; 8); 255)" office:value-type="float" office:value="6" calcext:value-type="float">
            <text:p>6</text:p>
          </table:table-cell>
          <table:table-cell table:formula="of:=BITAND([.D133]; 255)" office:value-type="float" office:value="56" calcext:value-type="float">
            <text:p>56</text:p>
          </table:table-cell>
          <table:table-cell table:style-name="ce6" table:formula="of:= INT(65535 * ([.A133] - [.$G$2]) / ([.$G$3]-[.$G$2]))" office:value-type="float" office:value="1592" calcext:value-type="float">
            <text:p>1592</text:p>
          </table:table-cell>
          <table:table-cell table:formula="of:=COM.MICROSOFT.CONCAT(ROUND([.B133]/255; 4); &quot;,&quot;; ROUND([.C133]/255; 4))" office:value-type="string" office:string-value="0.0235,0.2196" calcext:value-type="string">
            <text:p>0.0235,0.2196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 BITAND(BITRSHIFT([.D134]; 8); 255)" office:value-type="float" office:value="6" calcext:value-type="float">
            <text:p>6</text:p>
          </table:table-cell>
          <table:table-cell table:formula="of:=BITAND([.D134]; 255)" office:value-type="float" office:value="68" calcext:value-type="float">
            <text:p>68</text:p>
          </table:table-cell>
          <table:table-cell table:style-name="ce6" table:formula="of:= INT(65535 * ([.A134] - [.$G$2]) / ([.$G$3]-[.$G$2]))" office:value-type="float" office:value="1604" calcext:value-type="float">
            <text:p>1604</text:p>
          </table:table-cell>
          <table:table-cell table:formula="of:=COM.MICROSOFT.CONCAT(ROUND([.B134]/255; 4); &quot;,&quot;; ROUND([.C134]/255; 4))" office:value-type="string" office:string-value="0.0235,0.2667" calcext:value-type="string">
            <text:p>0.0235,0.2667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formula="of:= BITAND(BITRSHIFT([.D135]; 8); 255)" office:value-type="float" office:value="6" calcext:value-type="float">
            <text:p>6</text:p>
          </table:table-cell>
          <table:table-cell table:formula="of:=BITAND([.D135]; 255)" office:value-type="float" office:value="81" calcext:value-type="float">
            <text:p>81</text:p>
          </table:table-cell>
          <table:table-cell table:style-name="ce6" table:formula="of:= INT(65535 * ([.A135] - [.$G$2]) / ([.$G$3]-[.$G$2]))" office:value-type="float" office:value="1617" calcext:value-type="float">
            <text:p>1617</text:p>
          </table:table-cell>
          <table:table-cell table:formula="of:=COM.MICROSOFT.CONCAT(ROUND([.B135]/255; 4); &quot;,&quot;; ROUND([.C135]/255; 4))" office:value-type="string" office:string-value="0.0235,0.3176" calcext:value-type="string">
            <text:p>0.0235,0.3176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table:formula="of:= BITAND(BITRSHIFT([.D136]; 8); 255)" office:value-type="float" office:value="6" calcext:value-type="float">
            <text:p>6</text:p>
          </table:table-cell>
          <table:table-cell table:formula="of:=BITAND([.D136]; 255)" office:value-type="float" office:value="93" calcext:value-type="float">
            <text:p>93</text:p>
          </table:table-cell>
          <table:table-cell table:style-name="ce6" table:formula="of:= INT(65535 * ([.A136] - [.$G$2]) / ([.$G$3]-[.$G$2]))" office:value-type="float" office:value="1629" calcext:value-type="float">
            <text:p>1629</text:p>
          </table:table-cell>
          <table:table-cell table:formula="of:=COM.MICROSOFT.CONCAT(ROUND([.B136]/255; 4); &quot;,&quot;; ROUND([.C136]/255; 4))" office:value-type="string" office:string-value="0.0235,0.3647" calcext:value-type="string">
            <text:p>0.0235,0.364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BITAND(BITRSHIFT([.D137]; 8); 255)" office:value-type="float" office:value="6" calcext:value-type="float">
            <text:p>6</text:p>
          </table:table-cell>
          <table:table-cell table:formula="of:=BITAND([.D137]; 255)" office:value-type="float" office:value="105" calcext:value-type="float">
            <text:p>105</text:p>
          </table:table-cell>
          <table:table-cell table:style-name="ce6" table:formula="of:= INT(65535 * ([.A137] - [.$G$2]) / ([.$G$3]-[.$G$2]))" office:value-type="float" office:value="1641" calcext:value-type="float">
            <text:p>1641</text:p>
          </table:table-cell>
          <table:table-cell table:formula="of:=COM.MICROSOFT.CONCAT(ROUND([.B137]/255; 4); &quot;,&quot;; ROUND([.C137]/255; 4))" office:value-type="string" office:string-value="0.0235,0.4118" calcext:value-type="string">
            <text:p>0.0235,0.4118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table:formula="of:= BITAND(BITRSHIFT([.D138]; 8); 255)" office:value-type="float" office:value="6" calcext:value-type="float">
            <text:p>6</text:p>
          </table:table-cell>
          <table:table-cell table:formula="of:=BITAND([.D138]; 255)" office:value-type="float" office:value="117" calcext:value-type="float">
            <text:p>117</text:p>
          </table:table-cell>
          <table:table-cell table:style-name="ce6" table:formula="of:= INT(65535 * ([.A138] - [.$G$2]) / ([.$G$3]-[.$G$2]))" office:value-type="float" office:value="1653" calcext:value-type="float">
            <text:p>1653</text:p>
          </table:table-cell>
          <table:table-cell table:formula="of:=COM.MICROSOFT.CONCAT(ROUND([.B138]/255; 4); &quot;,&quot;; ROUND([.C138]/255; 4))" office:value-type="string" office:string-value="0.0235,0.4588" calcext:value-type="string">
            <text:p>0.0235,0.4588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table:formula="of:= BITAND(BITRSHIFT([.D139]; 8); 255)" office:value-type="float" office:value="6" calcext:value-type="float">
            <text:p>6</text:p>
          </table:table-cell>
          <table:table-cell table:formula="of:=BITAND([.D139]; 255)" office:value-type="float" office:value="129" calcext:value-type="float">
            <text:p>129</text:p>
          </table:table-cell>
          <table:table-cell table:style-name="ce6" table:formula="of:= INT(65535 * ([.A139] - [.$G$2]) / ([.$G$3]-[.$G$2]))" office:value-type="float" office:value="1665" calcext:value-type="float">
            <text:p>1665</text:p>
          </table:table-cell>
          <table:table-cell table:formula="of:=COM.MICROSOFT.CONCAT(ROUND([.B139]/255; 4); &quot;,&quot;; ROUND([.C139]/255; 4))" office:value-type="string" office:string-value="0.0235,0.5059" calcext:value-type="string">
            <text:p>0.0235,0.5059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 BITAND(BITRSHIFT([.D140]; 8); 255)" office:value-type="float" office:value="6" calcext:value-type="float">
            <text:p>6</text:p>
          </table:table-cell>
          <table:table-cell table:formula="of:=BITAND([.D140]; 255)" office:value-type="float" office:value="141" calcext:value-type="float">
            <text:p>141</text:p>
          </table:table-cell>
          <table:table-cell table:style-name="ce6" table:formula="of:= INT(65535 * ([.A140] - [.$G$2]) / ([.$G$3]-[.$G$2]))" office:value-type="float" office:value="1677" calcext:value-type="float">
            <text:p>1677</text:p>
          </table:table-cell>
          <table:table-cell table:formula="of:=COM.MICROSOFT.CONCAT(ROUND([.B140]/255; 4); &quot;,&quot;; ROUND([.C140]/255; 4))" office:value-type="string" office:string-value="0.0235,0.5529" calcext:value-type="string">
            <text:p>0.0235,0.5529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table:formula="of:= BITAND(BITRSHIFT([.D141]; 8); 255)" office:value-type="float" office:value="6" calcext:value-type="float">
            <text:p>6</text:p>
          </table:table-cell>
          <table:table-cell table:formula="of:=BITAND([.D141]; 255)" office:value-type="float" office:value="154" calcext:value-type="float">
            <text:p>154</text:p>
          </table:table-cell>
          <table:table-cell table:style-name="ce6" table:formula="of:= INT(65535 * ([.A141] - [.$G$2]) / ([.$G$3]-[.$G$2]))" office:value-type="float" office:value="1690" calcext:value-type="float">
            <text:p>1690</text:p>
          </table:table-cell>
          <table:table-cell table:formula="of:=COM.MICROSOFT.CONCAT(ROUND([.B141]/255; 4); &quot;,&quot;; ROUND([.C141]/255; 4))" office:value-type="string" office:string-value="0.0235,0.6039" calcext:value-type="string">
            <text:p>0.0235,0.603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BITAND(BITRSHIFT([.D142]; 8); 255)" office:value-type="float" office:value="6" calcext:value-type="float">
            <text:p>6</text:p>
          </table:table-cell>
          <table:table-cell table:formula="of:=BITAND([.D142]; 255)" office:value-type="float" office:value="166" calcext:value-type="float">
            <text:p>166</text:p>
          </table:table-cell>
          <table:table-cell table:style-name="ce6" table:formula="of:= INT(65535 * ([.A142] - [.$G$2]) / ([.$G$3]-[.$G$2]))" office:value-type="float" office:value="1702" calcext:value-type="float">
            <text:p>1702</text:p>
          </table:table-cell>
          <table:table-cell table:formula="of:=COM.MICROSOFT.CONCAT(ROUND([.B142]/255; 4); &quot;,&quot;; ROUND([.C142]/255; 4))" office:value-type="string" office:string-value="0.0235,0.651" calcext:value-type="string">
            <text:p>0.0235,0.651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table:formula="of:= BITAND(BITRSHIFT([.D143]; 8); 255)" office:value-type="float" office:value="6" calcext:value-type="float">
            <text:p>6</text:p>
          </table:table-cell>
          <table:table-cell table:formula="of:=BITAND([.D143]; 255)" office:value-type="float" office:value="178" calcext:value-type="float">
            <text:p>178</text:p>
          </table:table-cell>
          <table:table-cell table:style-name="ce6" table:formula="of:= INT(65535 * ([.A143] - [.$G$2]) / ([.$G$3]-[.$G$2]))" office:value-type="float" office:value="1714" calcext:value-type="float">
            <text:p>1714</text:p>
          </table:table-cell>
          <table:table-cell table:formula="of:=COM.MICROSOFT.CONCAT(ROUND([.B143]/255; 4); &quot;,&quot;; ROUND([.C143]/255; 4))" office:value-type="string" office:string-value="0.0235,0.698" calcext:value-type="string">
            <text:p>0.0235,0.698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 BITAND(BITRSHIFT([.D144]; 8); 255)" office:value-type="float" office:value="6" calcext:value-type="float">
            <text:p>6</text:p>
          </table:table-cell>
          <table:table-cell table:formula="of:=BITAND([.D144]; 255)" office:value-type="float" office:value="190" calcext:value-type="float">
            <text:p>190</text:p>
          </table:table-cell>
          <table:table-cell table:style-name="ce6" table:formula="of:= INT(65535 * ([.A144] - [.$G$2]) / ([.$G$3]-[.$G$2]))" office:value-type="float" office:value="1726" calcext:value-type="float">
            <text:p>1726</text:p>
          </table:table-cell>
          <table:table-cell table:formula="of:=COM.MICROSOFT.CONCAT(ROUND([.B144]/255; 4); &quot;,&quot;; ROUND([.C144]/255; 4))" office:value-type="string" office:string-value="0.0235,0.7451" calcext:value-type="string">
            <text:p>0.0235,0.7451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table:formula="of:= BITAND(BITRSHIFT([.D145]; 8); 255)" office:value-type="float" office:value="6" calcext:value-type="float">
            <text:p>6</text:p>
          </table:table-cell>
          <table:table-cell table:formula="of:=BITAND([.D145]; 255)" office:value-type="float" office:value="202" calcext:value-type="float">
            <text:p>202</text:p>
          </table:table-cell>
          <table:table-cell table:style-name="ce6" table:formula="of:= INT(65535 * ([.A145] - [.$G$2]) / ([.$G$3]-[.$G$2]))" office:value-type="float" office:value="1738" calcext:value-type="float">
            <text:p>1738</text:p>
          </table:table-cell>
          <table:table-cell table:formula="of:=COM.MICROSOFT.CONCAT(ROUND([.B145]/255; 4); &quot;,&quot;; ROUND([.C145]/255; 4))" office:value-type="string" office:string-value="0.0235,0.7922" calcext:value-type="string">
            <text:p>0.0235,0.7922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table:formula="of:= BITAND(BITRSHIFT([.D146]; 8); 255)" office:value-type="float" office:value="6" calcext:value-type="float">
            <text:p>6</text:p>
          </table:table-cell>
          <table:table-cell table:formula="of:=BITAND([.D146]; 255)" office:value-type="float" office:value="214" calcext:value-type="float">
            <text:p>214</text:p>
          </table:table-cell>
          <table:table-cell table:style-name="ce6" table:formula="of:= INT(65535 * ([.A146] - [.$G$2]) / ([.$G$3]-[.$G$2]))" office:value-type="float" office:value="1750" calcext:value-type="float">
            <text:p>1750</text:p>
          </table:table-cell>
          <table:table-cell table:formula="of:=COM.MICROSOFT.CONCAT(ROUND([.B146]/255; 4); &quot;,&quot;; ROUND([.C146]/255; 4))" office:value-type="string" office:string-value="0.0235,0.8392" calcext:value-type="string">
            <text:p>0.0235,0.83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BITAND(BITRSHIFT([.D147]; 8); 255)" office:value-type="float" office:value="6" calcext:value-type="float">
            <text:p>6</text:p>
          </table:table-cell>
          <table:table-cell table:formula="of:=BITAND([.D147]; 255)" office:value-type="float" office:value="227" calcext:value-type="float">
            <text:p>227</text:p>
          </table:table-cell>
          <table:table-cell table:style-name="ce6" table:formula="of:= INT(65535 * ([.A147] - [.$G$2]) / ([.$G$3]-[.$G$2]))" office:value-type="float" office:value="1763" calcext:value-type="float">
            <text:p>1763</text:p>
          </table:table-cell>
          <table:table-cell table:formula="of:=COM.MICROSOFT.CONCAT(ROUND([.B147]/255; 4); &quot;,&quot;; ROUND([.C147]/255; 4))" office:value-type="string" office:string-value="0.0235,0.8902" calcext:value-type="string">
            <text:p>0.0235,0.8902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table:formula="of:= BITAND(BITRSHIFT([.D148]; 8); 255)" office:value-type="float" office:value="6" calcext:value-type="float">
            <text:p>6</text:p>
          </table:table-cell>
          <table:table-cell table:formula="of:=BITAND([.D148]; 255)" office:value-type="float" office:value="239" calcext:value-type="float">
            <text:p>239</text:p>
          </table:table-cell>
          <table:table-cell table:style-name="ce6" table:formula="of:= INT(65535 * ([.A148] - [.$G$2]) / ([.$G$3]-[.$G$2]))" office:value-type="float" office:value="1775" calcext:value-type="float">
            <text:p>1775</text:p>
          </table:table-cell>
          <table:table-cell table:formula="of:=COM.MICROSOFT.CONCAT(ROUND([.B148]/255; 4); &quot;,&quot;; ROUND([.C148]/255; 4))" office:value-type="string" office:string-value="0.0235,0.9373" calcext:value-type="string">
            <text:p>0.0235,0.9373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table:formula="of:= BITAND(BITRSHIFT([.D149]; 8); 255)" office:value-type="float" office:value="6" calcext:value-type="float">
            <text:p>6</text:p>
          </table:table-cell>
          <table:table-cell table:formula="of:=BITAND([.D149]; 255)" office:value-type="float" office:value="251" calcext:value-type="float">
            <text:p>251</text:p>
          </table:table-cell>
          <table:table-cell table:style-name="ce6" table:formula="of:= INT(65535 * ([.A149] - [.$G$2]) / ([.$G$3]-[.$G$2]))" office:value-type="float" office:value="1787" calcext:value-type="float">
            <text:p>1787</text:p>
          </table:table-cell>
          <table:table-cell table:formula="of:=COM.MICROSOFT.CONCAT(ROUND([.B149]/255; 4); &quot;,&quot;; ROUND([.C149]/255; 4))" office:value-type="string" office:string-value="0.0235,0.9843" calcext:value-type="string">
            <text:p>0.0235,0.9843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table:formula="of:= BITAND(BITRSHIFT([.D150]; 8); 255)" office:value-type="float" office:value="7" calcext:value-type="float">
            <text:p>7</text:p>
          </table:table-cell>
          <table:table-cell table:formula="of:=BITAND([.D150]; 255)" office:value-type="float" office:value="7" calcext:value-type="float">
            <text:p>7</text:p>
          </table:table-cell>
          <table:table-cell table:style-name="ce6" table:formula="of:= INT(65535 * ([.A150] - [.$G$2]) / ([.$G$3]-[.$G$2]))" office:value-type="float" office:value="1799" calcext:value-type="float">
            <text:p>1799</text:p>
          </table:table-cell>
          <table:table-cell table:formula="of:=COM.MICROSOFT.CONCAT(ROUND([.B150]/255; 4); &quot;,&quot;; ROUND([.C150]/255; 4))" office:value-type="string" office:string-value="0.0275,0.0275" calcext:value-type="string">
            <text:p>0.0275,0.0275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 BITAND(BITRSHIFT([.D151]; 8); 255)" office:value-type="float" office:value="7" calcext:value-type="float">
            <text:p>7</text:p>
          </table:table-cell>
          <table:table-cell table:formula="of:=BITAND([.D151]; 255)" office:value-type="float" office:value="19" calcext:value-type="float">
            <text:p>19</text:p>
          </table:table-cell>
          <table:table-cell table:style-name="ce6" table:formula="of:= INT(65535 * ([.A151] - [.$G$2]) / ([.$G$3]-[.$G$2]))" office:value-type="float" office:value="1811" calcext:value-type="float">
            <text:p>1811</text:p>
          </table:table-cell>
          <table:table-cell table:formula="of:=COM.MICROSOFT.CONCAT(ROUND([.B151]/255; 4); &quot;,&quot;; ROUND([.C151]/255; 4))" office:value-type="string" office:string-value="0.0275,0.0745" calcext:value-type="string">
            <text:p>0.0275,0.074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BITAND(BITRSHIFT([.D152]; 8); 255)" office:value-type="float" office:value="7" calcext:value-type="float">
            <text:p>7</text:p>
          </table:table-cell>
          <table:table-cell table:formula="of:=BITAND([.D152]; 255)" office:value-type="float" office:value="31" calcext:value-type="float">
            <text:p>31</text:p>
          </table:table-cell>
          <table:table-cell table:style-name="ce6" table:formula="of:= INT(65535 * ([.A152] - [.$G$2]) / ([.$G$3]-[.$G$2]))" office:value-type="float" office:value="1823" calcext:value-type="float">
            <text:p>1823</text:p>
          </table:table-cell>
          <table:table-cell table:formula="of:=COM.MICROSOFT.CONCAT(ROUND([.B152]/255; 4); &quot;,&quot;; ROUND([.C152]/255; 4))" office:value-type="string" office:string-value="0.0275,0.1216" calcext:value-type="string">
            <text:p>0.0275,0.1216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table:formula="of:= BITAND(BITRSHIFT([.D153]; 8); 255)" office:value-type="float" office:value="7" calcext:value-type="float">
            <text:p>7</text:p>
          </table:table-cell>
          <table:table-cell table:formula="of:=BITAND([.D153]; 255)" office:value-type="float" office:value="43" calcext:value-type="float">
            <text:p>43</text:p>
          </table:table-cell>
          <table:table-cell table:style-name="ce6" table:formula="of:= INT(65535 * ([.A153] - [.$G$2]) / ([.$G$3]-[.$G$2]))" office:value-type="float" office:value="1835" calcext:value-type="float">
            <text:p>1835</text:p>
          </table:table-cell>
          <table:table-cell table:formula="of:=COM.MICROSOFT.CONCAT(ROUND([.B153]/255; 4); &quot;,&quot;; ROUND([.C153]/255; 4))" office:value-type="string" office:string-value="0.0275,0.1686" calcext:value-type="string">
            <text:p>0.0275,0.1686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table:formula="of:= BITAND(BITRSHIFT([.D154]; 8); 255)" office:value-type="float" office:value="7" calcext:value-type="float">
            <text:p>7</text:p>
          </table:table-cell>
          <table:table-cell table:formula="of:=BITAND([.D154]; 255)" office:value-type="float" office:value="56" calcext:value-type="float">
            <text:p>56</text:p>
          </table:table-cell>
          <table:table-cell table:style-name="ce6" table:formula="of:= INT(65535 * ([.A154] - [.$G$2]) / ([.$G$3]-[.$G$2]))" office:value-type="float" office:value="1848" calcext:value-type="float">
            <text:p>1848</text:p>
          </table:table-cell>
          <table:table-cell table:formula="of:=COM.MICROSOFT.CONCAT(ROUND([.B154]/255; 4); &quot;,&quot;; ROUND([.C154]/255; 4))" office:value-type="string" office:string-value="0.0275,0.2196" calcext:value-type="string">
            <text:p>0.0275,0.2196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 BITAND(BITRSHIFT([.D155]; 8); 255)" office:value-type="float" office:value="7" calcext:value-type="float">
            <text:p>7</text:p>
          </table:table-cell>
          <table:table-cell table:formula="of:=BITAND([.D155]; 255)" office:value-type="float" office:value="68" calcext:value-type="float">
            <text:p>68</text:p>
          </table:table-cell>
          <table:table-cell table:style-name="ce6" table:formula="of:= INT(65535 * ([.A155] - [.$G$2]) / ([.$G$3]-[.$G$2]))" office:value-type="float" office:value="1860" calcext:value-type="float">
            <text:p>1860</text:p>
          </table:table-cell>
          <table:table-cell table:formula="of:=COM.MICROSOFT.CONCAT(ROUND([.B155]/255; 4); &quot;,&quot;; ROUND([.C155]/255; 4))" office:value-type="string" office:string-value="0.0275,0.2667" calcext:value-type="string">
            <text:p>0.0275,0.2667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table:formula="of:= BITAND(BITRSHIFT([.D156]; 8); 255)" office:value-type="float" office:value="7" calcext:value-type="float">
            <text:p>7</text:p>
          </table:table-cell>
          <table:table-cell table:formula="of:=BITAND([.D156]; 255)" office:value-type="float" office:value="80" calcext:value-type="float">
            <text:p>80</text:p>
          </table:table-cell>
          <table:table-cell table:style-name="ce6" table:formula="of:= INT(65535 * ([.A156] - [.$G$2]) / ([.$G$3]-[.$G$2]))" office:value-type="float" office:value="1872" calcext:value-type="float">
            <text:p>1872</text:p>
          </table:table-cell>
          <table:table-cell table:formula="of:=COM.MICROSOFT.CONCAT(ROUND([.B156]/255; 4); &quot;,&quot;; ROUND([.C156]/255; 4))" office:value-type="string" office:string-value="0.0275,0.3137" calcext:value-type="string">
            <text:p>0.0275,0.313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BITAND(BITRSHIFT([.D157]; 8); 255)" office:value-type="float" office:value="7" calcext:value-type="float">
            <text:p>7</text:p>
          </table:table-cell>
          <table:table-cell table:formula="of:=BITAND([.D157]; 255)" office:value-type="float" office:value="92" calcext:value-type="float">
            <text:p>92</text:p>
          </table:table-cell>
          <table:table-cell table:style-name="ce6" table:formula="of:= INT(65535 * ([.A157] - [.$G$2]) / ([.$G$3]-[.$G$2]))" office:value-type="float" office:value="1884" calcext:value-type="float">
            <text:p>1884</text:p>
          </table:table-cell>
          <table:table-cell table:formula="of:=COM.MICROSOFT.CONCAT(ROUND([.B157]/255; 4); &quot;,&quot;; ROUND([.C157]/255; 4))" office:value-type="string" office:string-value="0.0275,0.3608" calcext:value-type="string">
            <text:p>0.0275,0.3608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table:formula="of:= BITAND(BITRSHIFT([.D158]; 8); 255)" office:value-type="float" office:value="7" calcext:value-type="float">
            <text:p>7</text:p>
          </table:table-cell>
          <table:table-cell table:formula="of:=BITAND([.D158]; 255)" office:value-type="float" office:value="104" calcext:value-type="float">
            <text:p>104</text:p>
          </table:table-cell>
          <table:table-cell table:style-name="ce6" table:formula="of:= INT(65535 * ([.A158] - [.$G$2]) / ([.$G$3]-[.$G$2]))" office:value-type="float" office:value="1896" calcext:value-type="float">
            <text:p>1896</text:p>
          </table:table-cell>
          <table:table-cell table:formula="of:=COM.MICROSOFT.CONCAT(ROUND([.B158]/255; 4); &quot;,&quot;; ROUND([.C158]/255; 4))" office:value-type="string" office:string-value="0.0275,0.4078" calcext:value-type="string">
            <text:p>0.0275,0.4078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table:formula="of:= BITAND(BITRSHIFT([.D159]; 8); 255)" office:value-type="float" office:value="7" calcext:value-type="float">
            <text:p>7</text:p>
          </table:table-cell>
          <table:table-cell table:formula="of:=BITAND([.D159]; 255)" office:value-type="float" office:value="116" calcext:value-type="float">
            <text:p>116</text:p>
          </table:table-cell>
          <table:table-cell table:style-name="ce6" table:formula="of:= INT(65535 * ([.A159] - [.$G$2]) / ([.$G$3]-[.$G$2]))" office:value-type="float" office:value="1908" calcext:value-type="float">
            <text:p>1908</text:p>
          </table:table-cell>
          <table:table-cell table:formula="of:=COM.MICROSOFT.CONCAT(ROUND([.B159]/255; 4); &quot;,&quot;; ROUND([.C159]/255; 4))" office:value-type="string" office:string-value="0.0275,0.4549" calcext:value-type="string">
            <text:p>0.0275,0.4549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table:formula="of:= BITAND(BITRSHIFT([.D160]; 8); 255)" office:value-type="float" office:value="7" calcext:value-type="float">
            <text:p>7</text:p>
          </table:table-cell>
          <table:table-cell table:formula="of:=BITAND([.D160]; 255)" office:value-type="float" office:value="129" calcext:value-type="float">
            <text:p>129</text:p>
          </table:table-cell>
          <table:table-cell table:style-name="ce6" table:formula="of:= INT(65535 * ([.A160] - [.$G$2]) / ([.$G$3]-[.$G$2]))" office:value-type="float" office:value="1921" calcext:value-type="float">
            <text:p>1921</text:p>
          </table:table-cell>
          <table:table-cell table:formula="of:=COM.MICROSOFT.CONCAT(ROUND([.B160]/255; 4); &quot;,&quot;; ROUND([.C160]/255; 4))" office:value-type="string" office:string-value="0.0275,0.5059" calcext:value-type="string">
            <text:p>0.0275,0.5059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table:formula="of:= BITAND(BITRSHIFT([.D161]; 8); 255)" office:value-type="float" office:value="7" calcext:value-type="float">
            <text:p>7</text:p>
          </table:table-cell>
          <table:table-cell table:formula="of:=BITAND([.D161]; 255)" office:value-type="float" office:value="141" calcext:value-type="float">
            <text:p>141</text:p>
          </table:table-cell>
          <table:table-cell table:style-name="ce6" table:formula="of:= INT(65535 * ([.A161] - [.$G$2]) / ([.$G$3]-[.$G$2]))" office:value-type="float" office:value="1933" calcext:value-type="float">
            <text:p>1933</text:p>
          </table:table-cell>
          <table:table-cell table:formula="of:=COM.MICROSOFT.CONCAT(ROUND([.B161]/255; 4); &quot;,&quot;; ROUND([.C161]/255; 4))" office:value-type="string" office:string-value="0.0275,0.5529" calcext:value-type="string">
            <text:p>0.0275,0.552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BITAND(BITRSHIFT([.D162]; 8); 255)" office:value-type="float" office:value="7" calcext:value-type="float">
            <text:p>7</text:p>
          </table:table-cell>
          <table:table-cell table:formula="of:=BITAND([.D162]; 255)" office:value-type="float" office:value="153" calcext:value-type="float">
            <text:p>153</text:p>
          </table:table-cell>
          <table:table-cell table:style-name="ce6" table:formula="of:= INT(65535 * ([.A162] - [.$G$2]) / ([.$G$3]-[.$G$2]))" office:value-type="float" office:value="1945" calcext:value-type="float">
            <text:p>1945</text:p>
          </table:table-cell>
          <table:table-cell table:formula="of:=COM.MICROSOFT.CONCAT(ROUND([.B162]/255; 4); &quot;,&quot;; ROUND([.C162]/255; 4))" office:value-type="string" office:string-value="0.0275,0.6" calcext:value-type="string">
            <text:p>0.0275,0.6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formula="of:= BITAND(BITRSHIFT([.D163]; 8); 255)" office:value-type="float" office:value="7" calcext:value-type="float">
            <text:p>7</text:p>
          </table:table-cell>
          <table:table-cell table:formula="of:=BITAND([.D163]; 255)" office:value-type="float" office:value="165" calcext:value-type="float">
            <text:p>165</text:p>
          </table:table-cell>
          <table:table-cell table:style-name="ce6" table:formula="of:= INT(65535 * ([.A163] - [.$G$2]) / ([.$G$3]-[.$G$2]))" office:value-type="float" office:value="1957" calcext:value-type="float">
            <text:p>1957</text:p>
          </table:table-cell>
          <table:table-cell table:formula="of:=COM.MICROSOFT.CONCAT(ROUND([.B163]/255; 4); &quot;,&quot;; ROUND([.C163]/255; 4))" office:value-type="string" office:string-value="0.0275,0.6471" calcext:value-type="string">
            <text:p>0.0275,0.6471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formula="of:= BITAND(BITRSHIFT([.D164]; 8); 255)" office:value-type="float" office:value="7" calcext:value-type="float">
            <text:p>7</text:p>
          </table:table-cell>
          <table:table-cell table:formula="of:=BITAND([.D164]; 255)" office:value-type="float" office:value="177" calcext:value-type="float">
            <text:p>177</text:p>
          </table:table-cell>
          <table:table-cell table:style-name="ce6" table:formula="of:= INT(65535 * ([.A164] - [.$G$2]) / ([.$G$3]-[.$G$2]))" office:value-type="float" office:value="1969" calcext:value-type="float">
            <text:p>1969</text:p>
          </table:table-cell>
          <table:table-cell table:formula="of:=COM.MICROSOFT.CONCAT(ROUND([.B164]/255; 4); &quot;,&quot;; ROUND([.C164]/255; 4))" office:value-type="string" office:string-value="0.0275,0.6941" calcext:value-type="string">
            <text:p>0.0275,0.6941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 BITAND(BITRSHIFT([.D165]; 8); 255)" office:value-type="float" office:value="7" calcext:value-type="float">
            <text:p>7</text:p>
          </table:table-cell>
          <table:table-cell table:formula="of:=BITAND([.D165]; 255)" office:value-type="float" office:value="189" calcext:value-type="float">
            <text:p>189</text:p>
          </table:table-cell>
          <table:table-cell table:style-name="ce6" table:formula="of:= INT(65535 * ([.A165] - [.$G$2]) / ([.$G$3]-[.$G$2]))" office:value-type="float" office:value="1981" calcext:value-type="float">
            <text:p>1981</text:p>
          </table:table-cell>
          <table:table-cell table:formula="of:=COM.MICROSOFT.CONCAT(ROUND([.B165]/255; 4); &quot;,&quot;; ROUND([.C165]/255; 4))" office:value-type="string" office:string-value="0.0275,0.7412" calcext:value-type="string">
            <text:p>0.0275,0.7412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formula="of:= BITAND(BITRSHIFT([.D166]; 8); 255)" office:value-type="float" office:value="7" calcext:value-type="float">
            <text:p>7</text:p>
          </table:table-cell>
          <table:table-cell table:formula="of:=BITAND([.D166]; 255)" office:value-type="float" office:value="202" calcext:value-type="float">
            <text:p>202</text:p>
          </table:table-cell>
          <table:table-cell table:style-name="ce6" table:formula="of:= INT(65535 * ([.A166] - [.$G$2]) / ([.$G$3]-[.$G$2]))" office:value-type="float" office:value="1994" calcext:value-type="float">
            <text:p>1994</text:p>
          </table:table-cell>
          <table:table-cell table:formula="of:=COM.MICROSOFT.CONCAT(ROUND([.B166]/255; 4); &quot;,&quot;; ROUND([.C166]/255; 4))" office:value-type="string" office:string-value="0.0275,0.7922" calcext:value-type="string">
            <text:p>0.0275,0.79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BITAND(BITRSHIFT([.D167]; 8); 255)" office:value-type="float" office:value="7" calcext:value-type="float">
            <text:p>7</text:p>
          </table:table-cell>
          <table:table-cell table:formula="of:=BITAND([.D167]; 255)" office:value-type="float" office:value="214" calcext:value-type="float">
            <text:p>214</text:p>
          </table:table-cell>
          <table:table-cell table:style-name="ce6" table:formula="of:= INT(65535 * ([.A167] - [.$G$2]) / ([.$G$3]-[.$G$2]))" office:value-type="float" office:value="2006" calcext:value-type="float">
            <text:p>2006</text:p>
          </table:table-cell>
          <table:table-cell table:formula="of:=COM.MICROSOFT.CONCAT(ROUND([.B167]/255; 4); &quot;,&quot;; ROUND([.C167]/255; 4))" office:value-type="string" office:string-value="0.0275,0.8392" calcext:value-type="string">
            <text:p>0.0275,0.8392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formula="of:= BITAND(BITRSHIFT([.D168]; 8); 255)" office:value-type="float" office:value="7" calcext:value-type="float">
            <text:p>7</text:p>
          </table:table-cell>
          <table:table-cell table:formula="of:=BITAND([.D168]; 255)" office:value-type="float" office:value="226" calcext:value-type="float">
            <text:p>226</text:p>
          </table:table-cell>
          <table:table-cell table:style-name="ce6" table:formula="of:= INT(65535 * ([.A168] - [.$G$2]) / ([.$G$3]-[.$G$2]))" office:value-type="float" office:value="2018" calcext:value-type="float">
            <text:p>2018</text:p>
          </table:table-cell>
          <table:table-cell table:formula="of:=COM.MICROSOFT.CONCAT(ROUND([.B168]/255; 4); &quot;,&quot;; ROUND([.C168]/255; 4))" office:value-type="string" office:string-value="0.0275,0.8863" calcext:value-type="string">
            <text:p>0.0275,0.8863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formula="of:= BITAND(BITRSHIFT([.D169]; 8); 255)" office:value-type="float" office:value="7" calcext:value-type="float">
            <text:p>7</text:p>
          </table:table-cell>
          <table:table-cell table:formula="of:=BITAND([.D169]; 255)" office:value-type="float" office:value="238" calcext:value-type="float">
            <text:p>238</text:p>
          </table:table-cell>
          <table:table-cell table:style-name="ce6" table:formula="of:= INT(65535 * ([.A169] - [.$G$2]) / ([.$G$3]-[.$G$2]))" office:value-type="float" office:value="2030" calcext:value-type="float">
            <text:p>2030</text:p>
          </table:table-cell>
          <table:table-cell table:formula="of:=COM.MICROSOFT.CONCAT(ROUND([.B169]/255; 4); &quot;,&quot;; ROUND([.C169]/255; 4))" office:value-type="string" office:string-value="0.0275,0.9333" calcext:value-type="string">
            <text:p>0.0275,0.9333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formula="of:= BITAND(BITRSHIFT([.D170]; 8); 255)" office:value-type="float" office:value="7" calcext:value-type="float">
            <text:p>7</text:p>
          </table:table-cell>
          <table:table-cell table:formula="of:=BITAND([.D170]; 255)" office:value-type="float" office:value="250" calcext:value-type="float">
            <text:p>250</text:p>
          </table:table-cell>
          <table:table-cell table:style-name="ce6" table:formula="of:= INT(65535 * ([.A170] - [.$G$2]) / ([.$G$3]-[.$G$2]))" office:value-type="float" office:value="2042" calcext:value-type="float">
            <text:p>2042</text:p>
          </table:table-cell>
          <table:table-cell table:formula="of:=COM.MICROSOFT.CONCAT(ROUND([.B170]/255; 4); &quot;,&quot;; ROUND([.C170]/255; 4))" office:value-type="string" office:string-value="0.0275,0.9804" calcext:value-type="string">
            <text:p>0.0275,0.9804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formula="of:= BITAND(BITRSHIFT([.D171]; 8); 255)" office:value-type="float" office:value="8" calcext:value-type="float">
            <text:p>8</text:p>
          </table:table-cell>
          <table:table-cell table:formula="of:=BITAND([.D171]; 255)" office:value-type="float" office:value="6" calcext:value-type="float">
            <text:p>6</text:p>
          </table:table-cell>
          <table:table-cell table:style-name="ce6" table:formula="of:= INT(65535 * ([.A171] - [.$G$2]) / ([.$G$3]-[.$G$2]))" office:value-type="float" office:value="2054" calcext:value-type="float">
            <text:p>2054</text:p>
          </table:table-cell>
          <table:table-cell table:formula="of:=COM.MICROSOFT.CONCAT(ROUND([.B171]/255; 4); &quot;,&quot;; ROUND([.C171]/255; 4))" office:value-type="string" office:string-value="0.0314,0.0235" calcext:value-type="string">
            <text:p>0.0314,0.023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BITAND(BITRSHIFT([.D172]; 8); 255)" office:value-type="float" office:value="8" calcext:value-type="float">
            <text:p>8</text:p>
          </table:table-cell>
          <table:table-cell table:formula="of:=BITAND([.D172]; 255)" office:value-type="float" office:value="18" calcext:value-type="float">
            <text:p>18</text:p>
          </table:table-cell>
          <table:table-cell table:style-name="ce6" table:formula="of:= INT(65535 * ([.A172] - [.$G$2]) / ([.$G$3]-[.$G$2]))" office:value-type="float" office:value="2066" calcext:value-type="float">
            <text:p>2066</text:p>
          </table:table-cell>
          <table:table-cell table:formula="of:=COM.MICROSOFT.CONCAT(ROUND([.B172]/255; 4); &quot;,&quot;; ROUND([.C172]/255; 4))" office:value-type="string" office:string-value="0.0314,0.0706" calcext:value-type="string">
            <text:p>0.0314,0.0706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table:formula="of:= BITAND(BITRSHIFT([.D173]; 8); 255)" office:value-type="float" office:value="8" calcext:value-type="float">
            <text:p>8</text:p>
          </table:table-cell>
          <table:table-cell table:formula="of:=BITAND([.D173]; 255)" office:value-type="float" office:value="31" calcext:value-type="float">
            <text:p>31</text:p>
          </table:table-cell>
          <table:table-cell table:style-name="ce6" table:formula="of:= INT(65535 * ([.A173] - [.$G$2]) / ([.$G$3]-[.$G$2]))" office:value-type="float" office:value="2079" calcext:value-type="float">
            <text:p>2079</text:p>
          </table:table-cell>
          <table:table-cell table:formula="of:=COM.MICROSOFT.CONCAT(ROUND([.B173]/255; 4); &quot;,&quot;; ROUND([.C173]/255; 4))" office:value-type="string" office:string-value="0.0314,0.1216" calcext:value-type="string">
            <text:p>0.0314,0.1216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table:formula="of:= BITAND(BITRSHIFT([.D174]; 8); 255)" office:value-type="float" office:value="8" calcext:value-type="float">
            <text:p>8</text:p>
          </table:table-cell>
          <table:table-cell table:formula="of:=BITAND([.D174]; 255)" office:value-type="float" office:value="43" calcext:value-type="float">
            <text:p>43</text:p>
          </table:table-cell>
          <table:table-cell table:style-name="ce6" table:formula="of:= INT(65535 * ([.A174] - [.$G$2]) / ([.$G$3]-[.$G$2]))" office:value-type="float" office:value="2091" calcext:value-type="float">
            <text:p>2091</text:p>
          </table:table-cell>
          <table:table-cell table:formula="of:=COM.MICROSOFT.CONCAT(ROUND([.B174]/255; 4); &quot;,&quot;; ROUND([.C174]/255; 4))" office:value-type="string" office:string-value="0.0314,0.1686" calcext:value-type="string">
            <text:p>0.0314,0.1686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 BITAND(BITRSHIFT([.D175]; 8); 255)" office:value-type="float" office:value="8" calcext:value-type="float">
            <text:p>8</text:p>
          </table:table-cell>
          <table:table-cell table:formula="of:=BITAND([.D175]; 255)" office:value-type="float" office:value="55" calcext:value-type="float">
            <text:p>55</text:p>
          </table:table-cell>
          <table:table-cell table:style-name="ce6" table:formula="of:= INT(65535 * ([.A175] - [.$G$2]) / ([.$G$3]-[.$G$2]))" office:value-type="float" office:value="2103" calcext:value-type="float">
            <text:p>2103</text:p>
          </table:table-cell>
          <table:table-cell table:formula="of:=COM.MICROSOFT.CONCAT(ROUND([.B175]/255; 4); &quot;,&quot;; ROUND([.C175]/255; 4))" office:value-type="string" office:string-value="0.0314,0.2157" calcext:value-type="string">
            <text:p>0.0314,0.2157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table:formula="of:= BITAND(BITRSHIFT([.D176]; 8); 255)" office:value-type="float" office:value="8" calcext:value-type="float">
            <text:p>8</text:p>
          </table:table-cell>
          <table:table-cell table:formula="of:=BITAND([.D176]; 255)" office:value-type="float" office:value="67" calcext:value-type="float">
            <text:p>67</text:p>
          </table:table-cell>
          <table:table-cell table:style-name="ce6" table:formula="of:= INT(65535 * ([.A176] - [.$G$2]) / ([.$G$3]-[.$G$2]))" office:value-type="float" office:value="2115" calcext:value-type="float">
            <text:p>2115</text:p>
          </table:table-cell>
          <table:table-cell table:formula="of:=COM.MICROSOFT.CONCAT(ROUND([.B176]/255; 4); &quot;,&quot;; ROUND([.C176]/255; 4))" office:value-type="string" office:string-value="0.0314,0.2627" calcext:value-type="string">
            <text:p>0.0314,0.26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BITAND(BITRSHIFT([.D177]; 8); 255)" office:value-type="float" office:value="8" calcext:value-type="float">
            <text:p>8</text:p>
          </table:table-cell>
          <table:table-cell table:formula="of:=BITAND([.D177]; 255)" office:value-type="float" office:value="79" calcext:value-type="float">
            <text:p>79</text:p>
          </table:table-cell>
          <table:table-cell table:style-name="ce6" table:formula="of:= INT(65535 * ([.A177] - [.$G$2]) / ([.$G$3]-[.$G$2]))" office:value-type="float" office:value="2127" calcext:value-type="float">
            <text:p>2127</text:p>
          </table:table-cell>
          <table:table-cell table:formula="of:=COM.MICROSOFT.CONCAT(ROUND([.B177]/255; 4); &quot;,&quot;; ROUND([.C177]/255; 4))" office:value-type="string" office:string-value="0.0314,0.3098" calcext:value-type="string">
            <text:p>0.0314,0.3098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 BITAND(BITRSHIFT([.D178]; 8); 255)" office:value-type="float" office:value="8" calcext:value-type="float">
            <text:p>8</text:p>
          </table:table-cell>
          <table:table-cell table:formula="of:=BITAND([.D178]; 255)" office:value-type="float" office:value="91" calcext:value-type="float">
            <text:p>91</text:p>
          </table:table-cell>
          <table:table-cell table:style-name="ce6" table:formula="of:= INT(65535 * ([.A178] - [.$G$2]) / ([.$G$3]-[.$G$2]))" office:value-type="float" office:value="2139" calcext:value-type="float">
            <text:p>2139</text:p>
          </table:table-cell>
          <table:table-cell table:formula="of:=COM.MICROSOFT.CONCAT(ROUND([.B178]/255; 4); &quot;,&quot;; ROUND([.C178]/255; 4))" office:value-type="string" office:string-value="0.0314,0.3569" calcext:value-type="string">
            <text:p>0.0314,0.3569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table:formula="of:= BITAND(BITRSHIFT([.D179]; 8); 255)" office:value-type="float" office:value="8" calcext:value-type="float">
            <text:p>8</text:p>
          </table:table-cell>
          <table:table-cell table:formula="of:=BITAND([.D179]; 255)" office:value-type="float" office:value="104" calcext:value-type="float">
            <text:p>104</text:p>
          </table:table-cell>
          <table:table-cell table:style-name="ce6" table:formula="of:= INT(65535 * ([.A179] - [.$G$2]) / ([.$G$3]-[.$G$2]))" office:value-type="float" office:value="2152" calcext:value-type="float">
            <text:p>2152</text:p>
          </table:table-cell>
          <table:table-cell table:formula="of:=COM.MICROSOFT.CONCAT(ROUND([.B179]/255; 4); &quot;,&quot;; ROUND([.C179]/255; 4))" office:value-type="string" office:string-value="0.0314,0.4078" calcext:value-type="string">
            <text:p>0.0314,0.4078</text:p>
          </table:table-cell>
          <table:table-cell table:number-columns-repeated="2"/>
        </table:table-row>
        <table:table-row table:style-name="ro1">
          <table:table-cell office:value-type="float" office:value="25.5999999999999" calcext:value-type="float">
            <text:p>25.5999999999999</text:p>
          </table:table-cell>
          <table:table-cell table:formula="of:= BITAND(BITRSHIFT([.D180]; 8); 255)" office:value-type="float" office:value="8" calcext:value-type="float">
            <text:p>8</text:p>
          </table:table-cell>
          <table:table-cell table:formula="of:=BITAND([.D180]; 255)" office:value-type="float" office:value="116" calcext:value-type="float">
            <text:p>116</text:p>
          </table:table-cell>
          <table:table-cell table:style-name="ce6" table:formula="of:= INT(65535 * ([.A180] - [.$G$2]) / ([.$G$3]-[.$G$2]))" office:value-type="float" office:value="2164" calcext:value-type="float">
            <text:p>2164</text:p>
          </table:table-cell>
          <table:table-cell table:formula="of:=COM.MICROSOFT.CONCAT(ROUND([.B180]/255; 4); &quot;,&quot;; ROUND([.C180]/255; 4))" office:value-type="string" office:string-value="0.0314,0.4549" calcext:value-type="string">
            <text:p>0.0314,0.4549</text:p>
          </table:table-cell>
          <table:table-cell table:number-columns-repeated="2"/>
        </table:table-row>
        <table:table-row table:style-name="ro1">
          <table:table-cell office:value-type="float" office:value="25.7999999999999" calcext:value-type="float">
            <text:p>25.7999999999999</text:p>
          </table:table-cell>
          <table:table-cell table:formula="of:= BITAND(BITRSHIFT([.D181]; 8); 255)" office:value-type="float" office:value="8" calcext:value-type="float">
            <text:p>8</text:p>
          </table:table-cell>
          <table:table-cell table:formula="of:=BITAND([.D181]; 255)" office:value-type="float" office:value="128" calcext:value-type="float">
            <text:p>128</text:p>
          </table:table-cell>
          <table:table-cell table:style-name="ce6" table:formula="of:= INT(65535 * ([.A181] - [.$G$2]) / ([.$G$3]-[.$G$2]))" office:value-type="float" office:value="2176" calcext:value-type="float">
            <text:p>2176</text:p>
          </table:table-cell>
          <table:table-cell table:formula="of:=COM.MICROSOFT.CONCAT(ROUND([.B181]/255; 4); &quot;,&quot;; ROUND([.C181]/255; 4))" office:value-type="string" office:string-value="0.0314,0.502" calcext:value-type="string">
            <text:p>0.0314,0.502</text:p>
          </table:table-cell>
          <table:table-cell table:number-columns-repeated="2"/>
        </table:table-row>
        <table:table-row table:style-name="ro1">
          <table:table-cell office:value-type="float" office:value="25.9999999999999" calcext:value-type="float">
            <text:p>25.9999999999999</text:p>
          </table:table-cell>
          <table:table-cell table:formula="of:= BITAND(BITRSHIFT([.D182]; 8); 255)" office:value-type="float" office:value="8" calcext:value-type="float">
            <text:p>8</text:p>
          </table:table-cell>
          <table:table-cell table:formula="of:=BITAND([.D182]; 255)" office:value-type="float" office:value="140" calcext:value-type="float">
            <text:p>140</text:p>
          </table:table-cell>
          <table:table-cell table:style-name="ce6" table:formula="of:= INT(65535 * ([.A182] - [.$G$2]) / ([.$G$3]-[.$G$2]))" office:value-type="float" office:value="2188" calcext:value-type="float">
            <text:p>2188</text:p>
          </table:table-cell>
          <table:table-cell table:formula="of:=COM.MICROSOFT.CONCAT(ROUND([.B182]/255; 4); &quot;,&quot;; ROUND([.C182]/255; 4))" office:value-type="string" office:string-value="0.0314,0.549" calcext:value-type="string">
            <text:p>0.0314,0.549</text:p>
          </table:table-cell>
          <table:table-cell table:number-columns-repeated="2"/>
        </table:table-row>
        <table:table-row table:style-name="ro1">
          <table:table-cell office:value-type="float" office:value="26.1999999999999" calcext:value-type="float">
            <text:p>26.1999999999999</text:p>
          </table:table-cell>
          <table:table-cell table:formula="of:= BITAND(BITRSHIFT([.D183]; 8); 255)" office:value-type="float" office:value="8" calcext:value-type="float">
            <text:p>8</text:p>
          </table:table-cell>
          <table:table-cell table:formula="of:=BITAND([.D183]; 255)" office:value-type="float" office:value="152" calcext:value-type="float">
            <text:p>152</text:p>
          </table:table-cell>
          <table:table-cell table:style-name="ce6" table:formula="of:= INT(65535 * ([.A183] - [.$G$2]) / ([.$G$3]-[.$G$2]))" office:value-type="float" office:value="2200" calcext:value-type="float">
            <text:p>2200</text:p>
          </table:table-cell>
          <table:table-cell table:formula="of:=COM.MICROSOFT.CONCAT(ROUND([.B183]/255; 4); &quot;,&quot;; ROUND([.C183]/255; 4))" office:value-type="string" office:string-value="0.0314,0.5961" calcext:value-type="string">
            <text:p>0.0314,0.5961</text:p>
          </table:table-cell>
          <table:table-cell table:number-columns-repeated="2"/>
        </table:table-row>
        <table:table-row table:style-name="ro1">
          <table:table-cell office:value-type="float" office:value="26.3999999999999" calcext:value-type="float">
            <text:p>26.3999999999999</text:p>
          </table:table-cell>
          <table:table-cell table:formula="of:= BITAND(BITRSHIFT([.D184]; 8); 255)" office:value-type="float" office:value="8" calcext:value-type="float">
            <text:p>8</text:p>
          </table:table-cell>
          <table:table-cell table:formula="of:=BITAND([.D184]; 255)" office:value-type="float" office:value="164" calcext:value-type="float">
            <text:p>164</text:p>
          </table:table-cell>
          <table:table-cell table:style-name="ce6" table:formula="of:= INT(65535 * ([.A184] - [.$G$2]) / ([.$G$3]-[.$G$2]))" office:value-type="float" office:value="2212" calcext:value-type="float">
            <text:p>2212</text:p>
          </table:table-cell>
          <table:table-cell table:formula="of:=COM.MICROSOFT.CONCAT(ROUND([.B184]/255; 4); &quot;,&quot;; ROUND([.C184]/255; 4))" office:value-type="string" office:string-value="0.0314,0.6431" calcext:value-type="string">
            <text:p>0.0314,0.6431</text:p>
          </table:table-cell>
          <table:table-cell table:number-columns-repeated="2"/>
        </table:table-row>
        <table:table-row table:style-name="ro1">
          <table:table-cell office:value-type="float" office:value="26.5999999999999" calcext:value-type="float">
            <text:p>26.5999999999999</text:p>
          </table:table-cell>
          <table:table-cell table:formula="of:= BITAND(BITRSHIFT([.D185]; 8); 255)" office:value-type="float" office:value="8" calcext:value-type="float">
            <text:p>8</text:p>
          </table:table-cell>
          <table:table-cell table:formula="of:=BITAND([.D185]; 255)" office:value-type="float" office:value="177" calcext:value-type="float">
            <text:p>177</text:p>
          </table:table-cell>
          <table:table-cell table:style-name="ce6" table:formula="of:= INT(65535 * ([.A185] - [.$G$2]) / ([.$G$3]-[.$G$2]))" office:value-type="float" office:value="2225" calcext:value-type="float">
            <text:p>2225</text:p>
          </table:table-cell>
          <table:table-cell table:formula="of:=COM.MICROSOFT.CONCAT(ROUND([.B185]/255; 4); &quot;,&quot;; ROUND([.C185]/255; 4))" office:value-type="string" office:string-value="0.0314,0.6941" calcext:value-type="string">
            <text:p>0.0314,0.6941</text:p>
          </table:table-cell>
          <table:table-cell table:number-columns-repeated="2"/>
        </table:table-row>
        <table:table-row table:style-name="ro1">
          <table:table-cell office:value-type="float" office:value="26.7999999999999" calcext:value-type="float">
            <text:p>26.7999999999999</text:p>
          </table:table-cell>
          <table:table-cell table:formula="of:= BITAND(BITRSHIFT([.D186]; 8); 255)" office:value-type="float" office:value="8" calcext:value-type="float">
            <text:p>8</text:p>
          </table:table-cell>
          <table:table-cell table:formula="of:=BITAND([.D186]; 255)" office:value-type="float" office:value="189" calcext:value-type="float">
            <text:p>189</text:p>
          </table:table-cell>
          <table:table-cell table:style-name="ce6" table:formula="of:= INT(65535 * ([.A186] - [.$G$2]) / ([.$G$3]-[.$G$2]))" office:value-type="float" office:value="2237" calcext:value-type="float">
            <text:p>2237</text:p>
          </table:table-cell>
          <table:table-cell table:formula="of:=COM.MICROSOFT.CONCAT(ROUND([.B186]/255; 4); &quot;,&quot;; ROUND([.C186]/255; 4))" office:value-type="string" office:string-value="0.0314,0.7412" calcext:value-type="string">
            <text:p>0.0314,0.7412</text:p>
          </table:table-cell>
          <table:table-cell table:number-columns-repeated="2"/>
        </table:table-row>
        <table:table-row table:style-name="ro1">
          <table:table-cell office:value-type="float" office:value="26.9999999999999" calcext:value-type="float">
            <text:p>26.9999999999999</text:p>
          </table:table-cell>
          <table:table-cell table:formula="of:= BITAND(BITRSHIFT([.D187]; 8); 255)" office:value-type="float" office:value="8" calcext:value-type="float">
            <text:p>8</text:p>
          </table:table-cell>
          <table:table-cell table:formula="of:=BITAND([.D187]; 255)" office:value-type="float" office:value="201" calcext:value-type="float">
            <text:p>201</text:p>
          </table:table-cell>
          <table:table-cell table:style-name="ce6" table:formula="of:= INT(65535 * ([.A187] - [.$G$2]) / ([.$G$3]-[.$G$2]))" office:value-type="float" office:value="2249" calcext:value-type="float">
            <text:p>2249</text:p>
          </table:table-cell>
          <table:table-cell table:formula="of:=COM.MICROSOFT.CONCAT(ROUND([.B187]/255; 4); &quot;,&quot;; ROUND([.C187]/255; 4))" office:value-type="string" office:string-value="0.0314,0.7882" calcext:value-type="string">
            <text:p>0.0314,0.7882</text:p>
          </table:table-cell>
          <table:table-cell table:number-columns-repeated="2"/>
        </table:table-row>
        <table:table-row table:style-name="ro1">
          <table:table-cell office:value-type="float" office:value="27.1999999999999" calcext:value-type="float">
            <text:p>27.1999999999999</text:p>
          </table:table-cell>
          <table:table-cell table:formula="of:= BITAND(BITRSHIFT([.D188]; 8); 255)" office:value-type="float" office:value="8" calcext:value-type="float">
            <text:p>8</text:p>
          </table:table-cell>
          <table:table-cell table:formula="of:=BITAND([.D188]; 255)" office:value-type="float" office:value="213" calcext:value-type="float">
            <text:p>213</text:p>
          </table:table-cell>
          <table:table-cell table:style-name="ce6" table:formula="of:= INT(65535 * ([.A188] - [.$G$2]) / ([.$G$3]-[.$G$2]))" office:value-type="float" office:value="2261" calcext:value-type="float">
            <text:p>2261</text:p>
          </table:table-cell>
          <table:table-cell table:formula="of:=COM.MICROSOFT.CONCAT(ROUND([.B188]/255; 4); &quot;,&quot;; ROUND([.C188]/255; 4))" office:value-type="string" office:string-value="0.0314,0.8353" calcext:value-type="string">
            <text:p>0.0314,0.8353</text:p>
          </table:table-cell>
          <table:table-cell table:number-columns-repeated="2"/>
        </table:table-row>
        <table:table-row table:style-name="ro1">
          <table:table-cell office:value-type="float" office:value="27.3999999999999" calcext:value-type="float">
            <text:p>27.3999999999999</text:p>
          </table:table-cell>
          <table:table-cell table:formula="of:= BITAND(BITRSHIFT([.D189]; 8); 255)" office:value-type="float" office:value="8" calcext:value-type="float">
            <text:p>8</text:p>
          </table:table-cell>
          <table:table-cell table:formula="of:=BITAND([.D189]; 255)" office:value-type="float" office:value="225" calcext:value-type="float">
            <text:p>225</text:p>
          </table:table-cell>
          <table:table-cell table:style-name="ce6" table:formula="of:= INT(65535 * ([.A189] - [.$G$2]) / ([.$G$3]-[.$G$2]))" office:value-type="float" office:value="2273" calcext:value-type="float">
            <text:p>2273</text:p>
          </table:table-cell>
          <table:table-cell table:formula="of:=COM.MICROSOFT.CONCAT(ROUND([.B189]/255; 4); &quot;,&quot;; ROUND([.C189]/255; 4))" office:value-type="string" office:string-value="0.0314,0.8824" calcext:value-type="string">
            <text:p>0.0314,0.8824</text:p>
          </table:table-cell>
          <table:table-cell table:number-columns-repeated="2"/>
        </table:table-row>
        <table:table-row table:style-name="ro1">
          <table:table-cell office:value-type="float" office:value="27.5999999999999" calcext:value-type="float">
            <text:p>27.5999999999999</text:p>
          </table:table-cell>
          <table:table-cell table:formula="of:= BITAND(BITRSHIFT([.D190]; 8); 255)" office:value-type="float" office:value="8" calcext:value-type="float">
            <text:p>8</text:p>
          </table:table-cell>
          <table:table-cell table:formula="of:=BITAND([.D190]; 255)" office:value-type="float" office:value="237" calcext:value-type="float">
            <text:p>237</text:p>
          </table:table-cell>
          <table:table-cell table:style-name="ce6" table:formula="of:= INT(65535 * ([.A190] - [.$G$2]) / ([.$G$3]-[.$G$2]))" office:value-type="float" office:value="2285" calcext:value-type="float">
            <text:p>2285</text:p>
          </table:table-cell>
          <table:table-cell table:formula="of:=COM.MICROSOFT.CONCAT(ROUND([.B190]/255; 4); &quot;,&quot;; ROUND([.C190]/255; 4))" office:value-type="string" office:string-value="0.0314,0.9294" calcext:value-type="string">
            <text:p>0.0314,0.9294</text:p>
          </table:table-cell>
          <table:table-cell table:number-columns-repeated="2"/>
        </table:table-row>
        <table:table-row table:style-name="ro1">
          <table:table-cell office:value-type="float" office:value="27.7999999999999" calcext:value-type="float">
            <text:p>27.7999999999999</text:p>
          </table:table-cell>
          <table:table-cell table:formula="of:= BITAND(BITRSHIFT([.D191]; 8); 255)" office:value-type="float" office:value="8" calcext:value-type="float">
            <text:p>8</text:p>
          </table:table-cell>
          <table:table-cell table:formula="of:=BITAND([.D191]; 255)" office:value-type="float" office:value="249" calcext:value-type="float">
            <text:p>249</text:p>
          </table:table-cell>
          <table:table-cell table:style-name="ce6" table:formula="of:= INT(65535 * ([.A191] - [.$G$2]) / ([.$G$3]-[.$G$2]))" office:value-type="float" office:value="2297" calcext:value-type="float">
            <text:p>2297</text:p>
          </table:table-cell>
          <table:table-cell table:formula="of:=COM.MICROSOFT.CONCAT(ROUND([.B191]/255; 4); &quot;,&quot;; ROUND([.C191]/255; 4))" office:value-type="string" office:string-value="0.0314,0.9765" calcext:value-type="string">
            <text:p>0.0314,0.9765</text:p>
          </table:table-cell>
          <table:table-cell table:number-columns-repeated="2"/>
        </table:table-row>
        <table:table-row table:style-name="ro1">
          <table:table-cell office:value-type="float" office:value="27.9999999999999" calcext:value-type="float">
            <text:p>27.9999999999999</text:p>
          </table:table-cell>
          <table:table-cell table:formula="of:= BITAND(BITRSHIFT([.D192]; 8); 255)" office:value-type="float" office:value="9" calcext:value-type="float">
            <text:p>9</text:p>
          </table:table-cell>
          <table:table-cell table:formula="of:=BITAND([.D192]; 255)" office:value-type="float" office:value="6" calcext:value-type="float">
            <text:p>6</text:p>
          </table:table-cell>
          <table:table-cell table:style-name="ce6" table:formula="of:= INT(65535 * ([.A192] - [.$G$2]) / ([.$G$3]-[.$G$2]))" office:value-type="float" office:value="2310" calcext:value-type="float">
            <text:p>2310</text:p>
          </table:table-cell>
          <table:table-cell table:formula="of:=COM.MICROSOFT.CONCAT(ROUND([.B192]/255; 4); &quot;,&quot;; ROUND([.C192]/255; 4))" office:value-type="string" office:string-value="0.0353,0.0235" calcext:value-type="string">
            <text:p>0.0353,0.0235</text:p>
          </table:table-cell>
          <table:table-cell table:number-columns-repeated="2"/>
        </table:table-row>
        <table:table-row table:style-name="ro1">
          <table:table-cell office:value-type="float" office:value="28.1999999999999" calcext:value-type="float">
            <text:p>28.1999999999999</text:p>
          </table:table-cell>
          <table:table-cell table:formula="of:= BITAND(BITRSHIFT([.D193]; 8); 255)" office:value-type="float" office:value="9" calcext:value-type="float">
            <text:p>9</text:p>
          </table:table-cell>
          <table:table-cell table:formula="of:=BITAND([.D193]; 255)" office:value-type="float" office:value="18" calcext:value-type="float">
            <text:p>18</text:p>
          </table:table-cell>
          <table:table-cell table:style-name="ce6" table:formula="of:= INT(65535 * ([.A193] - [.$G$2]) / ([.$G$3]-[.$G$2]))" office:value-type="float" office:value="2322" calcext:value-type="float">
            <text:p>2322</text:p>
          </table:table-cell>
          <table:table-cell table:formula="of:=COM.MICROSOFT.CONCAT(ROUND([.B193]/255; 4); &quot;,&quot;; ROUND([.C193]/255; 4))" office:value-type="string" office:string-value="0.0353,0.0706" calcext:value-type="string">
            <text:p>0.0353,0.0706</text:p>
          </table:table-cell>
          <table:table-cell table:number-columns-repeated="2"/>
        </table:table-row>
        <table:table-row table:style-name="ro1">
          <table:table-cell office:value-type="float" office:value="28.3999999999999" calcext:value-type="float">
            <text:p>28.3999999999999</text:p>
          </table:table-cell>
          <table:table-cell table:formula="of:= BITAND(BITRSHIFT([.D194]; 8); 255)" office:value-type="float" office:value="9" calcext:value-type="float">
            <text:p>9</text:p>
          </table:table-cell>
          <table:table-cell table:formula="of:=BITAND([.D194]; 255)" office:value-type="float" office:value="30" calcext:value-type="float">
            <text:p>30</text:p>
          </table:table-cell>
          <table:table-cell table:style-name="ce6" table:formula="of:= INT(65535 * ([.A194] - [.$G$2]) / ([.$G$3]-[.$G$2]))" office:value-type="float" office:value="2334" calcext:value-type="float">
            <text:p>2334</text:p>
          </table:table-cell>
          <table:table-cell table:formula="of:=COM.MICROSOFT.CONCAT(ROUND([.B194]/255; 4); &quot;,&quot;; ROUND([.C194]/255; 4))" office:value-type="string" office:string-value="0.0353,0.1176" calcext:value-type="string">
            <text:p>0.0353,0.1176</text:p>
          </table:table-cell>
          <table:table-cell table:number-columns-repeated="2"/>
        </table:table-row>
        <table:table-row table:style-name="ro1">
          <table:table-cell office:value-type="float" office:value="28.5999999999999" calcext:value-type="float">
            <text:p>28.5999999999999</text:p>
          </table:table-cell>
          <table:table-cell table:formula="of:= BITAND(BITRSHIFT([.D195]; 8); 255)" office:value-type="float" office:value="9" calcext:value-type="float">
            <text:p>9</text:p>
          </table:table-cell>
          <table:table-cell table:formula="of:=BITAND([.D195]; 255)" office:value-type="float" office:value="42" calcext:value-type="float">
            <text:p>42</text:p>
          </table:table-cell>
          <table:table-cell table:style-name="ce6" table:formula="of:= INT(65535 * ([.A195] - [.$G$2]) / ([.$G$3]-[.$G$2]))" office:value-type="float" office:value="2346" calcext:value-type="float">
            <text:p>2346</text:p>
          </table:table-cell>
          <table:table-cell table:formula="of:=COM.MICROSOFT.CONCAT(ROUND([.B195]/255; 4); &quot;,&quot;; ROUND([.C195]/255; 4))" office:value-type="string" office:string-value="0.0353,0.1647" calcext:value-type="string">
            <text:p>0.0353,0.1647</text:p>
          </table:table-cell>
          <table:table-cell table:number-columns-repeated="2"/>
        </table:table-row>
        <table:table-row table:style-name="ro1">
          <table:table-cell office:value-type="float" office:value="28.7999999999999" calcext:value-type="float">
            <text:p>28.7999999999999</text:p>
          </table:table-cell>
          <table:table-cell table:formula="of:= BITAND(BITRSHIFT([.D196]; 8); 255)" office:value-type="float" office:value="9" calcext:value-type="float">
            <text:p>9</text:p>
          </table:table-cell>
          <table:table-cell table:formula="of:=BITAND([.D196]; 255)" office:value-type="float" office:value="54" calcext:value-type="float">
            <text:p>54</text:p>
          </table:table-cell>
          <table:table-cell table:style-name="ce6" table:formula="of:= INT(65535 * ([.A196] - [.$G$2]) / ([.$G$3]-[.$G$2]))" office:value-type="float" office:value="2358" calcext:value-type="float">
            <text:p>2358</text:p>
          </table:table-cell>
          <table:table-cell table:formula="of:=COM.MICROSOFT.CONCAT(ROUND([.B196]/255; 4); &quot;,&quot;; ROUND([.C196]/255; 4))" office:value-type="string" office:string-value="0.0353,0.2118" calcext:value-type="string">
            <text:p>0.0353,0.2118</text:p>
          </table:table-cell>
          <table:table-cell table:number-columns-repeated="2"/>
        </table:table-row>
        <table:table-row table:style-name="ro1">
          <table:table-cell office:value-type="float" office:value="28.9999999999999" calcext:value-type="float">
            <text:p>28.9999999999999</text:p>
          </table:table-cell>
          <table:table-cell table:formula="of:= BITAND(BITRSHIFT([.D197]; 8); 255)" office:value-type="float" office:value="9" calcext:value-type="float">
            <text:p>9</text:p>
          </table:table-cell>
          <table:table-cell table:formula="of:=BITAND([.D197]; 255)" office:value-type="float" office:value="66" calcext:value-type="float">
            <text:p>66</text:p>
          </table:table-cell>
          <table:table-cell table:style-name="ce6" table:formula="of:= INT(65535 * ([.A197] - [.$G$2]) / ([.$G$3]-[.$G$2]))" office:value-type="float" office:value="2370" calcext:value-type="float">
            <text:p>2370</text:p>
          </table:table-cell>
          <table:table-cell table:formula="of:=COM.MICROSOFT.CONCAT(ROUND([.B197]/255; 4); &quot;,&quot;; ROUND([.C197]/255; 4))" office:value-type="string" office:string-value="0.0353,0.2588" calcext:value-type="string">
            <text:p>0.0353,0.2588</text:p>
          </table:table-cell>
          <table:table-cell table:number-columns-repeated="2"/>
        </table:table-row>
        <table:table-row table:style-name="ro1">
          <table:table-cell office:value-type="float" office:value="29.1999999999999" calcext:value-type="float">
            <text:p>29.1999999999999</text:p>
          </table:table-cell>
          <table:table-cell table:formula="of:= BITAND(BITRSHIFT([.D198]; 8); 255)" office:value-type="float" office:value="9" calcext:value-type="float">
            <text:p>9</text:p>
          </table:table-cell>
          <table:table-cell table:formula="of:=BITAND([.D198]; 255)" office:value-type="float" office:value="79" calcext:value-type="float">
            <text:p>79</text:p>
          </table:table-cell>
          <table:table-cell table:style-name="ce6" table:formula="of:= INT(65535 * ([.A198] - [.$G$2]) / ([.$G$3]-[.$G$2]))" office:value-type="float" office:value="2383" calcext:value-type="float">
            <text:p>2383</text:p>
          </table:table-cell>
          <table:table-cell table:formula="of:=COM.MICROSOFT.CONCAT(ROUND([.B198]/255; 4); &quot;,&quot;; ROUND([.C198]/255; 4))" office:value-type="string" office:string-value="0.0353,0.3098" calcext:value-type="string">
            <text:p>0.0353,0.3098</text:p>
          </table:table-cell>
          <table:table-cell table:number-columns-repeated="2"/>
        </table:table-row>
        <table:table-row table:style-name="ro1">
          <table:table-cell office:value-type="float" office:value="29.3999999999999" calcext:value-type="float">
            <text:p>29.3999999999999</text:p>
          </table:table-cell>
          <table:table-cell table:formula="of:= BITAND(BITRSHIFT([.D199]; 8); 255)" office:value-type="float" office:value="9" calcext:value-type="float">
            <text:p>9</text:p>
          </table:table-cell>
          <table:table-cell table:formula="of:=BITAND([.D199]; 255)" office:value-type="float" office:value="91" calcext:value-type="float">
            <text:p>91</text:p>
          </table:table-cell>
          <table:table-cell table:style-name="ce6" table:formula="of:= INT(65535 * ([.A199] - [.$G$2]) / ([.$G$3]-[.$G$2]))" office:value-type="float" office:value="2395" calcext:value-type="float">
            <text:p>2395</text:p>
          </table:table-cell>
          <table:table-cell table:formula="of:=COM.MICROSOFT.CONCAT(ROUND([.B199]/255; 4); &quot;,&quot;; ROUND([.C199]/255; 4))" office:value-type="string" office:string-value="0.0353,0.3569" calcext:value-type="string">
            <text:p>0.0353,0.3569</text:p>
          </table:table-cell>
          <table:table-cell table:number-columns-repeated="2"/>
        </table:table-row>
        <table:table-row table:style-name="ro1">
          <table:table-cell office:value-type="float" office:value="29.5999999999999" calcext:value-type="float">
            <text:p>29.5999999999999</text:p>
          </table:table-cell>
          <table:table-cell table:formula="of:= BITAND(BITRSHIFT([.D200]; 8); 255)" office:value-type="float" office:value="9" calcext:value-type="float">
            <text:p>9</text:p>
          </table:table-cell>
          <table:table-cell table:formula="of:=BITAND([.D200]; 255)" office:value-type="float" office:value="103" calcext:value-type="float">
            <text:p>103</text:p>
          </table:table-cell>
          <table:table-cell table:style-name="ce6" table:formula="of:= INT(65535 * ([.A200] - [.$G$2]) / ([.$G$3]-[.$G$2]))" office:value-type="float" office:value="2407" calcext:value-type="float">
            <text:p>2407</text:p>
          </table:table-cell>
          <table:table-cell table:formula="of:=COM.MICROSOFT.CONCAT(ROUND([.B200]/255; 4); &quot;,&quot;; ROUND([.C200]/255; 4))" office:value-type="string" office:string-value="0.0353,0.4039" calcext:value-type="string">
            <text:p>0.0353,0.4039</text:p>
          </table:table-cell>
          <table:table-cell table:number-columns-repeated="2"/>
        </table:table-row>
        <table:table-row table:style-name="ro1">
          <table:table-cell office:value-type="float" office:value="29.7999999999999" calcext:value-type="float">
            <text:p>29.7999999999999</text:p>
          </table:table-cell>
          <table:table-cell table:formula="of:= BITAND(BITRSHIFT([.D201]; 8); 255)" office:value-type="float" office:value="9" calcext:value-type="float">
            <text:p>9</text:p>
          </table:table-cell>
          <table:table-cell table:formula="of:=BITAND([.D201]; 255)" office:value-type="float" office:value="115" calcext:value-type="float">
            <text:p>115</text:p>
          </table:table-cell>
          <table:table-cell table:style-name="ce6" table:formula="of:= INT(65535 * ([.A201] - [.$G$2]) / ([.$G$3]-[.$G$2]))" office:value-type="float" office:value="2419" calcext:value-type="float">
            <text:p>2419</text:p>
          </table:table-cell>
          <table:table-cell table:formula="of:=COM.MICROSOFT.CONCAT(ROUND([.B201]/255; 4); &quot;,&quot;; ROUND([.C201]/255; 4))" office:value-type="string" office:string-value="0.0353,0.451" calcext:value-type="string">
            <text:p>0.0353,0.451</text:p>
          </table:table-cell>
          <table:table-cell table:number-columns-repeated="2"/>
        </table:table-row>
        <table:table-row table:style-name="ro1">
          <table:table-cell office:value-type="float" office:value="29.9999999999999" calcext:value-type="float">
            <text:p>29.9999999999999</text:p>
          </table:table-cell>
          <table:table-cell table:formula="of:= BITAND(BITRSHIFT([.D202]; 8); 255)" office:value-type="float" office:value="9" calcext:value-type="float">
            <text:p>9</text:p>
          </table:table-cell>
          <table:table-cell table:formula="of:=BITAND([.D202]; 255)" office:value-type="float" office:value="127" calcext:value-type="float">
            <text:p>127</text:p>
          </table:table-cell>
          <table:table-cell table:style-name="ce6" table:formula="of:= INT(65535 * ([.A202] - [.$G$2]) / ([.$G$3]-[.$G$2]))" office:value-type="float" office:value="2431" calcext:value-type="float">
            <text:p>2431</text:p>
          </table:table-cell>
          <table:table-cell table:formula="of:=COM.MICROSOFT.CONCAT(ROUND([.B202]/255; 4); &quot;,&quot;; ROUND([.C202]/255; 4))" office:value-type="string" office:string-value="0.0353,0.498" calcext:value-type="string">
            <text:p>0.0353,0.498</text:p>
          </table:table-cell>
          <table:table-cell table:number-columns-repeated="2"/>
        </table:table-row>
        <table:table-row table:style-name="ro1">
          <table:table-cell office:value-type="float" office:value="30.1999999999999" calcext:value-type="float">
            <text:p>30.1999999999999</text:p>
          </table:table-cell>
          <table:table-cell table:formula="of:= BITAND(BITRSHIFT([.D203]; 8); 255)" office:value-type="float" office:value="9" calcext:value-type="float">
            <text:p>9</text:p>
          </table:table-cell>
          <table:table-cell table:formula="of:=BITAND([.D203]; 255)" office:value-type="float" office:value="139" calcext:value-type="float">
            <text:p>139</text:p>
          </table:table-cell>
          <table:table-cell table:style-name="ce6" table:formula="of:= INT(65535 * ([.A203] - [.$G$2]) / ([.$G$3]-[.$G$2]))" office:value-type="float" office:value="2443" calcext:value-type="float">
            <text:p>2443</text:p>
          </table:table-cell>
          <table:table-cell table:formula="of:=COM.MICROSOFT.CONCAT(ROUND([.B203]/255; 4); &quot;,&quot;; ROUND([.C203]/255; 4))" office:value-type="string" office:string-value="0.0353,0.5451" calcext:value-type="string">
            <text:p>0.0353,0.5451</text:p>
          </table:table-cell>
          <table:table-cell table:number-columns-repeated="2"/>
        </table:table-row>
        <table:table-row table:style-name="ro1">
          <table:table-cell office:value-type="float" office:value="30.3999999999999" calcext:value-type="float">
            <text:p>30.3999999999999</text:p>
          </table:table-cell>
          <table:table-cell table:formula="of:= BITAND(BITRSHIFT([.D204]; 8); 255)" office:value-type="float" office:value="9" calcext:value-type="float">
            <text:p>9</text:p>
          </table:table-cell>
          <table:table-cell table:formula="of:=BITAND([.D204]; 255)" office:value-type="float" office:value="152" calcext:value-type="float">
            <text:p>152</text:p>
          </table:table-cell>
          <table:table-cell table:style-name="ce6" table:formula="of:= INT(65535 * ([.A204] - [.$G$2]) / ([.$G$3]-[.$G$2]))" office:value-type="float" office:value="2456" calcext:value-type="float">
            <text:p>2456</text:p>
          </table:table-cell>
          <table:table-cell table:formula="of:=COM.MICROSOFT.CONCAT(ROUND([.B204]/255; 4); &quot;,&quot;; ROUND([.C204]/255; 4))" office:value-type="string" office:string-value="0.0353,0.5961" calcext:value-type="string">
            <text:p>0.0353,0.5961</text:p>
          </table:table-cell>
          <table:table-cell table:number-columns-repeated="2"/>
        </table:table-row>
        <table:table-row table:style-name="ro1">
          <table:table-cell office:value-type="float" office:value="30.5999999999998" calcext:value-type="float">
            <text:p>30.5999999999998</text:p>
          </table:table-cell>
          <table:table-cell table:formula="of:= BITAND(BITRSHIFT([.D205]; 8); 255)" office:value-type="float" office:value="9" calcext:value-type="float">
            <text:p>9</text:p>
          </table:table-cell>
          <table:table-cell table:formula="of:=BITAND([.D205]; 255)" office:value-type="float" office:value="164" calcext:value-type="float">
            <text:p>164</text:p>
          </table:table-cell>
          <table:table-cell table:style-name="ce6" table:formula="of:= INT(65535 * ([.A205] - [.$G$2]) / ([.$G$3]-[.$G$2]))" office:value-type="float" office:value="2468" calcext:value-type="float">
            <text:p>2468</text:p>
          </table:table-cell>
          <table:table-cell table:formula="of:=COM.MICROSOFT.CONCAT(ROUND([.B205]/255; 4); &quot;,&quot;; ROUND([.C205]/255; 4))" office:value-type="string" office:string-value="0.0353,0.6431" calcext:value-type="string">
            <text:p>0.0353,0.6431</text:p>
          </table:table-cell>
          <table:table-cell table:number-columns-repeated="2"/>
        </table:table-row>
        <table:table-row table:style-name="ro1">
          <table:table-cell office:value-type="float" office:value="30.7999999999998" calcext:value-type="float">
            <text:p>30.7999999999998</text:p>
          </table:table-cell>
          <table:table-cell table:formula="of:= BITAND(BITRSHIFT([.D206]; 8); 255)" office:value-type="float" office:value="9" calcext:value-type="float">
            <text:p>9</text:p>
          </table:table-cell>
          <table:table-cell table:formula="of:=BITAND([.D206]; 255)" office:value-type="float" office:value="176" calcext:value-type="float">
            <text:p>176</text:p>
          </table:table-cell>
          <table:table-cell table:style-name="ce6" table:formula="of:= INT(65535 * ([.A206] - [.$G$2]) / ([.$G$3]-[.$G$2]))" office:value-type="float" office:value="2480" calcext:value-type="float">
            <text:p>2480</text:p>
          </table:table-cell>
          <table:table-cell table:formula="of:=COM.MICROSOFT.CONCAT(ROUND([.B206]/255; 4); &quot;,&quot;; ROUND([.C206]/255; 4))" office:value-type="string" office:string-value="0.0353,0.6902" calcext:value-type="string">
            <text:p>0.0353,0.6902</text:p>
          </table:table-cell>
          <table:table-cell table:number-columns-repeated="2"/>
        </table:table-row>
        <table:table-row table:style-name="ro1">
          <table:table-cell office:value-type="float" office:value="30.9999999999998" calcext:value-type="float">
            <text:p>30.9999999999998</text:p>
          </table:table-cell>
          <table:table-cell table:formula="of:= BITAND(BITRSHIFT([.D207]; 8); 255)" office:value-type="float" office:value="9" calcext:value-type="float">
            <text:p>9</text:p>
          </table:table-cell>
          <table:table-cell table:formula="of:=BITAND([.D207]; 255)" office:value-type="float" office:value="188" calcext:value-type="float">
            <text:p>188</text:p>
          </table:table-cell>
          <table:table-cell table:style-name="ce6" table:formula="of:= INT(65535 * ([.A207] - [.$G$2]) / ([.$G$3]-[.$G$2]))" office:value-type="float" office:value="2492" calcext:value-type="float">
            <text:p>2492</text:p>
          </table:table-cell>
          <table:table-cell table:formula="of:=COM.MICROSOFT.CONCAT(ROUND([.B207]/255; 4); &quot;,&quot;; ROUND([.C207]/255; 4))" office:value-type="string" office:string-value="0.0353,0.7373" calcext:value-type="string">
            <text:p>0.0353,0.7373</text:p>
          </table:table-cell>
          <table:table-cell table:number-columns-repeated="2"/>
        </table:table-row>
        <table:table-row table:style-name="ro1">
          <table:table-cell office:value-type="float" office:value="31.1999999999998" calcext:value-type="float">
            <text:p>31.1999999999998</text:p>
          </table:table-cell>
          <table:table-cell table:formula="of:= BITAND(BITRSHIFT([.D208]; 8); 255)" office:value-type="float" office:value="9" calcext:value-type="float">
            <text:p>9</text:p>
          </table:table-cell>
          <table:table-cell table:formula="of:=BITAND([.D208]; 255)" office:value-type="float" office:value="200" calcext:value-type="float">
            <text:p>200</text:p>
          </table:table-cell>
          <table:table-cell table:style-name="ce6" table:formula="of:= INT(65535 * ([.A208] - [.$G$2]) / ([.$G$3]-[.$G$2]))" office:value-type="float" office:value="2504" calcext:value-type="float">
            <text:p>2504</text:p>
          </table:table-cell>
          <table:table-cell table:formula="of:=COM.MICROSOFT.CONCAT(ROUND([.B208]/255; 4); &quot;,&quot;; ROUND([.C208]/255; 4))" office:value-type="string" office:string-value="0.0353,0.7843" calcext:value-type="string">
            <text:p>0.0353,0.7843</text:p>
          </table:table-cell>
          <table:table-cell table:number-columns-repeated="2"/>
        </table:table-row>
        <table:table-row table:style-name="ro1">
          <table:table-cell office:value-type="float" office:value="31.3999999999998" calcext:value-type="float">
            <text:p>31.3999999999998</text:p>
          </table:table-cell>
          <table:table-cell table:formula="of:= BITAND(BITRSHIFT([.D209]; 8); 255)" office:value-type="float" office:value="9" calcext:value-type="float">
            <text:p>9</text:p>
          </table:table-cell>
          <table:table-cell table:formula="of:=BITAND([.D209]; 255)" office:value-type="float" office:value="212" calcext:value-type="float">
            <text:p>212</text:p>
          </table:table-cell>
          <table:table-cell table:style-name="ce6" table:formula="of:= INT(65535 * ([.A209] - [.$G$2]) / ([.$G$3]-[.$G$2]))" office:value-type="float" office:value="2516" calcext:value-type="float">
            <text:p>2516</text:p>
          </table:table-cell>
          <table:table-cell table:formula="of:=COM.MICROSOFT.CONCAT(ROUND([.B209]/255; 4); &quot;,&quot;; ROUND([.C209]/255; 4))" office:value-type="string" office:string-value="0.0353,0.8314" calcext:value-type="string">
            <text:p>0.0353,0.8314</text:p>
          </table:table-cell>
          <table:table-cell table:number-columns-repeated="2"/>
        </table:table-row>
        <table:table-row table:style-name="ro1">
          <table:table-cell office:value-type="float" office:value="31.5999999999998" calcext:value-type="float">
            <text:p>31.5999999999998</text:p>
          </table:table-cell>
          <table:table-cell table:formula="of:= BITAND(BITRSHIFT([.D210]; 8); 255)" office:value-type="float" office:value="9" calcext:value-type="float">
            <text:p>9</text:p>
          </table:table-cell>
          <table:table-cell table:formula="of:=BITAND([.D210]; 255)" office:value-type="float" office:value="224" calcext:value-type="float">
            <text:p>224</text:p>
          </table:table-cell>
          <table:table-cell table:style-name="ce6" table:formula="of:= INT(65535 * ([.A210] - [.$G$2]) / ([.$G$3]-[.$G$2]))" office:value-type="float" office:value="2528" calcext:value-type="float">
            <text:p>2528</text:p>
          </table:table-cell>
          <table:table-cell table:formula="of:=COM.MICROSOFT.CONCAT(ROUND([.B210]/255; 4); &quot;,&quot;; ROUND([.C210]/255; 4))" office:value-type="string" office:string-value="0.0353,0.8784" calcext:value-type="string">
            <text:p>0.0353,0.8784</text:p>
          </table:table-cell>
          <table:table-cell table:number-columns-repeated="2"/>
        </table:table-row>
        <table:table-row table:style-name="ro1">
          <table:table-cell office:value-type="float" office:value="31.7999999999998" calcext:value-type="float">
            <text:p>31.7999999999998</text:p>
          </table:table-cell>
          <table:table-cell table:formula="of:= BITAND(BITRSHIFT([.D211]; 8); 255)" office:value-type="float" office:value="9" calcext:value-type="float">
            <text:p>9</text:p>
          </table:table-cell>
          <table:table-cell table:formula="of:=BITAND([.D211]; 255)" office:value-type="float" office:value="237" calcext:value-type="float">
            <text:p>237</text:p>
          </table:table-cell>
          <table:table-cell table:style-name="ce6" table:formula="of:= INT(65535 * ([.A211] - [.$G$2]) / ([.$G$3]-[.$G$2]))" office:value-type="float" office:value="2541" calcext:value-type="float">
            <text:p>2541</text:p>
          </table:table-cell>
          <table:table-cell table:formula="of:=COM.MICROSOFT.CONCAT(ROUND([.B211]/255; 4); &quot;,&quot;; ROUND([.C211]/255; 4))" office:value-type="string" office:string-value="0.0353,0.9294" calcext:value-type="string">
            <text:p>0.0353,0.9294</text:p>
          </table:table-cell>
          <table:table-cell table:number-columns-repeated="2"/>
        </table:table-row>
        <table:table-row table:style-name="ro1">
          <table:table-cell office:value-type="float" office:value="31.9999999999998" calcext:value-type="float">
            <text:p>31.9999999999998</text:p>
          </table:table-cell>
          <table:table-cell table:formula="of:= BITAND(BITRSHIFT([.D212]; 8); 255)" office:value-type="float" office:value="9" calcext:value-type="float">
            <text:p>9</text:p>
          </table:table-cell>
          <table:table-cell table:formula="of:=BITAND([.D212]; 255)" office:value-type="float" office:value="249" calcext:value-type="float">
            <text:p>249</text:p>
          </table:table-cell>
          <table:table-cell table:style-name="ce6" table:formula="of:= INT(65535 * ([.A212] - [.$G$2]) / ([.$G$3]-[.$G$2]))" office:value-type="float" office:value="2553" calcext:value-type="float">
            <text:p>2553</text:p>
          </table:table-cell>
          <table:table-cell table:formula="of:=COM.MICROSOFT.CONCAT(ROUND([.B212]/255; 4); &quot;,&quot;; ROUND([.C212]/255; 4))" office:value-type="string" office:string-value="0.0353,0.9765" calcext:value-type="string">
            <text:p>0.0353,0.9765</text:p>
          </table:table-cell>
          <table:table-cell table:number-columns-repeated="2"/>
        </table:table-row>
        <table:table-row table:style-name="ro1">
          <table:table-cell office:value-type="float" office:value="32.1999999999998" calcext:value-type="float">
            <text:p>32.1999999999998</text:p>
          </table:table-cell>
          <table:table-cell table:formula="of:= BITAND(BITRSHIFT([.D213]; 8); 255)" office:value-type="float" office:value="10" calcext:value-type="float">
            <text:p>10</text:p>
          </table:table-cell>
          <table:table-cell table:formula="of:=BITAND([.D213]; 255)" office:value-type="float" office:value="5" calcext:value-type="float">
            <text:p>5</text:p>
          </table:table-cell>
          <table:table-cell table:style-name="ce6" table:formula="of:= INT(65535 * ([.A213] - [.$G$2]) / ([.$G$3]-[.$G$2]))" office:value-type="float" office:value="2565" calcext:value-type="float">
            <text:p>2565</text:p>
          </table:table-cell>
          <table:table-cell table:formula="of:=COM.MICROSOFT.CONCAT(ROUND([.B213]/255; 4); &quot;,&quot;; ROUND([.C213]/255; 4))" office:value-type="string" office:string-value="0.0392,0.0196" calcext:value-type="string">
            <text:p>0.0392,0.0196</text:p>
          </table:table-cell>
          <table:table-cell table:number-columns-repeated="2"/>
        </table:table-row>
        <table:table-row table:style-name="ro1">
          <table:table-cell office:value-type="float" office:value="32.3999999999998" calcext:value-type="float">
            <text:p>32.3999999999998</text:p>
          </table:table-cell>
          <table:table-cell table:formula="of:= BITAND(BITRSHIFT([.D214]; 8); 255)" office:value-type="float" office:value="10" calcext:value-type="float">
            <text:p>10</text:p>
          </table:table-cell>
          <table:table-cell table:formula="of:=BITAND([.D214]; 255)" office:value-type="float" office:value="17" calcext:value-type="float">
            <text:p>17</text:p>
          </table:table-cell>
          <table:table-cell table:style-name="ce6" table:formula="of:= INT(65535 * ([.A214] - [.$G$2]) / ([.$G$3]-[.$G$2]))" office:value-type="float" office:value="2577" calcext:value-type="float">
            <text:p>2577</text:p>
          </table:table-cell>
          <table:table-cell table:formula="of:=COM.MICROSOFT.CONCAT(ROUND([.B214]/255; 4); &quot;,&quot;; ROUND([.C214]/255; 4))" office:value-type="string" office:string-value="0.0392,0.0667" calcext:value-type="string">
            <text:p>0.0392,0.0667</text:p>
          </table:table-cell>
          <table:table-cell table:number-columns-repeated="2"/>
        </table:table-row>
        <table:table-row table:style-name="ro1">
          <table:table-cell office:value-type="float" office:value="32.5999999999998" calcext:value-type="float">
            <text:p>32.5999999999998</text:p>
          </table:table-cell>
          <table:table-cell table:formula="of:= BITAND(BITRSHIFT([.D215]; 8); 255)" office:value-type="float" office:value="10" calcext:value-type="float">
            <text:p>10</text:p>
          </table:table-cell>
          <table:table-cell table:formula="of:=BITAND([.D215]; 255)" office:value-type="float" office:value="29" calcext:value-type="float">
            <text:p>29</text:p>
          </table:table-cell>
          <table:table-cell table:style-name="ce6" table:formula="of:= INT(65535 * ([.A215] - [.$G$2]) / ([.$G$3]-[.$G$2]))" office:value-type="float" office:value="2589" calcext:value-type="float">
            <text:p>2589</text:p>
          </table:table-cell>
          <table:table-cell table:formula="of:=COM.MICROSOFT.CONCAT(ROUND([.B215]/255; 4); &quot;,&quot;; ROUND([.C215]/255; 4))" office:value-type="string" office:string-value="0.0392,0.1137" calcext:value-type="string">
            <text:p>0.0392,0.1137</text:p>
          </table:table-cell>
          <table:table-cell table:number-columns-repeated="2"/>
        </table:table-row>
        <table:table-row table:style-name="ro1">
          <table:table-cell office:value-type="float" office:value="32.7999999999998" calcext:value-type="float">
            <text:p>32.7999999999998</text:p>
          </table:table-cell>
          <table:table-cell table:formula="of:= BITAND(BITRSHIFT([.D216]; 8); 255)" office:value-type="float" office:value="10" calcext:value-type="float">
            <text:p>10</text:p>
          </table:table-cell>
          <table:table-cell table:formula="of:=BITAND([.D216]; 255)" office:value-type="float" office:value="41" calcext:value-type="float">
            <text:p>41</text:p>
          </table:table-cell>
          <table:table-cell table:style-name="ce6" table:formula="of:= INT(65535 * ([.A216] - [.$G$2]) / ([.$G$3]-[.$G$2]))" office:value-type="float" office:value="2601" calcext:value-type="float">
            <text:p>2601</text:p>
          </table:table-cell>
          <table:table-cell table:formula="of:=COM.MICROSOFT.CONCAT(ROUND([.B216]/255; 4); &quot;,&quot;; ROUND([.C216]/255; 4))" office:value-type="string" office:string-value="0.0392,0.1608" calcext:value-type="string">
            <text:p>0.0392,0.1608</text:p>
          </table:table-cell>
          <table:table-cell table:number-columns-repeated="2"/>
        </table:table-row>
        <table:table-row table:style-name="ro1">
          <table:table-cell office:value-type="float" office:value="32.9999999999998" calcext:value-type="float">
            <text:p>32.9999999999998</text:p>
          </table:table-cell>
          <table:table-cell table:formula="of:= BITAND(BITRSHIFT([.D217]; 8); 255)" office:value-type="float" office:value="10" calcext:value-type="float">
            <text:p>10</text:p>
          </table:table-cell>
          <table:table-cell table:formula="of:=BITAND([.D217]; 255)" office:value-type="float" office:value="54" calcext:value-type="float">
            <text:p>54</text:p>
          </table:table-cell>
          <table:table-cell table:style-name="ce6" table:formula="of:= INT(65535 * ([.A217] - [.$G$2]) / ([.$G$3]-[.$G$2]))" office:value-type="float" office:value="2614" calcext:value-type="float">
            <text:p>2614</text:p>
          </table:table-cell>
          <table:table-cell table:formula="of:=COM.MICROSOFT.CONCAT(ROUND([.B217]/255; 4); &quot;,&quot;; ROUND([.C217]/255; 4))" office:value-type="string" office:string-value="0.0392,0.2118" calcext:value-type="string">
            <text:p>0.0392,0.21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18] - [.$G$2]) / ([.$G$3]-[.$G$2]))" office:value-type="float" office:value="607" calcext:value-type="float">
            <text:p>607</text:p>
          </table:table-cell>
          <table:table-cell table:formula="of:=COM.MICROSOFT.CONCAT(ROUND([.B218]/255; 4); &quot;,&quot;; ROUND([.C218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19] - [.$G$2]) / ([.$G$3]-[.$G$2]))" office:value-type="float" office:value="607" calcext:value-type="float">
            <text:p>607</text:p>
          </table:table-cell>
          <table:table-cell table:formula="of:=COM.MICROSOFT.CONCAT(ROUND([.B219]/255; 4); &quot;,&quot;; ROUND([.C219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0] - [.$G$2]) / ([.$G$3]-[.$G$2]))" office:value-type="float" office:value="607" calcext:value-type="float">
            <text:p>607</text:p>
          </table:table-cell>
          <table:table-cell table:formula="of:=COM.MICROSOFT.CONCAT(ROUND([.B220]/255; 4); &quot;,&quot;; ROUND([.C220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1] - [.$G$2]) / ([.$G$3]-[.$G$2]))" office:value-type="float" office:value="607" calcext:value-type="float">
            <text:p>607</text:p>
          </table:table-cell>
          <table:table-cell table:formula="of:=COM.MICROSOFT.CONCAT(ROUND([.B221]/255; 4); &quot;,&quot;; ROUND([.C221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2] - [.$G$2]) / ([.$G$3]-[.$G$2]))" office:value-type="float" office:value="607" calcext:value-type="float">
            <text:p>607</text:p>
          </table:table-cell>
          <table:table-cell table:formula="of:=COM.MICROSOFT.CONCAT(ROUND([.B222]/255; 4); &quot;,&quot;; ROUND([.C222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3] - [.$G$2]) / ([.$G$3]-[.$G$2]))" office:value-type="float" office:value="607" calcext:value-type="float">
            <text:p>607</text:p>
          </table:table-cell>
          <table:table-cell table:formula="of:=COM.MICROSOFT.CONCAT(ROUND([.B223]/255; 4); &quot;,&quot;; ROUND([.C223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4] - [.$G$2]) / ([.$G$3]-[.$G$2]))" office:value-type="float" office:value="607" calcext:value-type="float">
            <text:p>607</text:p>
          </table:table-cell>
          <table:table-cell table:formula="of:=COM.MICROSOFT.CONCAT(ROUND([.B224]/255; 4); &quot;,&quot;; ROUND([.C224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5] - [.$G$2]) / ([.$G$3]-[.$G$2]))" office:value-type="float" office:value="607" calcext:value-type="float">
            <text:p>607</text:p>
          </table:table-cell>
          <table:table-cell table:formula="of:=COM.MICROSOFT.CONCAT(ROUND([.B225]/255; 4); &quot;,&quot;; ROUND([.C225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6] - [.$G$2]) / ([.$G$3]-[.$G$2]))" office:value-type="float" office:value="607" calcext:value-type="float">
            <text:p>607</text:p>
          </table:table-cell>
          <table:table-cell table:formula="of:=COM.MICROSOFT.CONCAT(ROUND([.B226]/255; 4); &quot;,&quot;; ROUND([.C226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7] - [.$G$2]) / ([.$G$3]-[.$G$2]))" office:value-type="float" office:value="607" calcext:value-type="float">
            <text:p>607</text:p>
          </table:table-cell>
          <table:table-cell table:formula="of:=COM.MICROSOFT.CONCAT(ROUND([.B227]/255; 4); &quot;,&quot;; ROUND([.C227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8] - [.$G$2]) / ([.$G$3]-[.$G$2]))" office:value-type="float" office:value="607" calcext:value-type="float">
            <text:p>607</text:p>
          </table:table-cell>
          <table:table-cell table:formula="of:=COM.MICROSOFT.CONCAT(ROUND([.B228]/255; 4); &quot;,&quot;; ROUND([.C228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29] - [.$G$2]) / ([.$G$3]-[.$G$2]))" office:value-type="float" office:value="607" calcext:value-type="float">
            <text:p>607</text:p>
          </table:table-cell>
          <table:table-cell table:formula="of:=COM.MICROSOFT.CONCAT(ROUND([.B229]/255; 4); &quot;,&quot;; ROUND([.C229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0] - [.$G$2]) / ([.$G$3]-[.$G$2]))" office:value-type="float" office:value="607" calcext:value-type="float">
            <text:p>607</text:p>
          </table:table-cell>
          <table:table-cell table:formula="of:=COM.MICROSOFT.CONCAT(ROUND([.B230]/255; 4); &quot;,&quot;; ROUND([.C230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1] - [.$G$2]) / ([.$G$3]-[.$G$2]))" office:value-type="float" office:value="607" calcext:value-type="float">
            <text:p>607</text:p>
          </table:table-cell>
          <table:table-cell table:formula="of:=COM.MICROSOFT.CONCAT(ROUND([.B231]/255; 4); &quot;,&quot;; ROUND([.C231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2] - [.$G$2]) / ([.$G$3]-[.$G$2]))" office:value-type="float" office:value="607" calcext:value-type="float">
            <text:p>607</text:p>
          </table:table-cell>
          <table:table-cell table:formula="of:=COM.MICROSOFT.CONCAT(ROUND([.B232]/255; 4); &quot;,&quot;; ROUND([.C232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3] - [.$G$2]) / ([.$G$3]-[.$G$2]))" office:value-type="float" office:value="607" calcext:value-type="float">
            <text:p>607</text:p>
          </table:table-cell>
          <table:table-cell table:formula="of:=COM.MICROSOFT.CONCAT(ROUND([.B233]/255; 4); &quot;,&quot;; ROUND([.C233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4] - [.$G$2]) / ([.$G$3]-[.$G$2]))" office:value-type="float" office:value="607" calcext:value-type="float">
            <text:p>607</text:p>
          </table:table-cell>
          <table:table-cell table:formula="of:=COM.MICROSOFT.CONCAT(ROUND([.B234]/255; 4); &quot;,&quot;; ROUND([.C234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5] - [.$G$2]) / ([.$G$3]-[.$G$2]))" office:value-type="float" office:value="607" calcext:value-type="float">
            <text:p>607</text:p>
          </table:table-cell>
          <table:table-cell table:formula="of:=COM.MICROSOFT.CONCAT(ROUND([.B235]/255; 4); &quot;,&quot;; ROUND([.C235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6] - [.$G$2]) / ([.$G$3]-[.$G$2]))" office:value-type="float" office:value="607" calcext:value-type="float">
            <text:p>607</text:p>
          </table:table-cell>
          <table:table-cell table:formula="of:=COM.MICROSOFT.CONCAT(ROUND([.B236]/255; 4); &quot;,&quot;; ROUND([.C236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7] - [.$G$2]) / ([.$G$3]-[.$G$2]))" office:value-type="float" office:value="607" calcext:value-type="float">
            <text:p>607</text:p>
          </table:table-cell>
          <table:table-cell table:formula="of:=COM.MICROSOFT.CONCAT(ROUND([.B237]/255; 4); &quot;,&quot;; ROUND([.C237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8] - [.$G$2]) / ([.$G$3]-[.$G$2]))" office:value-type="float" office:value="607" calcext:value-type="float">
            <text:p>607</text:p>
          </table:table-cell>
          <table:table-cell table:formula="of:=COM.MICROSOFT.CONCAT(ROUND([.B238]/255; 4); &quot;,&quot;; ROUND([.C238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39] - [.$G$2]) / ([.$G$3]-[.$G$2]))" office:value-type="float" office:value="607" calcext:value-type="float">
            <text:p>607</text:p>
          </table:table-cell>
          <table:table-cell table:formula="of:=COM.MICROSOFT.CONCAT(ROUND([.B239]/255; 4); &quot;,&quot;; ROUND([.C239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0] - [.$G$2]) / ([.$G$3]-[.$G$2]))" office:value-type="float" office:value="607" calcext:value-type="float">
            <text:p>607</text:p>
          </table:table-cell>
          <table:table-cell table:formula="of:=COM.MICROSOFT.CONCAT(ROUND([.B240]/255; 4); &quot;,&quot;; ROUND([.C240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1] - [.$G$2]) / ([.$G$3]-[.$G$2]))" office:value-type="float" office:value="607" calcext:value-type="float">
            <text:p>607</text:p>
          </table:table-cell>
          <table:table-cell table:formula="of:=COM.MICROSOFT.CONCAT(ROUND([.B241]/255; 4); &quot;,&quot;; ROUND([.C241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2] - [.$G$2]) / ([.$G$3]-[.$G$2]))" office:value-type="float" office:value="607" calcext:value-type="float">
            <text:p>607</text:p>
          </table:table-cell>
          <table:table-cell table:formula="of:=COM.MICROSOFT.CONCAT(ROUND([.B242]/255; 4); &quot;,&quot;; ROUND([.C242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3] - [.$G$2]) / ([.$G$3]-[.$G$2]))" office:value-type="float" office:value="607" calcext:value-type="float">
            <text:p>607</text:p>
          </table:table-cell>
          <table:table-cell table:formula="of:=COM.MICROSOFT.CONCAT(ROUND([.B243]/255; 4); &quot;,&quot;; ROUND([.C243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4] - [.$G$2]) / ([.$G$3]-[.$G$2]))" office:value-type="float" office:value="607" calcext:value-type="float">
            <text:p>607</text:p>
          </table:table-cell>
          <table:table-cell table:formula="of:=COM.MICROSOFT.CONCAT(ROUND([.B244]/255; 4); &quot;,&quot;; ROUND([.C244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5] - [.$G$2]) / ([.$G$3]-[.$G$2]))" office:value-type="float" office:value="607" calcext:value-type="float">
            <text:p>607</text:p>
          </table:table-cell>
          <table:table-cell table:formula="of:=COM.MICROSOFT.CONCAT(ROUND([.B245]/255; 4); &quot;,&quot;; ROUND([.C245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6] - [.$G$2]) / ([.$G$3]-[.$G$2]))" office:value-type="float" office:value="607" calcext:value-type="float">
            <text:p>607</text:p>
          </table:table-cell>
          <table:table-cell table:formula="of:=COM.MICROSOFT.CONCAT(ROUND([.B246]/255; 4); &quot;,&quot;; ROUND([.C246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7] - [.$G$2]) / ([.$G$3]-[.$G$2]))" office:value-type="float" office:value="607" calcext:value-type="float">
            <text:p>607</text:p>
          </table:table-cell>
          <table:table-cell table:formula="of:=COM.MICROSOFT.CONCAT(ROUND([.B247]/255; 4); &quot;,&quot;; ROUND([.C247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8] - [.$G$2]) / ([.$G$3]-[.$G$2]))" office:value-type="float" office:value="607" calcext:value-type="float">
            <text:p>607</text:p>
          </table:table-cell>
          <table:table-cell table:formula="of:=COM.MICROSOFT.CONCAT(ROUND([.B248]/255; 4); &quot;,&quot;; ROUND([.C248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49] - [.$G$2]) / ([.$G$3]-[.$G$2]))" office:value-type="float" office:value="607" calcext:value-type="float">
            <text:p>607</text:p>
          </table:table-cell>
          <table:table-cell table:formula="of:=COM.MICROSOFT.CONCAT(ROUND([.B249]/255; 4); &quot;,&quot;; ROUND([.C249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0] - [.$G$2]) / ([.$G$3]-[.$G$2]))" office:value-type="float" office:value="607" calcext:value-type="float">
            <text:p>607</text:p>
          </table:table-cell>
          <table:table-cell table:formula="of:=COM.MICROSOFT.CONCAT(ROUND([.B250]/255; 4); &quot;,&quot;; ROUND([.C250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1] - [.$G$2]) / ([.$G$3]-[.$G$2]))" office:value-type="float" office:value="607" calcext:value-type="float">
            <text:p>607</text:p>
          </table:table-cell>
          <table:table-cell table:formula="of:=COM.MICROSOFT.CONCAT(ROUND([.B251]/255; 4); &quot;,&quot;; ROUND([.C251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2] - [.$G$2]) / ([.$G$3]-[.$G$2]))" office:value-type="float" office:value="607" calcext:value-type="float">
            <text:p>607</text:p>
          </table:table-cell>
          <table:table-cell table:formula="of:=COM.MICROSOFT.CONCAT(ROUND([.B252]/255; 4); &quot;,&quot;; ROUND([.C252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3] - [.$G$2]) / ([.$G$3]-[.$G$2]))" office:value-type="float" office:value="607" calcext:value-type="float">
            <text:p>607</text:p>
          </table:table-cell>
          <table:table-cell table:formula="of:=COM.MICROSOFT.CONCAT(ROUND([.B253]/255; 4); &quot;,&quot;; ROUND([.C253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4] - [.$G$2]) / ([.$G$3]-[.$G$2]))" office:value-type="float" office:value="607" calcext:value-type="float">
            <text:p>607</text:p>
          </table:table-cell>
          <table:table-cell table:formula="of:=COM.MICROSOFT.CONCAT(ROUND([.B254]/255; 4); &quot;,&quot;; ROUND([.C254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table:formula="of:= INT(65535 * ([.A255] - [.$G$2]) / ([.$G$3]-[.$G$2]))" office:value-type="float" office:value="607" calcext:value-type="float">
            <text:p>607</text:p>
          </table:table-cell>
          <table:table-cell table:formula="of:=COM.MICROSOFT.CONCAT(ROUND([.B255]/255; 4); &quot;,&quot;; ROUND([.C255]/255; 4))" office:value-type="string" office:string-value="0,0" calcext:value-type="string">
            <text:p>0,0</text:p>
          </table:table-cell>
          <table:table-cell table:number-columns-repeated="2"/>
        </table:table-row>
        <table:table-row table:style-name="ro1" table:number-rows-repeated="10483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4:39:53.618521932</meta:creation-date>
    <dc:date>2018-12-30T15:53:13.709398473</dc:date>
    <meta:editing-duration>PT1M59S</meta:editing-duration>
    <meta:editing-cycles>1</meta:editing-cycles>
    <meta:document-statistic meta:table-count="1" meta:cell-count="1164" meta:object-count="0"/>
    <meta:generator>LibreOffice/6.1.3.1$Linux_X86_64 LibreOffice_project/10$Build-1</meta:generator>
  </office:meta>
</office:document-meta>
</file>